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8.36mm"/>
    </style:style>
    <style:style style:name="co2" style:family="table-column">
      <style:table-column-properties fo:break-before="auto" style:column-width="23.78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9.49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3.69mm"/>
    </style:style>
    <style:style style:name="co10" style:family="table-column">
      <style:table-column-properties fo:break-before="auto" style:column-width="21.84mm"/>
    </style:style>
    <style:style style:name="co11" style:family="table-column">
      <style:table-column-properties fo:break-before="auto" style:column-width="26.6mm"/>
    </style:style>
    <style:style style:name="co12" style:family="table-column">
      <style:table-column-properties fo:break-before="auto" style:column-width="23.79mm"/>
    </style:style>
    <style:style style:name="co13" style:family="table-column">
      <style:table-column-properties fo:break-before="auto" style:column-width="31.1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AC">
      <style:table-properties table:display="true" style:writing-mode="lr-tb"/>
    </style:style>
    <style:style style:name="ta2" style:family="table" style:master-page-name="PageStyle_5f_UA">
      <style:table-properties table:display="true" style:writing-mode="lr-tb"/>
    </style:style>
    <style:style style:name="ta3" style:family="table" style:master-page-name="PageStyle_5f_B">
      <style:table-properties table:display="true" style:writing-mode="lr-tb"/>
    </style:style>
    <style:style style:name="ta4" style:family="table" style:master-page-name="PageStyle_5f_T">
      <style:table-properties table:display="true" style:writing-mode="lr-tb"/>
    </style:style>
    <style:style style:name="ta5" style:family="table" style:master-page-name="PageStyle_5f_C1">
      <style:table-properties table:display="true" style:writing-mode="lr-tb"/>
    </style:style>
    <style:style style:name="ta6" style:family="table" style:master-page-name="PageStyle_5f_APC">
      <style:table-properties table:display="true" style:writing-mode="lr-tb"/>
    </style:style>
    <style:style style:name="ta7" style:family="table" style:master-page-name="PageStyle_5f_CPA">
      <style:table-properties table:display="true" style:writing-mode="lr-tb"/>
    </style:style>
    <style:style style:name="ta8" style:family="table" style:master-page-name="PageStyle_5f_Money">
      <style:table-properties table:display="true" style:writing-mode="lr-tb"/>
    </style:style>
    <style:style style:name="ta9" style:family="table" style:master-page-name="PageStyle_5f_UE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ffffff" style:rotation-align="none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ffffff" fo:border-right="0.74pt solid #ffffff" style:rotation-align="none" fo:border-top="0.74pt solid #ffffff"/>
      <style:text-properties fo:color="#0000ff" style:text-outline="false" style:text-line-through-style="none" style:text-line-through-type="none" style:font-name="Cambria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d9d9d9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-bottom="0.74pt solid #ffffff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border-bottom="0.74pt solid #ffffff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ffffff" style:rotation-align="none" fo:border-top="0.74pt solid #ffff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0.74pt solid #d9d9d9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25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 style:data-style-name="N1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1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4">
      <style:table-cell-properties style:rotation-align="non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C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5" table:number-columns-repeated="1010" table:default-cell-style-name="Default"/>
        <table:table-row table:style-name="ro1">
          <table:table-cell table:style-name="ce1" table:formula="of:=HYPERLINK(&quot;https://www.youtube.com/c/DataDrivenDecisions&quot;;&quot;https://www.youtube.com/c/DataDrivenDecisions&quot;)" office:value-type="string" office:string-value="https://www.youtube.com/c/DataDrivenDecisions" calcext:value-type="string" table:number-columns-spanned="14" table:number-rows-spanned="1">
            <text:p>https://www.youtube.com/c/DataDrivenDecisions</text:p>
          </table:table-cell>
          <table:covered-table-cell table:number-columns-repeated="12" table:style-name="ce7"/>
          <table:covered-table-cell table:style-name="ce13"/>
          <table:table-cell table:style-name="ce15"/>
          <table:table-cell table:style-name="ce5" table:number-columns-repeated="11"/>
          <table:table-cell table:number-columns-repeated="998"/>
        </table:table-row>
        <table:table-row table:style-name="ro2">
          <table:table-cell table:style-name="ce2" table:formula="of:=HYPERLINK(&quot;https://khanin.info&quot;;&quot;https://khanin.info&quot;)" office:value-type="string" office:string-value="https://khanin.info" calcext:value-type="string" table:number-columns-spanned="14" table:number-rows-spanned="1">
            <text:p>https://khanin.info</text:p>
          </table:table-cell>
          <table:covered-table-cell table:number-columns-repeated="12" table:style-name="ce7"/>
          <table:covered-table-cell table:style-name="ce13"/>
          <table:table-cell table:style-name="ce15"/>
          <table:table-cell table:style-name="ce5" table:number-columns-repeated="11"/>
          <table:table-cell table:number-columns-repeated="998"/>
        </table:table-row>
        <table:table-row table:style-name="ro2">
          <table:table-cell table:style-name="ce3" table:formula="of:=HYPERLINK(&quot;https://uecalc.com&quot;;&quot;https://uecalc.com&quot;)" office:value-type="string" office:string-value="https://uecalc.com" calcext:value-type="string" table:number-columns-spanned="14" table:number-rows-spanned="1">
            <text:p>https://uecalc.com</text:p>
          </table:table-cell>
          <table:covered-table-cell table:number-columns-repeated="12" table:style-name="ce8"/>
          <table:covered-table-cell table:style-name="ce14"/>
          <table:table-cell table:style-name="ce15"/>
          <table:table-cell table:style-name="ce5" table:number-columns-repeated="11"/>
          <table:table-cell table:number-columns-repeated="998"/>
        </table:table-row>
        <table:table-row table:style-name="ro2">
          <table:table-cell table:style-name="ce4" office:value-type="string" calcext:value-type="string">
            <text:p>Затраты на привлечение пользователей</text:p>
          </table:table-cell>
          <table:table-cell table:style-name="ce4" table:number-columns-repeated="13"/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28" office:value-type="string" calcext:value-type="string">
            <text:p># когорты</text:p>
          </table:table-cell>
          <table:table-cell table:style-name="ce9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float" office:value="134820" calcext:value-type="float">
            <text:p>134820</text:p>
          </table:table-cell>
          <table:table-cell table:style-name="ce10" table:number-columns-repeated="11"/>
          <table:table-cell table:style-name="ce11" table:formula="of:=SUM([.B6:.K6])" office:value-type="currency" office:currency="RUR" office:value="134820" calcext:value-type="currency">
            <text:p>р.134,82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1"/>
          <table:table-cell office:value-type="float" office:value="165191" calcext:value-type="float">
            <text:p>165191</text:p>
          </table:table-cell>
          <table:table-cell table:style-name="ce10" table:number-columns-repeated="10"/>
          <table:table-cell table:style-name="ce11" table:formula="of:=SUM([.B7:.K7])" office:value-type="currency" office:currency="RUR" office:value="165191" calcext:value-type="currency">
            <text:p>р.165,191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1" table:number-columns-repeated="2"/>
          <table:table-cell office:value-type="float" office:value="120432" calcext:value-type="float">
            <text:p>120432</text:p>
          </table:table-cell>
          <table:table-cell table:style-name="ce10" table:number-columns-repeated="9"/>
          <table:table-cell table:style-name="ce11" table:formula="of:=SUM([.B8:.K8])" office:value-type="currency" office:currency="RUR" office:value="120432" calcext:value-type="currency">
            <text:p>р.120,432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1" table:number-columns-repeated="3"/>
          <table:table-cell office:value-type="float" office:value="121212" calcext:value-type="float">
            <text:p>121212</text:p>
          </table:table-cell>
          <table:table-cell table:style-name="ce10" table:number-columns-repeated="8"/>
          <table:table-cell table:style-name="ce11" table:formula="of:=SUM([.B9:.K9])" office:value-type="currency" office:currency="RUR" office:value="121212" calcext:value-type="currency">
            <text:p>р.121,212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1" table:number-columns-repeated="4"/>
          <table:table-cell office:value-type="float" office:value="175685" calcext:value-type="float">
            <text:p>175685</text:p>
          </table:table-cell>
          <table:table-cell table:style-name="ce10" table:number-columns-repeated="7"/>
          <table:table-cell table:style-name="ce11" table:formula="of:=SUM([.B10:.K10])" office:value-type="currency" office:currency="RUR" office:value="175685" calcext:value-type="currency">
            <text:p>р.175,685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1" table:number-columns-repeated="5"/>
          <table:table-cell office:value-type="float" office:value="189669" calcext:value-type="float">
            <text:p>189669</text:p>
          </table:table-cell>
          <table:table-cell table:style-name="ce10" table:number-columns-repeated="6"/>
          <table:table-cell table:style-name="ce11" table:formula="of:=SUM([.B11:.K11])" office:value-type="currency" office:currency="RUR" office:value="189669" calcext:value-type="currency">
            <text:p>р.189,669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1" table:number-columns-repeated="6"/>
          <table:table-cell office:value-type="float" office:value="106530" calcext:value-type="float">
            <text:p>106530</text:p>
          </table:table-cell>
          <table:table-cell table:style-name="ce10" table:number-columns-repeated="5"/>
          <table:table-cell table:style-name="ce11" table:formula="of:=SUM([.B12:.K12])" office:value-type="currency" office:currency="RUR" office:value="106530" calcext:value-type="currency">
            <text:p>р.106,53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1" table:number-columns-repeated="7"/>
          <table:table-cell office:value-type="float" office:value="138506" calcext:value-type="float">
            <text:p>138506</text:p>
          </table:table-cell>
          <table:table-cell table:style-name="ce10" table:number-columns-repeated="4"/>
          <table:table-cell table:style-name="ce11" table:formula="of:=SUM([.B13:.K13])" office:value-type="currency" office:currency="RUR" office:value="138506" calcext:value-type="currency">
            <text:p>р.138,506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1" table:number-columns-repeated="8"/>
          <table:table-cell office:value-type="float" office:value="114109" calcext:value-type="float">
            <text:p>114109</text:p>
          </table:table-cell>
          <table:table-cell table:style-name="ce10" table:number-columns-repeated="3"/>
          <table:table-cell table:style-name="ce11" table:formula="of:=SUM([.B14:.K14])" office:value-type="currency" office:currency="RUR" office:value="114109" calcext:value-type="currency">
            <text:p>р.114,109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1" table:number-columns-repeated="9"/>
          <table:table-cell office:value-type="float" office:value="5842" calcext:value-type="float">
            <text:p>5842</text:p>
          </table:table-cell>
          <table:table-cell table:style-name="ce10" table:number-columns-repeated="2"/>
          <table:table-cell table:style-name="ce11" table:formula="of:=SUM([.B15:.K15])" office:value-type="currency" office:currency="RUR" office:value="5842" calcext:value-type="currency">
            <text:p>р.5,842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/>
          <table:table-cell table:style-name="ce11" table:number-columns-repeated="10"/>
          <table:table-cell table:style-name="ce10" table:number-columns-repeated="2"/>
          <table:table-cell table:style-name="ce11"/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/>
          <table:table-cell table:style-name="ce11" table:number-columns-repeated="11"/>
          <table:table-cell table:style-name="ce10"/>
          <table:table-cell table:style-name="ce11"/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итого в неделю</text:p>
          </table:table-cell>
          <table:table-cell table:style-name="ce11" table:formula="of:=SUM([.B6:.B17])" office:value-type="currency" office:currency="RUR" office:value="134820" calcext:value-type="currency">
            <text:p>р.134,820.00</text:p>
          </table:table-cell>
          <table:table-cell table:style-name="ce11" table:formula="of:=SUM([.C6:.C17])" office:value-type="currency" office:currency="RUR" office:value="165191" calcext:value-type="currency">
            <text:p>р.165,191.00</text:p>
          </table:table-cell>
          <table:table-cell table:style-name="ce11" table:formula="of:=SUM([.D6:.D17])" office:value-type="currency" office:currency="RUR" office:value="120432" calcext:value-type="currency">
            <text:p>р.120,432.00</text:p>
          </table:table-cell>
          <table:table-cell table:style-name="ce11" table:formula="of:=SUM([.E6:.E17])" office:value-type="currency" office:currency="RUR" office:value="121212" calcext:value-type="currency">
            <text:p>р.121,212.00</text:p>
          </table:table-cell>
          <table:table-cell table:style-name="ce11" table:formula="of:=SUM([.F6:.F17])" office:value-type="currency" office:currency="RUR" office:value="175685" calcext:value-type="currency">
            <text:p>р.175,685.00</text:p>
          </table:table-cell>
          <table:table-cell table:style-name="ce11" table:formula="of:=SUM([.G6:.G17])" office:value-type="currency" office:currency="RUR" office:value="189669" calcext:value-type="currency">
            <text:p>р.189,669.00</text:p>
          </table:table-cell>
          <table:table-cell table:style-name="ce11" table:formula="of:=SUM([.H6:.H17])" office:value-type="currency" office:currency="RUR" office:value="106530" calcext:value-type="currency">
            <text:p>р.106,530.00</text:p>
          </table:table-cell>
          <table:table-cell table:style-name="ce11" table:formula="of:=SUM([.I6:.I17])" office:value-type="currency" office:currency="RUR" office:value="138506" calcext:value-type="currency">
            <text:p>р.138,506.00</text:p>
          </table:table-cell>
          <table:table-cell table:style-name="ce11" table:formula="of:=SUM([.J6:.J17])" office:value-type="currency" office:currency="RUR" office:value="114109" calcext:value-type="currency">
            <text:p>р.114,109.00</text:p>
          </table:table-cell>
          <table:table-cell table:style-name="ce11" table:formula="of:=SUM([.K6:.K17])" office:value-type="currency" office:currency="RUR" office:value="5842" calcext:value-type="currency">
            <text:p>р.5,842.00</text:p>
          </table:table-cell>
          <table:table-cell table:style-name="ce11" table:number-columns-repeated="2"/>
          <table:table-cell table:style-name="ce11" table:formula="of:=SUM([.N6:.N17])" office:value-type="currency" office:currency="RUR" office:value="1271996" calcext:value-type="currency">
            <text:p>р.1,271,996.00</text:p>
          </table:table-cell>
          <table:table-cell table:style-name="ce5" table:number-columns-repeated="12"/>
          <table:table-cell table:number-columns-repeated="998"/>
        </table:table-row>
        <table:table-row table:style-name="ro2" table:number-rows-repeated="984">
          <table:table-cell table:style-name="ce5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A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number-columns-repeated="11" table:default-cell-style-name="Default"/>
        <table:table-column table:style-name="co9" table:default-cell-style-name="Default"/>
        <table:table-column table:style-name="co5" table:number-columns-repeated="1010" table:default-cell-style-name="Default"/>
        <table:table-row table:style-name="ro2">
          <table:table-cell table:style-name="ce5" office:value-type="string" calcext:value-type="string">
            <text:p>Посетители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28" office:value-type="string" calcext:value-type="string">
            <text:p># когорты</text:p>
          </table:table-cell>
          <table:table-cell table:style-name="ce9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office:value-type="float" office:value="1634" calcext:value-type="float">
            <text:p>1634</text:p>
          </table:table-cell>
          <table:table-cell table:style-name="ce16" office:value-type="float" office:value="1084" calcext:value-type="float">
            <text:p>1,084</text:p>
          </table:table-cell>
          <table:table-cell table:style-name="ce16" office:value-type="float" office:value="522" calcext:value-type="float">
            <text:p>522</text:p>
          </table:table-cell>
          <table:table-cell table:style-name="ce16" office:value-type="float" office:value="262" calcext:value-type="float">
            <text:p>262</text:p>
          </table:table-cell>
          <table:table-cell table:style-name="ce16" office:value-type="float" office:value="172" calcext:value-type="float">
            <text:p>172</text:p>
          </table:table-cell>
          <table:table-cell table:style-name="ce16" office:value-type="float" office:value="194" calcext:value-type="float">
            <text:p>194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111" calcext:value-type="float">
            <text:p>111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number-columns-repeated="2"/>
          <table:table-cell table:style-name="ce17" table:formula="of:=[.B4]" office:value-type="float" office:value="1634" calcext:value-type="float">
            <text:p>1,634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7"/>
          <table:table-cell table:style-name="ce16" office:value-type="float" office:value="2143" calcext:value-type="float">
            <text:p>2,143</text:p>
          </table:table-cell>
          <table:table-cell table:style-name="ce16" office:value-type="float" office:value="1416" calcext:value-type="float">
            <text:p>1,416</text:p>
          </table:table-cell>
          <table:table-cell table:style-name="ce16" office:value-type="float" office:value="622" calcext:value-type="float">
            <text:p>622</text:p>
          </table:table-cell>
          <table:table-cell table:style-name="ce16" office:value-type="float" office:value="334" calcext:value-type="float">
            <text:p>334</text:p>
          </table:table-cell>
          <table:table-cell table:style-name="ce16" office:value-type="float" office:value="276" calcext:value-type="float">
            <text:p>276</text:p>
          </table:table-cell>
          <table:table-cell table:style-name="ce16" office:value-type="float" office:value="237" calcext:value-type="float">
            <text:p>237</text:p>
          </table:table-cell>
          <table:table-cell table:style-name="ce16" office:value-type="float" office:value="203" calcext:value-type="float">
            <text:p>203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office:value-type="float" office:value="28" calcext:value-type="float">
            <text:p>28</text:p>
          </table:table-cell>
          <table:table-cell table:style-name="ce16" table:number-columns-repeated="2"/>
          <table:table-cell table:style-name="ce17" table:formula="of:=[.C5]" office:value-type="float" office:value="2143" calcext:value-type="float">
            <text:p>2,143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17" table:number-columns-repeated="2"/>
          <table:table-cell table:style-name="ce16" office:value-type="float" office:value="1544" calcext:value-type="float">
            <text:p>1,544</text:p>
          </table:table-cell>
          <table:table-cell table:style-name="ce16" office:value-type="float" office:value="932" calcext:value-type="float">
            <text:p>932</text:p>
          </table:table-cell>
          <table:table-cell table:style-name="ce16" office:value-type="float" office:value="403" calcext:value-type="float">
            <text:p>403</text:p>
          </table:table-cell>
          <table:table-cell table:style-name="ce16" office:value-type="float" office:value="303" calcext:value-type="float">
            <text:p>303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171" calcext:value-type="float">
            <text:p>171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38" calcext:value-type="float">
            <text:p>38</text:p>
          </table:table-cell>
          <table:table-cell table:style-name="ce16" table:number-columns-repeated="2"/>
          <table:table-cell table:style-name="ce17" table:formula="of:=[.D6]" office:value-type="float" office:value="1544" calcext:value-type="float">
            <text:p>1,544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17" table:number-columns-repeated="3"/>
          <table:table-cell table:style-name="ce16" office:value-type="float" office:value="1609" calcext:value-type="float">
            <text:p>1,609</text:p>
          </table:table-cell>
          <table:table-cell table:style-name="ce16" office:value-type="float" office:value="1034" calcext:value-type="float">
            <text:p>1,034</text:p>
          </table:table-cell>
          <table:table-cell table:style-name="ce16" office:value-type="float" office:value="442" calcext:value-type="float">
            <text:p>442</text:p>
          </table:table-cell>
          <table:table-cell table:style-name="ce16" office:value-type="float" office:value="272" calcext:value-type="float">
            <text:p>272</text:p>
          </table:table-cell>
          <table:table-cell table:style-name="ce16" office:value-type="float" office:value="225" calcext:value-type="float">
            <text:p>225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office:value-type="float" office:value="67" calcext:value-type="float">
            <text:p>67</text:p>
          </table:table-cell>
          <table:table-cell table:style-name="ce16" table:number-columns-repeated="2"/>
          <table:table-cell table:style-name="ce17" table:formula="of:=[.E7]" office:value-type="float" office:value="1609" calcext:value-type="float">
            <text:p>1,609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17" table:number-columns-repeated="4"/>
          <table:table-cell table:style-name="ce16" office:value-type="float" office:value="2226" calcext:value-type="float">
            <text:p>2,226</text:p>
          </table:table-cell>
          <table:table-cell table:style-name="ce16" office:value-type="float" office:value="1389" calcext:value-type="float">
            <text:p>1,389</text:p>
          </table:table-cell>
          <table:table-cell table:style-name="ce16" office:value-type="float" office:value="540" calcext:value-type="float">
            <text:p>540</text:p>
          </table:table-cell>
          <table:table-cell table:style-name="ce16" office:value-type="float" office:value="421" calcext:value-type="float">
            <text:p>421</text:p>
          </table:table-cell>
          <table:table-cell table:style-name="ce16" office:value-type="float" office:value="325" calcext:value-type="float">
            <text:p>325</text:p>
          </table:table-cell>
          <table:table-cell table:style-name="ce16" office:value-type="float" office:value="90" calcext:value-type="float">
            <text:p>90</text:p>
          </table:table-cell>
          <table:table-cell table:style-name="ce16" table:number-columns-repeated="2"/>
          <table:table-cell table:style-name="ce17" table:formula="of:=[.F8]" office:value-type="float" office:value="2226" calcext:value-type="float">
            <text:p>2,226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style-name="ce17" table:number-columns-repeated="5"/>
          <table:table-cell table:style-name="ce16" office:value-type="float" office:value="2376" calcext:value-type="float">
            <text:p>2,376</text:p>
          </table:table-cell>
          <table:table-cell table:style-name="ce16" office:value-type="float" office:value="1628" calcext:value-type="float">
            <text:p>1,628</text:p>
          </table:table-cell>
          <table:table-cell table:style-name="ce16" office:value-type="float" office:value="702" calcext:value-type="float">
            <text:p>702</text:p>
          </table:table-cell>
          <table:table-cell table:style-name="ce16" office:value-type="float" office:value="471" calcext:value-type="float">
            <text:p>471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table:number-columns-repeated="2"/>
          <table:table-cell table:style-name="ce17" table:formula="of:=[.G9]" office:value-type="float" office:value="2376" calcext:value-type="float">
            <text:p>2,376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style-name="ce17" table:number-columns-repeated="6"/>
          <table:table-cell table:style-name="ce16" office:value-type="float" office:value="1424" calcext:value-type="float">
            <text:p>1,424</text:p>
          </table:table-cell>
          <table:table-cell table:style-name="ce16" office:value-type="float" office:value="949" calcext:value-type="float">
            <text:p>949</text:p>
          </table:table-cell>
          <table:table-cell table:style-name="ce16" office:value-type="float" office:value="424" calcext:value-type="float">
            <text:p>424</text:p>
          </table:table-cell>
          <table:table-cell table:style-name="ce16" office:value-type="float" office:value="131" calcext:value-type="float">
            <text:p>131</text:p>
          </table:table-cell>
          <table:table-cell table:style-name="ce16" table:number-columns-repeated="2"/>
          <table:table-cell table:style-name="ce17" table:formula="of:=[.H10]" office:value-type="float" office:value="1424" calcext:value-type="float">
            <text:p>1,424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17" table:number-columns-repeated="7"/>
          <table:table-cell table:style-name="ce16" office:value-type="float" office:value="1836" calcext:value-type="float">
            <text:p>1,836</text:p>
          </table:table-cell>
          <table:table-cell table:style-name="ce16" office:value-type="float" office:value="1204" calcext:value-type="float">
            <text:p>1,204</text:p>
          </table:table-cell>
          <table:table-cell table:style-name="ce16" office:value-type="float" office:value="205" calcext:value-type="float">
            <text:p>205</text:p>
          </table:table-cell>
          <table:table-cell table:style-name="ce16" table:number-columns-repeated="2"/>
          <table:table-cell table:style-name="ce17" table:formula="of:=[.I11]" office:value-type="float" office:value="1836" calcext:value-type="float">
            <text:p>1,836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17" table:number-columns-repeated="8"/>
          <table:table-cell table:style-name="ce16" office:value-type="float" office:value="1407" calcext:value-type="float">
            <text:p>1,407</text:p>
          </table:table-cell>
          <table:table-cell table:style-name="ce16" office:value-type="float" office:value="518" calcext:value-type="float">
            <text:p>518</text:p>
          </table:table-cell>
          <table:table-cell table:style-name="ce16" table:number-columns-repeated="2"/>
          <table:table-cell table:style-name="ce17" table:formula="of:=[.J12]" office:value-type="float" office:value="1407" calcext:value-type="float">
            <text:p>1,407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17" table:number-columns-repeated="9"/>
          <table:table-cell table:style-name="ce16" office:value-type="float" office:value="30" calcext:value-type="float">
            <text:p>30</text:p>
          </table:table-cell>
          <table:table-cell table:style-name="ce16" table:number-columns-repeated="2"/>
          <table:table-cell table:style-name="ce17" table:formula="of:=[.K13]" office:value-type="float" office:value="30" calcext:value-type="float">
            <text:p>3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/>
          <table:table-cell table:style-name="ce17" table:number-columns-repeated="10"/>
          <table:table-cell table:style-name="ce16" table:number-columns-repeated="2"/>
          <table:table-cell table:style-name="ce17" table:formula="of:=[.L14]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/>
          <table:table-cell table:style-name="ce17" table:number-columns-repeated="11"/>
          <table:table-cell table:style-name="ce16"/>
          <table:table-cell table:style-name="ce17" table:formula="of:=[.M15]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итого в неделю</text:p>
          </table:table-cell>
          <table:table-cell table:style-name="ce17" table:formula="of:=SUM([.B4:.B15])" office:value-type="float" office:value="1634" calcext:value-type="float">
            <text:p>1,634</text:p>
          </table:table-cell>
          <table:table-cell table:style-name="ce17" table:formula="of:=SUM([.C4:.C15])" office:value-type="float" office:value="3227" calcext:value-type="float">
            <text:p>3,227</text:p>
          </table:table-cell>
          <table:table-cell table:style-name="ce17" table:formula="of:=SUM([.D4:.D15])" office:value-type="float" office:value="3482" calcext:value-type="float">
            <text:p>3,482</text:p>
          </table:table-cell>
          <table:table-cell table:style-name="ce17" table:formula="of:=SUM([.E4:.E15])" office:value-type="float" office:value="3425" calcext:value-type="float">
            <text:p>3,425</text:p>
          </table:table-cell>
          <table:table-cell table:style-name="ce17" table:formula="of:=SUM([.F4:.F15])" office:value-type="float" office:value="4169" calcext:value-type="float">
            <text:p>4,169</text:p>
          </table:table-cell>
          <table:table-cell table:style-name="ce17" table:formula="of:=SUM([.G4:.G15])" office:value-type="float" office:value="4980" calcext:value-type="float">
            <text:p>4,980</text:p>
          </table:table-cell>
          <table:table-cell table:style-name="ce17" table:formula="of:=SUM([.H4:.H15])" office:value-type="float" office:value="4490" calcext:value-type="float">
            <text:p>4,490</text:p>
          </table:table-cell>
          <table:table-cell table:style-name="ce17" table:formula="of:=SUM([.I4:.I15])" office:value-type="float" office:value="4647" calcext:value-type="float">
            <text:p>4,647</text:p>
          </table:table-cell>
          <table:table-cell table:style-name="ce17" table:formula="of:=SUM([.J4:.J15])" office:value-type="float" office:value="4469" calcext:value-type="float">
            <text:p>4,469</text:p>
          </table:table-cell>
          <table:table-cell table:style-name="ce17" table:formula="of:=SUM([.K4:.K15])" office:value-type="float" office:value="1252" calcext:value-type="float">
            <text:p>1,252</text:p>
          </table:table-cell>
          <table:table-cell table:style-name="ce17" table:number-columns-repeated="2"/>
          <table:table-cell table:style-name="ce17" table:formula="of:=SUM([.N4:.N15])" office:value-type="float" office:value="16229" calcext:value-type="float">
            <text:p>16,229</text:p>
          </table:table-cell>
          <table:table-cell table:style-name="ce5" table:number-columns-repeated="12"/>
          <table:table-cell table:number-columns-repeated="998"/>
        </table:table-row>
        <table:table-row table:style-name="ro2" table:number-rows-repeated="984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" table:style-name="ta3">
        <office:forms form:automatic-focus="false" form:apply-design-mode="false"/>
        <table:table-column table:style-name="co1" table:default-cell-style-name="Default"/>
        <table:table-column table:style-name="co10" table:number-columns-repeated="13" table:default-cell-style-name="Default"/>
        <table:table-column table:style-name="co5" table:number-columns-repeated="1010" table:default-cell-style-name="Default"/>
        <table:table-row table:style-name="ro2">
          <table:table-cell table:style-name="ce5" office:value-type="string" calcext:value-type="string">
            <text:p>Покупатели</text:p>
          </table:table-cell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9" office:value-type="string" calcext:value-type="string">
            <text:p>Когорта</text:p>
          </table:table-cell>
          <table:table-cell table:style-name="ce9" office:value-type="float" office:value="1" calcext:value-type="float">
            <text:p>1</text:p>
          </table:table-cell>
          <table:table-cell table:style-name="ce35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1" calcext:value-type="float">
            <text:p>1</text:p>
          </table:table-cell>
          <table:table-cell table:style-name="ce16" office:value-type="float" office:value="266" calcext:value-type="float">
            <text:p>266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91" calcext:value-type="float">
            <text:p>91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7" table:formula="of:=SUM([.B4:.M4])" office:value-type="float" office:value="701" calcext:value-type="float">
            <text:p>701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2" calcext:value-type="float">
            <text:p>2</text:p>
          </table:table-cell>
          <table:table-cell table:style-name="ce17"/>
          <table:table-cell table:style-name="ce16" office:value-type="float" office:value="353" calcext:value-type="float">
            <text:p>353</text:p>
          </table:table-cell>
          <table:table-cell table:style-name="ce16" office:value-type="float" office:value="228" calcext:value-type="float">
            <text:p>228</text:p>
          </table:table-cell>
          <table:table-cell table:style-name="ce16" office:value-type="float" office:value="99" calcext:value-type="float">
            <text:p>99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2" table:style-name="ce16" office:value-type="float" office:value="42" calcext:value-type="float">
            <text:p>42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2"/>
          <table:table-cell table:style-name="ce17" table:formula="of:=SUM([.B5:.M5])" office:value-type="float" office:value="894" calcext:value-type="float">
            <text:p>894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3" calcext:value-type="float">
            <text:p>3</text:p>
          </table:table-cell>
          <table:table-cell table:style-name="ce17" table:number-columns-repeated="2"/>
          <table:table-cell table:style-name="ce16" office:value-type="float" office:value="230" calcext:value-type="float">
            <text:p>230</text:p>
          </table:table-cell>
          <table:table-cell table:style-name="ce16" office:value-type="float" office:value="160" calcext:value-type="float">
            <text:p>160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9" calcext:value-type="float">
            <text:p>29</text:p>
          </table:table-cell>
          <table:table-cell table:style-name="ce16" office:value-type="float" office:value="6" calcext:value-type="float">
            <text:p>6</text:p>
          </table:table-cell>
          <table:table-cell table:style-name="ce16" table:number-columns-repeated="2"/>
          <table:table-cell table:style-name="ce17" table:formula="of:=SUM([.B6:.M6])" office:value-type="float" office:value="587" calcext:value-type="float">
            <text:p>587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4" calcext:value-type="float">
            <text:p>4</text:p>
          </table:table-cell>
          <table:table-cell table:style-name="ce17" table:number-columns-repeated="3"/>
          <table:table-cell table:style-name="ce16" office:value-type="float" office:value="278" calcext:value-type="float">
            <text:p>278</text:p>
          </table:table-cell>
          <table:table-cell table:style-name="ce16" office:value-type="float" office:value="149" calcext:value-type="float">
            <text:p>149</text:p>
          </table:table-cell>
          <table:table-cell table:style-name="ce16" office:value-type="float" office:value="69" calcext:value-type="float">
            <text:p>69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14" calcext:value-type="float">
            <text:p>14</text:p>
          </table:table-cell>
          <table:table-cell table:style-name="ce16" table:number-columns-repeated="2"/>
          <table:table-cell table:style-name="ce17" table:formula="of:=SUM([.B7:.M7])" office:value-type="float" office:value="629" calcext:value-type="float">
            <text:p>629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5" calcext:value-type="float">
            <text:p>5</text:p>
          </table:table-cell>
          <table:table-cell table:style-name="ce17" table:number-columns-repeated="4"/>
          <table:table-cell table:style-name="ce16" office:value-type="float" office:value="348" calcext:value-type="float">
            <text:p>348</text:p>
          </table:table-cell>
          <table:table-cell table:style-name="ce16" office:value-type="float" office:value="218" calcext:value-type="float">
            <text:p>218</text:p>
          </table:table-cell>
          <table:table-cell table:style-name="ce16" office:value-type="float" office:value="94" calcext:value-type="float">
            <text:p>94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17" calcext:value-type="float">
            <text:p>17</text:p>
          </table:table-cell>
          <table:table-cell table:style-name="ce16" table:number-columns-repeated="2"/>
          <table:table-cell table:style-name="ce17" table:formula="of:=SUM([.B8:.M8])" office:value-type="float" office:value="816" calcext:value-type="float">
            <text:p>816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6" calcext:value-type="float">
            <text:p>6</text:p>
          </table:table-cell>
          <table:table-cell table:style-name="ce17" table:number-columns-repeated="5"/>
          <table:table-cell table:style-name="ce16" office:value-type="float" office:value="398" calcext:value-type="float">
            <text:p>398</text:p>
          </table:table-cell>
          <table:table-cell table:style-name="ce16" office:value-type="float" office:value="291" calcext:value-type="float">
            <text:p>291</text:p>
          </table:table-cell>
          <table:table-cell table:style-name="ce16" office:value-type="float" office:value="116" calcext:value-type="float">
            <text:p>116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17" table:formula="of:=SUM([.B9:.M9])" office:value-type="float" office:value="906" calcext:value-type="float">
            <text:p>906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7" calcext:value-type="float">
            <text:p>7</text:p>
          </table:table-cell>
          <table:table-cell table:style-name="ce17" table:number-columns-repeated="6"/>
          <table:table-cell table:style-name="ce16" office:value-type="float" office:value="243" calcext:value-type="float">
            <text:p>243</text:p>
          </table:table-cell>
          <table:table-cell table:style-name="ce16" office:value-type="float" office:value="158" calcext:value-type="float">
            <text:p>158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22" calcext:value-type="float">
            <text:p>22</text:p>
          </table:table-cell>
          <table:table-cell table:style-name="ce16" table:number-columns-repeated="2"/>
          <table:table-cell table:style-name="ce17" table:formula="of:=SUM([.B10:.M10])" office:value-type="float" office:value="505" calcext:value-type="float">
            <text:p>505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8" calcext:value-type="float">
            <text:p>8</text:p>
          </table:table-cell>
          <table:table-cell table:style-name="ce17" table:number-columns-repeated="7"/>
          <table:table-cell table:style-name="ce16" office:value-type="float" office:value="285" calcext:value-type="float">
            <text:p>285</text:p>
          </table:table-cell>
          <table:table-cell table:style-name="ce16" office:value-type="float" office:value="203" calcext:value-type="float">
            <text:p>203</text:p>
          </table:table-cell>
          <table:table-cell table:style-name="ce16" office:value-type="float" office:value="36" calcext:value-type="float">
            <text:p>36</text:p>
          </table:table-cell>
          <table:table-cell table:style-name="ce16" table:number-columns-repeated="2"/>
          <table:table-cell table:style-name="ce17" table:formula="of:=SUM([.B11:.M11])" office:value-type="float" office:value="524" calcext:value-type="float">
            <text:p>524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9" calcext:value-type="float">
            <text:p>9</text:p>
          </table:table-cell>
          <table:table-cell table:style-name="ce17" table:number-columns-repeated="8"/>
          <table:table-cell table:style-name="ce16" office:value-type="float" office:value="221" calcext:value-type="float">
            <text:p>221</text:p>
          </table:table-cell>
          <table:table-cell table:style-name="ce16" office:value-type="float" office:value="88" calcext:value-type="float">
            <text:p>88</text:p>
          </table:table-cell>
          <table:table-cell table:style-name="ce16" table:number-columns-repeated="2"/>
          <table:table-cell table:style-name="ce17" table:formula="of:=SUM([.B12:.M12])" office:value-type="float" office:value="309" calcext:value-type="float">
            <text:p>309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10" calcext:value-type="float">
            <text:p>10</text:p>
          </table:table-cell>
          <table:table-cell table:style-name="ce17" table:number-columns-repeated="9"/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7" table:formula="of:=SUM([.B13:.M13])" office:value-type="float" office:value="7" calcext:value-type="float">
            <text:p>7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/>
          <table:table-cell table:style-name="ce17" table:number-columns-repeated="10"/>
          <table:table-cell table:style-name="ce16" table:number-columns-repeated="2"/>
          <table:table-cell table:style-name="ce17" table:formula="of:=SUM([.B14:.M14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/>
          <table:table-cell table:style-name="ce17" table:number-columns-repeated="11"/>
          <table:table-cell table:style-name="ce16"/>
          <table:table-cell table:style-name="ce17" table:formula="of:=SUM([.B15:.M15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string" calcext:value-type="string">
            <text:p>итого в неделю</text:p>
          </table:table-cell>
          <table:table-cell table:style-name="ce17" table:formula="of:=SUM([.B4:.B15])" office:value-type="float" office:value="266" calcext:value-type="float">
            <text:p>266</text:p>
          </table:table-cell>
          <table:table-cell table:style-name="ce17" table:formula="of:=SUM([.C4:.C15])" office:value-type="float" office:value="521" calcext:value-type="float">
            <text:p>521</text:p>
          </table:table-cell>
          <table:table-cell table:style-name="ce17" table:formula="of:=SUM([.D4:.D15])" office:value-type="float" office:value="549" calcext:value-type="float">
            <text:p>549</text:p>
          </table:table-cell>
          <table:table-cell table:style-name="ce17" table:formula="of:=SUM([.E4:.E15])" office:value-type="float" office:value="582" calcext:value-type="float">
            <text:p>582</text:p>
          </table:table-cell>
          <table:table-cell table:style-name="ce17" table:formula="of:=SUM([.F4:.F15])" office:value-type="float" office:value="632" calcext:value-type="float">
            <text:p>632</text:p>
          </table:table-cell>
          <table:table-cell table:style-name="ce17" table:formula="of:=SUM([.G4:.G15])" office:value-type="float" office:value="811" calcext:value-type="float">
            <text:p>811</text:p>
          </table:table-cell>
          <table:table-cell table:style-name="ce17" table:formula="of:=SUM([.H4:.H15])" office:value-type="float" office:value="779" calcext:value-type="float">
            <text:p>779</text:p>
          </table:table-cell>
          <table:table-cell table:style-name="ce17" table:formula="of:=SUM([.I4:.I15])" office:value-type="float" office:value="766" calcext:value-type="float">
            <text:p>766</text:p>
          </table:table-cell>
          <table:table-cell table:style-name="ce17" table:formula="of:=SUM([.J4:.J15])" office:value-type="float" office:value="751" calcext:value-type="float">
            <text:p>751</text:p>
          </table:table-cell>
          <table:table-cell table:style-name="ce17" table:formula="of:=SUM([.K4:.K15])" office:value-type="float" office:value="221" calcext:value-type="float">
            <text:p>221</text:p>
          </table:table-cell>
          <table:table-cell table:style-name="ce17" table:number-columns-repeated="2"/>
          <table:table-cell table:style-name="ce17" table:formula="of:=SUM([.N4:.N15])" office:value-type="float" office:value="5878" calcext:value-type="float">
            <text:p>5,878</text:p>
          </table:table-cell>
          <table:table-cell table:style-name="ce5" table:number-columns-repeated="12"/>
          <table:table-cell table:number-columns-repeated="998"/>
        </table:table-row>
        <table:table-row table:style-name="ro2" table:number-rows-repeated="984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" table:style-name="ta4">
        <office:forms form:automatic-focus="false" form:apply-design-mode="false"/>
        <table:table-column table:style-name="co1" table:default-cell-style-name="Default"/>
        <table:table-column table:style-name="co10" table:number-columns-repeated="13" table:default-cell-style-name="Default"/>
        <table:table-column table:style-name="co5" table:number-columns-repeated="1010" table:default-cell-style-name="Default"/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9" office:value-type="string" calcext:value-type="string">
            <text:p>Когорта</text:p>
          </table:table-cell>
          <table:table-cell table:style-name="ce9" office:value-type="string" calcext:value-type="string">
            <text:p>январь</text:p>
          </table:table-cell>
          <table:table-cell table:style-name="ce12" office:value-type="string" calcext:value-type="string">
            <text:p>февраль</text:p>
          </table:table-cell>
          <table:table-cell table:style-name="ce9" office:value-type="string" calcext:value-type="string">
            <text:p>март</text:p>
          </table:table-cell>
          <table:table-cell table:style-name="ce9" office:value-type="string" calcext:value-type="string">
            <text:p>апрель</text:p>
          </table:table-cell>
          <table:table-cell table:style-name="ce9" office:value-type="string" calcext:value-type="string">
            <text:p>май</text:p>
          </table:table-cell>
          <table:table-cell table:style-name="ce9" office:value-type="string" calcext:value-type="string">
            <text:p>июнь</text:p>
          </table:table-cell>
          <table:table-cell table:style-name="ce9" office:value-type="string" calcext:value-type="string">
            <text:p>июль</text:p>
          </table:table-cell>
          <table:table-cell table:style-name="ce9" office:value-type="string" calcext:value-type="string">
            <text:p>август</text:p>
          </table:table-cell>
          <table:table-cell table:style-name="ce9" office:value-type="string" calcext:value-type="string">
            <text:p>сентбрь</text:p>
          </table:table-cell>
          <table:table-cell table:style-name="ce9" office:value-type="string" calcext:value-type="string">
            <text:p>октябрь</text:p>
          </table:table-cell>
          <table:table-cell table:style-name="ce9" table:number-columns-repeated="2"/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1" calcext:value-type="float">
            <text:p>1</text:p>
          </table:table-cell>
          <table:table-cell table:style-name="ce16" table:number-columns-repeated="12"/>
          <table:table-cell table:style-name="ce17" table:formula="of:=SUM([.B4:.M4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2" calcext:value-type="float">
            <text:p>2</text:p>
          </table:table-cell>
          <table:table-cell table:style-name="ce17"/>
          <table:table-cell table:style-name="ce16" table:number-columns-repeated="11"/>
          <table:table-cell table:style-name="ce17" table:formula="of:=SUM([.B5:.M5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3" calcext:value-type="float">
            <text:p>3</text:p>
          </table:table-cell>
          <table:table-cell table:style-name="ce17" table:number-columns-repeated="2"/>
          <table:table-cell table:style-name="ce16" table:number-columns-repeated="10"/>
          <table:table-cell table:style-name="ce17" table:formula="of:=SUM([.B6:.M6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4" calcext:value-type="float">
            <text:p>4</text:p>
          </table:table-cell>
          <table:table-cell table:style-name="ce17" table:number-columns-repeated="3"/>
          <table:table-cell table:style-name="ce16" table:number-columns-repeated="9"/>
          <table:table-cell table:style-name="ce17" table:formula="of:=SUM([.B7:.M7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5" calcext:value-type="float">
            <text:p>5</text:p>
          </table:table-cell>
          <table:table-cell table:style-name="ce17" table:number-columns-repeated="4"/>
          <table:table-cell table:style-name="ce16" table:number-columns-repeated="8"/>
          <table:table-cell table:style-name="ce17" table:formula="of:=SUM([.B8:.M8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6" calcext:value-type="float">
            <text:p>6</text:p>
          </table:table-cell>
          <table:table-cell table:style-name="ce17" table:number-columns-repeated="5"/>
          <table:table-cell table:style-name="ce16" table:number-columns-repeated="7"/>
          <table:table-cell table:style-name="ce17" table:formula="of:=SUM([.B9:.M9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7" calcext:value-type="float">
            <text:p>7</text:p>
          </table:table-cell>
          <table:table-cell table:style-name="ce17" table:number-columns-repeated="6"/>
          <table:table-cell table:style-name="ce16" table:number-columns-repeated="6"/>
          <table:table-cell table:style-name="ce17" table:formula="of:=SUM([.B10:.M10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8" calcext:value-type="float">
            <text:p>8</text:p>
          </table:table-cell>
          <table:table-cell table:style-name="ce17" table:number-columns-repeated="7"/>
          <table:table-cell table:style-name="ce16" table:number-columns-repeated="5"/>
          <table:table-cell table:style-name="ce17" table:formula="of:=SUM([.B11:.M11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9" calcext:value-type="float">
            <text:p>9</text:p>
          </table:table-cell>
          <table:table-cell table:style-name="ce17" table:number-columns-repeated="8"/>
          <table:table-cell table:style-name="ce16" table:number-columns-repeated="4"/>
          <table:table-cell table:style-name="ce17" table:formula="of:=SUM([.B12:.M12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float" office:value="10" calcext:value-type="float">
            <text:p>10</text:p>
          </table:table-cell>
          <table:table-cell table:style-name="ce17" table:number-columns-repeated="9"/>
          <table:table-cell table:style-name="ce16" table:number-columns-repeated="3"/>
          <table:table-cell table:style-name="ce17" table:formula="of:=SUM([.B13:.M13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/>
          <table:table-cell table:style-name="ce17" table:number-columns-repeated="10"/>
          <table:table-cell table:style-name="ce16" table:number-columns-repeated="2"/>
          <table:table-cell table:style-name="ce17" table:formula="of:=SUM([.B14:.M14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/>
          <table:table-cell table:style-name="ce17" table:number-columns-repeated="11"/>
          <table:table-cell table:style-name="ce16"/>
          <table:table-cell table:style-name="ce17" table:formula="of:=SUM([.B15:.M15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42" office:value-type="string" calcext:value-type="string">
            <text:p>итого в месяц</text:p>
          </table:table-cell>
          <table:table-cell table:style-name="ce17" table:formula="of:=SUM([.B4:.B15])" office:value-type="float" office:value="0" calcext:value-type="float">
            <text:p>0</text:p>
          </table:table-cell>
          <table:table-cell table:style-name="ce17" table:formula="of:=SUM([.C4:.C15])" office:value-type="float" office:value="0" calcext:value-type="float">
            <text:p>0</text:p>
          </table:table-cell>
          <table:table-cell table:style-name="ce17" table:formula="of:=SUM([.D4:.D15])" office:value-type="float" office:value="0" calcext:value-type="float">
            <text:p>0</text:p>
          </table:table-cell>
          <table:table-cell table:style-name="ce17" table:formula="of:=SUM([.E4:.E15])" office:value-type="float" office:value="0" calcext:value-type="float">
            <text:p>0</text:p>
          </table:table-cell>
          <table:table-cell table:style-name="ce17" table:formula="of:=SUM([.F4:.F15])" office:value-type="float" office:value="0" calcext:value-type="float">
            <text:p>0</text:p>
          </table:table-cell>
          <table:table-cell table:style-name="ce17" table:formula="of:=SUM([.G4:.G15])" office:value-type="float" office:value="0" calcext:value-type="float">
            <text:p>0</text:p>
          </table:table-cell>
          <table:table-cell table:style-name="ce17" table:formula="of:=SUM([.H4:.H15])" office:value-type="float" office:value="0" calcext:value-type="float">
            <text:p>0</text:p>
          </table:table-cell>
          <table:table-cell table:style-name="ce17" table:formula="of:=SUM([.I4:.I15])" office:value-type="float" office:value="0" calcext:value-type="float">
            <text:p>0</text:p>
          </table:table-cell>
          <table:table-cell table:style-name="ce17" table:formula="of:=SUM([.J4:.J15])" office:value-type="float" office:value="0" calcext:value-type="float">
            <text:p>0</text:p>
          </table:table-cell>
          <table:table-cell table:style-name="ce17" table:formula="of:=SUM([.K4:.K15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N4:.N15])" office:value-type="float" office:value="0" calcext:value-type="float">
            <text:p>0</text:p>
          </table:table-cell>
          <table:table-cell table:style-name="ce5" table:number-columns-repeated="12"/>
          <table:table-cell table:number-columns-repeated="998"/>
        </table:table-row>
        <table:table-row table:style-name="ro2" table:number-rows-repeated="984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1" table:style-name="ta5">
        <office:forms form:automatic-focus="false" form:apply-design-mode="false"/>
        <table:table-column table:style-name="co1" table:default-cell-style-name="Default"/>
        <table:table-column table:style-name="co10" table:number-columns-repeated="13" table:default-cell-style-name="Default"/>
        <table:table-column table:style-name="co5" table:number-columns-repeated="1010" table:default-cell-style-name="Default"/>
        <table:table-row table:style-name="ro2" table:number-rows-repeated="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/>
          <table:table-cell table:style-name="ce9" office:value-type="string" calcext:value-type="string">
            <text:p>январь</text:p>
          </table:table-cell>
          <table:table-cell table:style-name="ce12" office:value-type="string" calcext:value-type="string">
            <text:p>февраль</text:p>
          </table:table-cell>
          <table:table-cell table:style-name="ce9" office:value-type="string" calcext:value-type="string">
            <text:p>март</text:p>
          </table:table-cell>
          <table:table-cell table:style-name="ce9" office:value-type="string" calcext:value-type="string">
            <text:p>апрель</text:p>
          </table:table-cell>
          <table:table-cell table:style-name="ce9" office:value-type="string" calcext:value-type="string">
            <text:p>май</text:p>
          </table:table-cell>
          <table:table-cell table:style-name="ce9" office:value-type="string" calcext:value-type="string">
            <text:p>июнь</text:p>
          </table:table-cell>
          <table:table-cell table:style-name="ce9" office:value-type="string" calcext:value-type="string">
            <text:p>июль</text:p>
          </table:table-cell>
          <table:table-cell table:style-name="ce9" office:value-type="string" calcext:value-type="string">
            <text:p>август</text:p>
          </table:table-cell>
          <table:table-cell table:style-name="ce9" office:value-type="string" calcext:value-type="string">
            <text:p>сентбрь</text:p>
          </table:table-cell>
          <table:table-cell table:style-name="ce9" office:value-type="string" calcext:value-type="string">
            <text:p>октябрь</text:p>
          </table:table-cell>
          <table:table-cell table:style-name="ce9" office:value-type="string" calcext:value-type="string">
            <text:p>ноябрь</text:p>
          </table:table-cell>
          <table:table-cell table:style-name="ce9" office:value-type="string" calcext:value-type="string">
            <text:p>декабрь</text:p>
          </table:table-cell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январь</text:p>
          </table:table-cell>
          <table:table-cell table:style-name="ce18" table:formula="of:=IF([$UA.B4]=&quot;&quot;;&quot;&quot;;[$B.B4]/[$UA.B4])" office:value-type="percentage" office:value="0.162790697674419" calcext:value-type="percentage">
            <text:p>16.28%</text:p>
          </table:table-cell>
          <table:table-cell table:style-name="ce18" table:formula="of:=IF([$UA.C4]=&quot;&quot;;&quot;&quot;;[$B.C4]/[$UA.C4])" office:value-type="percentage" office:value="0.154981549815498" calcext:value-type="percentage">
            <text:p>15.50%</text:p>
          </table:table-cell>
          <table:table-cell table:style-name="ce18" table:formula="of:=IF([$UA.D4]=&quot;&quot;;&quot;&quot;;[$B.D4]/[$UA.D4])" office:value-type="percentage" office:value="0.174329501915709" calcext:value-type="percentage">
            <text:p>17.43%</text:p>
          </table:table-cell>
          <table:table-cell table:style-name="ce18" table:formula="of:=IF([$UA.E4]=&quot;&quot;;&quot;&quot;;[$B.E4]/[$UA.E4])" office:value-type="percentage" office:value="0.17175572519084" calcext:value-type="percentage">
            <text:p>17.18%</text:p>
          </table:table-cell>
          <table:table-cell table:style-name="ce18" table:formula="of:=IF([$UA.F4]=&quot;&quot;;&quot;&quot;;[$B.F4]/[$UA.F4])" office:value-type="percentage" office:value="0.156976744186047" calcext:value-type="percentage">
            <text:p>15.70%</text:p>
          </table:table-cell>
          <table:table-cell table:style-name="ce18" table:formula="of:=IF([$UA.G4]=&quot;&quot;;&quot;&quot;;[$B.G4]/[$UA.G4])" office:value-type="percentage" office:value="0.154639175257732" calcext:value-type="percentage">
            <text:p>15.46%</text:p>
          </table:table-cell>
          <table:table-cell table:style-name="ce18" table:formula="of:=IF([$UA.H4]=&quot;&quot;;&quot;&quot;;[$B.H4]/[$UA.H4])" office:value-type="percentage" office:value="0.187134502923977" calcext:value-type="percentage">
            <text:p>18.71%</text:p>
          </table:table-cell>
          <table:table-cell table:style-name="ce18" table:formula="of:=IF([$UA.I4]=&quot;&quot;;&quot;&quot;;[$B.I4]/[$UA.I4])" office:value-type="percentage" office:value="0.142857142857143" calcext:value-type="percentage">
            <text:p>14.29%</text:p>
          </table:table-cell>
          <table:table-cell table:style-name="ce18" table:formula="of:=IF([$UA.J4]=&quot;&quot;;&quot;&quot;;[$B.J4]/[$UA.J4])" office:value-type="percentage" office:value="0.135135135135135" calcext:value-type="percentage">
            <text:p>13.51%</text:p>
          </table:table-cell>
          <table:table-cell table:style-name="ce18" table:formula="of:=IF([$UA.K4]=&quot;&quot;;&quot;&quot;;[$B.K4]/[$UA.K4])" office:value-type="percentage" office:value="0.28" calcext:value-type="percentage">
            <text:p>28.00%</text:p>
          </table:table-cell>
          <table:table-cell table:style-name="ce18" table:formula="of:=IF([$UA.L4]=&quot;&quot;;&quot;&quot;;[$B.L4]/[$UA.L4])">
            <text:p/>
          </table:table-cell>
          <table:table-cell table:style-name="ce18" table:formula="of:=IF([$UA.M4]=&quot;&quot;;&quot;&quot;;[$B.M4]/[$UA.M4])">
            <text:p/>
          </table:table-cell>
          <table:table-cell table:style-name="ce19" table:formula="of:=IF([$UA.N4]=&quot;&quot;;&quot;&quot;;[$B.N4]/[$UA.N4])" office:value-type="percentage" office:value="0.429008567931457" calcext:value-type="percentage">
            <text:p>42.90%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февраль</text:p>
          </table:table-cell>
          <table:table-cell table:style-name="ce19"/>
          <table:table-cell table:style-name="ce18" table:formula="of:=IF([$UA.C5]=&quot;&quot;;&quot;&quot;;[$B.C5]/[$UA.C5])" office:value-type="percentage" office:value="0.16472235184321" calcext:value-type="percentage">
            <text:p>16.47%</text:p>
          </table:table-cell>
          <table:table-cell table:style-name="ce18" table:formula="of:=IF([$UA.D5]=&quot;&quot;;&quot;&quot;;[$B.D5]/[$UA.D5])" office:value-type="percentage" office:value="0.161016949152542" calcext:value-type="percentage">
            <text:p>16.10%</text:p>
          </table:table-cell>
          <table:table-cell table:style-name="ce18" table:formula="of:=IF([$UA.E5]=&quot;&quot;;&quot;&quot;;[$B.E5]/[$UA.E5])" office:value-type="percentage" office:value="0.159163987138264" calcext:value-type="percentage">
            <text:p>15.92%</text:p>
          </table:table-cell>
          <table:table-cell table:style-name="ce18" table:formula="of:=IF([$UA.F5]=&quot;&quot;;&quot;&quot;;[$B.F5]/[$UA.F5])" office:value-type="percentage" office:value="0.146706586826347" calcext:value-type="percentage">
            <text:p>14.67%</text:p>
          </table:table-cell>
          <table:table-cell table:style-name="ce18" table:formula="of:=IF([$UA.G5]=&quot;&quot;;&quot;&quot;;[$B.G5]/[$UA.G5])" office:value-type="percentage" office:value="0.181159420289855" calcext:value-type="percentage">
            <text:p>18.12%</text:p>
          </table:table-cell>
          <table:table-cell table:style-name="ce18" table:formula="of:=IF([$UA.H5]=&quot;&quot;;&quot;&quot;;[$B.H5]/[$UA.H5])" office:value-type="percentage" office:value="0.177215189873418" calcext:value-type="percentage">
            <text:p>17.72%</text:p>
          </table:table-cell>
          <table:table-cell table:style-name="ce18" table:formula="of:=IF([$UA.I5]=&quot;&quot;;&quot;&quot;;[$B.I5]/[$UA.I5])" office:value-type="percentage" office:value="0.206896551724138" calcext:value-type="percentage">
            <text:p>20.69%</text:p>
          </table:table-cell>
          <table:table-cell table:style-name="ce18" table:formula="of:=IF([$UA.J5]=&quot;&quot;;&quot;&quot;;[$B.J5]/[$UA.J5])" office:value-type="percentage" office:value="0.176470588235294" calcext:value-type="percentage">
            <text:p>17.65%</text:p>
          </table:table-cell>
          <table:table-cell table:style-name="ce18" table:formula="of:=IF([$UA.K5]=&quot;&quot;;&quot;&quot;;[$B.K5]/[$UA.K5])" office:value-type="percentage" office:value="0.142857142857143" calcext:value-type="percentage">
            <text:p>14.29%</text:p>
          </table:table-cell>
          <table:table-cell table:style-name="ce18" table:formula="of:=IF([$UA.L5]=&quot;&quot;;&quot;&quot;;[$B.L5]/[$UA.L5])">
            <text:p/>
          </table:table-cell>
          <table:table-cell table:style-name="ce18" table:formula="of:=IF([$UA.M5]=&quot;&quot;;&quot;&quot;;[$B.M5]/[$UA.M5])">
            <text:p/>
          </table:table-cell>
          <table:table-cell table:style-name="ce19" table:formula="of:=IF([$UA.N5]=&quot;&quot;;&quot;&quot;;[$B.N5]/[$UA.N5])" office:value-type="percentage" office:value="0.417172188520765" calcext:value-type="percentage">
            <text:p>41.72%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март</text:p>
          </table:table-cell>
          <table:table-cell table:style-name="ce19" table:number-columns-repeated="2"/>
          <table:table-cell table:style-name="ce18" table:formula="of:=IF([$UA.D6]=&quot;&quot;;&quot;&quot;;[$B.D6]/[$UA.D6])" office:value-type="percentage" office:value="0.148963730569948" calcext:value-type="percentage">
            <text:p>14.90%</text:p>
          </table:table-cell>
          <table:table-cell table:style-name="ce18" table:formula="of:=IF([$UA.E6]=&quot;&quot;;&quot;&quot;;[$B.E6]/[$UA.E6])" office:value-type="percentage" office:value="0.171673819742489" calcext:value-type="percentage">
            <text:p>17.17%</text:p>
          </table:table-cell>
          <table:table-cell table:style-name="ce18" table:formula="of:=IF([$UA.F6]=&quot;&quot;;&quot;&quot;;[$B.F6]/[$UA.F6])" office:value-type="percentage" office:value="0.146401985111663" calcext:value-type="percentage">
            <text:p>14.64%</text:p>
          </table:table-cell>
          <table:table-cell table:style-name="ce18" table:formula="of:=IF([$UA.G6]=&quot;&quot;;&quot;&quot;;[$B.G6]/[$UA.G6])" office:value-type="percentage" office:value="0.151815181518152" calcext:value-type="percentage">
            <text:p>15.18%</text:p>
          </table:table-cell>
          <table:table-cell table:style-name="ce18" table:formula="of:=IF([$UA.H6]=&quot;&quot;;&quot;&quot;;[$B.H6]/[$UA.H6])" office:value-type="percentage" office:value="0.137614678899083" calcext:value-type="percentage">
            <text:p>13.76%</text:p>
          </table:table-cell>
          <table:table-cell table:style-name="ce18" table:formula="of:=IF([$UA.I6]=&quot;&quot;;&quot;&quot;;[$B.I6]/[$UA.I6])" office:value-type="percentage" office:value="0.157894736842105" calcext:value-type="percentage">
            <text:p>15.79%</text:p>
          </table:table-cell>
          <table:table-cell table:style-name="ce18" table:formula="of:=IF([$UA.J6]=&quot;&quot;;&quot;&quot;;[$B.J6]/[$UA.J6])" office:value-type="percentage" office:value="0.171597633136095" calcext:value-type="percentage">
            <text:p>17.16%</text:p>
          </table:table-cell>
          <table:table-cell table:style-name="ce18" table:formula="of:=IF([$UA.K6]=&quot;&quot;;&quot;&quot;;[$B.K6]/[$UA.K6])" office:value-type="percentage" office:value="0.157894736842105" calcext:value-type="percentage">
            <text:p>15.79%</text:p>
          </table:table-cell>
          <table:table-cell table:style-name="ce18" table:formula="of:=IF([$UA.L6]=&quot;&quot;;&quot;&quot;;[$B.L6]/[$UA.L6])">
            <text:p/>
          </table:table-cell>
          <table:table-cell table:style-name="ce18" table:formula="of:=IF([$UA.M6]=&quot;&quot;;&quot;&quot;;[$B.M6]/[$UA.M6])">
            <text:p/>
          </table:table-cell>
          <table:table-cell table:style-name="ce19" table:formula="of:=IF([$UA.N6]=&quot;&quot;;&quot;&quot;;[$B.N6]/[$UA.N6])" office:value-type="percentage" office:value="0.380181347150259" calcext:value-type="percentage">
            <text:p>38.02%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апрель</text:p>
          </table:table-cell>
          <table:table-cell table:style-name="ce19" table:number-columns-repeated="3"/>
          <table:table-cell table:style-name="ce18" table:formula="of:=IF([$UA.E7]=&quot;&quot;;&quot;&quot;;[$B.E7]/[$UA.E7])" office:value-type="percentage" office:value="0.1727781230578" calcext:value-type="percentage">
            <text:p>17.28%</text:p>
          </table:table-cell>
          <table:table-cell table:style-name="ce18" table:formula="of:=IF([$UA.F7]=&quot;&quot;;&quot;&quot;;[$B.F7]/[$UA.F7])" office:value-type="percentage" office:value="0.144100580270793" calcext:value-type="percentage">
            <text:p>14.41%</text:p>
          </table:table-cell>
          <table:table-cell table:style-name="ce18" table:formula="of:=IF([$UA.G7]=&quot;&quot;;&quot;&quot;;[$B.G7]/[$UA.G7])" office:value-type="percentage" office:value="0.156108597285068" calcext:value-type="percentage">
            <text:p>15.61%</text:p>
          </table:table-cell>
          <table:table-cell table:style-name="ce18" table:formula="of:=IF([$UA.H7]=&quot;&quot;;&quot;&quot;;[$B.H7]/[$UA.H7])" office:value-type="percentage" office:value="0.172794117647059" calcext:value-type="percentage">
            <text:p>17.28%</text:p>
          </table:table-cell>
          <table:table-cell table:style-name="ce18" table:formula="of:=IF([$UA.I7]=&quot;&quot;;&quot;&quot;;[$B.I7]/[$UA.I7])" office:value-type="percentage" office:value="0.173333333333333" calcext:value-type="percentage">
            <text:p>17.33%</text:p>
          </table:table-cell>
          <table:table-cell table:style-name="ce18" table:formula="of:=IF([$UA.J7]=&quot;&quot;;&quot;&quot;;[$B.J7]/[$UA.J7])" office:value-type="percentage" office:value="0.160975609756098" calcext:value-type="percentage">
            <text:p>16.10%</text:p>
          </table:table-cell>
          <table:table-cell table:style-name="ce18" table:formula="of:=IF([$UA.K7]=&quot;&quot;;&quot;&quot;;[$B.K7]/[$UA.K7])" office:value-type="percentage" office:value="0.208955223880597" calcext:value-type="percentage">
            <text:p>20.90%</text:p>
          </table:table-cell>
          <table:table-cell table:style-name="ce18" table:formula="of:=IF([$UA.L7]=&quot;&quot;;&quot;&quot;;[$B.L7]/[$UA.L7])">
            <text:p/>
          </table:table-cell>
          <table:table-cell table:style-name="ce18" table:formula="of:=IF([$UA.M7]=&quot;&quot;;&quot;&quot;;[$B.M7]/[$UA.M7])">
            <text:p/>
          </table:table-cell>
          <table:table-cell table:style-name="ce19" table:formula="of:=IF([$UA.N7]=&quot;&quot;;&quot;&quot;;[$B.N7]/[$UA.N7])" office:value-type="percentage" office:value="0.390926041019267" calcext:value-type="percentage">
            <text:p>39.09%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май</text:p>
          </table:table-cell>
          <table:table-cell table:style-name="ce19" table:number-columns-repeated="4"/>
          <table:table-cell table:style-name="ce18" table:formula="of:=IF([$UA.F8]=&quot;&quot;;&quot;&quot;;[$B.F8]/[$UA.F8])" office:value-type="percentage" office:value="0.15633423180593" calcext:value-type="percentage">
            <text:p>15.63%</text:p>
          </table:table-cell>
          <table:table-cell table:style-name="ce18" table:formula="of:=IF([$UA.G8]=&quot;&quot;;&quot;&quot;;[$B.G8]/[$UA.G8])" office:value-type="percentage" office:value="0.156947444204464" calcext:value-type="percentage">
            <text:p>15.69%</text:p>
          </table:table-cell>
          <table:table-cell table:style-name="ce18" table:formula="of:=IF([$UA.H8]=&quot;&quot;;&quot;&quot;;[$B.H8]/[$UA.H8])" office:value-type="percentage" office:value="0.174074074074074" calcext:value-type="percentage">
            <text:p>17.41%</text:p>
          </table:table-cell>
          <table:table-cell table:style-name="ce18" table:formula="of:=IF([$UA.I8]=&quot;&quot;;&quot;&quot;;[$B.I8]/[$UA.I8])" office:value-type="percentage" office:value="0.187648456057007" calcext:value-type="percentage">
            <text:p>18.76%</text:p>
          </table:table-cell>
          <table:table-cell table:style-name="ce18" table:formula="of:=IF([$UA.J8]=&quot;&quot;;&quot;&quot;;[$B.J8]/[$UA.J8])" office:value-type="percentage" office:value="0.184615384615385" calcext:value-type="percentage">
            <text:p>18.46%</text:p>
          </table:table-cell>
          <table:table-cell table:style-name="ce18" table:formula="of:=IF([$UA.K8]=&quot;&quot;;&quot;&quot;;[$B.K8]/[$UA.K8])" office:value-type="percentage" office:value="0.188888888888889" calcext:value-type="percentage">
            <text:p>18.89%</text:p>
          </table:table-cell>
          <table:table-cell table:style-name="ce18" table:formula="of:=IF([$UA.L8]=&quot;&quot;;&quot;&quot;;[$B.L8]/[$UA.L8])">
            <text:p/>
          </table:table-cell>
          <table:table-cell table:style-name="ce18" table:formula="of:=IF([$UA.M8]=&quot;&quot;;&quot;&quot;;[$B.M8]/[$UA.M8])">
            <text:p/>
          </table:table-cell>
          <table:table-cell table:style-name="ce19" table:formula="of:=IF([$UA.N8]=&quot;&quot;;&quot;&quot;;[$B.N8]/[$UA.N8])" office:value-type="percentage" office:value="0.366576819407008" calcext:value-type="percentage">
            <text:p>36.66%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июнь</text:p>
          </table:table-cell>
          <table:table-cell table:style-name="ce19" table:number-columns-repeated="5"/>
          <table:table-cell table:style-name="ce18" table:formula="of:=IF([$UA.G9]=&quot;&quot;;&quot;&quot;;[$B.G9]/[$UA.G9])" office:value-type="percentage" office:value="0.167508417508418" calcext:value-type="percentage">
            <text:p>16.75%</text:p>
          </table:table-cell>
          <table:table-cell table:style-name="ce18" table:formula="of:=IF([$UA.H9]=&quot;&quot;;&quot;&quot;;[$B.H9]/[$UA.H9])" office:value-type="percentage" office:value="0.178746928746929" calcext:value-type="percentage">
            <text:p>17.87%</text:p>
          </table:table-cell>
          <table:table-cell table:style-name="ce18" table:formula="of:=IF([$UA.I9]=&quot;&quot;;&quot;&quot;;[$B.I9]/[$UA.I9])" office:value-type="percentage" office:value="0.165242165242165" calcext:value-type="percentage">
            <text:p>16.52%</text:p>
          </table:table-cell>
          <table:table-cell table:style-name="ce18" table:formula="of:=IF([$UA.J9]=&quot;&quot;;&quot;&quot;;[$B.J9]/[$UA.J9])" office:value-type="percentage" office:value="0.171974522292994" calcext:value-type="percentage">
            <text:p>17.20%</text:p>
          </table:table-cell>
          <table:table-cell table:style-name="ce18" table:formula="of:=IF([$UA.K9]=&quot;&quot;;&quot;&quot;;[$B.K9]/[$UA.K9])" office:value-type="percentage" office:value="0.166666666666667" calcext:value-type="percentage">
            <text:p>16.67%</text:p>
          </table:table-cell>
          <table:table-cell table:style-name="ce18" table:formula="of:=IF([$UA.L9]=&quot;&quot;;&quot;&quot;;[$B.L9]/[$UA.L9])">
            <text:p/>
          </table:table-cell>
          <table:table-cell table:style-name="ce18" table:formula="of:=IF([$UA.M9]=&quot;&quot;;&quot;&quot;;[$B.M9]/[$UA.M9])">
            <text:p/>
          </table:table-cell>
          <table:table-cell table:style-name="ce19" table:formula="of:=IF([$UA.N9]=&quot;&quot;;&quot;&quot;;[$B.N9]/[$UA.N9])" office:value-type="percentage" office:value="0.381313131313131" calcext:value-type="percentage">
            <text:p>38.13%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июль</text:p>
          </table:table-cell>
          <table:table-cell table:style-name="ce19" table:number-columns-repeated="6"/>
          <table:table-cell table:style-name="ce18" table:formula="of:=IF([$UA.H10]=&quot;&quot;;&quot;&quot;;[$B.H10]/[$UA.H10])" office:value-type="percentage" office:value="0.17064606741573" calcext:value-type="percentage">
            <text:p>17.06%</text:p>
          </table:table-cell>
          <table:table-cell table:style-name="ce18" table:formula="of:=IF([$UA.I10]=&quot;&quot;;&quot;&quot;;[$B.I10]/[$UA.I10])" office:value-type="percentage" office:value="0.166491043203372" calcext:value-type="percentage">
            <text:p>16.65%</text:p>
          </table:table-cell>
          <table:table-cell table:style-name="ce18" table:formula="of:=IF([$UA.J10]=&quot;&quot;;&quot;&quot;;[$B.J10]/[$UA.J10])" office:value-type="percentage" office:value="0.193396226415094" calcext:value-type="percentage">
            <text:p>19.34%</text:p>
          </table:table-cell>
          <table:table-cell table:style-name="ce18" table:formula="of:=IF([$UA.K10]=&quot;&quot;;&quot;&quot;;[$B.K10]/[$UA.K10])" office:value-type="percentage" office:value="0.16793893129771" calcext:value-type="percentage">
            <text:p>16.79%</text:p>
          </table:table-cell>
          <table:table-cell table:style-name="ce18" table:formula="of:=IF([$UA.L10]=&quot;&quot;;&quot;&quot;;[$B.L10]/[$UA.L10])">
            <text:p/>
          </table:table-cell>
          <table:table-cell table:style-name="ce18" table:formula="of:=IF([$UA.M10]=&quot;&quot;;&quot;&quot;;[$B.M10]/[$UA.M10])">
            <text:p/>
          </table:table-cell>
          <table:table-cell table:style-name="ce19" table:formula="of:=IF([$UA.N10]=&quot;&quot;;&quot;&quot;;[$B.N10]/[$UA.N10])" office:value-type="percentage" office:value="0.354634831460674" calcext:value-type="percentage">
            <text:p>35.46%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август</text:p>
          </table:table-cell>
          <table:table-cell table:style-name="ce19" table:number-columns-repeated="7"/>
          <table:table-cell table:style-name="ce18" table:formula="of:=IF([$UA.I11]=&quot;&quot;;&quot;&quot;;[$B.I11]/[$UA.I11])" office:value-type="percentage" office:value="0.155228758169935" calcext:value-type="percentage">
            <text:p>15.52%</text:p>
          </table:table-cell>
          <table:table-cell table:style-name="ce18" table:formula="of:=IF([$UA.J11]=&quot;&quot;;&quot;&quot;;[$B.J11]/[$UA.J11])" office:value-type="percentage" office:value="0.168604651162791" calcext:value-type="percentage">
            <text:p>16.86%</text:p>
          </table:table-cell>
          <table:table-cell table:style-name="ce18" table:formula="of:=IF([$UA.K11]=&quot;&quot;;&quot;&quot;;[$B.K11]/[$UA.K11])" office:value-type="percentage" office:value="0.175609756097561" calcext:value-type="percentage">
            <text:p>17.56%</text:p>
          </table:table-cell>
          <table:table-cell table:style-name="ce18" table:formula="of:=IF([$UA.L11]=&quot;&quot;;&quot;&quot;;[$B.L11]/[$UA.L11])">
            <text:p/>
          </table:table-cell>
          <table:table-cell table:style-name="ce18" table:formula="of:=IF([$UA.M11]=&quot;&quot;;&quot;&quot;;[$B.M11]/[$UA.M11])">
            <text:p/>
          </table:table-cell>
          <table:table-cell table:style-name="ce19" table:formula="of:=IF([$UA.N11]=&quot;&quot;;&quot;&quot;;[$B.N11]/[$UA.N11])" office:value-type="percentage" office:value="0.285403050108932" calcext:value-type="percentage">
            <text:p>28.54%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сентябрь</text:p>
          </table:table-cell>
          <table:table-cell table:style-name="ce19" table:number-columns-repeated="8"/>
          <table:table-cell table:style-name="ce18" table:formula="of:=IF([$UA.J12]=&quot;&quot;;&quot;&quot;;[$B.J12]/[$UA.J12])" office:value-type="percentage" office:value="0.157071783937456" calcext:value-type="percentage">
            <text:p>15.71%</text:p>
          </table:table-cell>
          <table:table-cell table:style-name="ce18" table:formula="of:=IF([$UA.K12]=&quot;&quot;;&quot;&quot;;[$B.K12]/[$UA.K12])" office:value-type="percentage" office:value="0.16988416988417" calcext:value-type="percentage">
            <text:p>16.99%</text:p>
          </table:table-cell>
          <table:table-cell table:style-name="ce18" table:formula="of:=IF([$UA.L12]=&quot;&quot;;&quot;&quot;;[$B.L12]/[$UA.L12])">
            <text:p/>
          </table:table-cell>
          <table:table-cell table:style-name="ce18" table:formula="of:=IF([$UA.M12]=&quot;&quot;;&quot;&quot;;[$B.M12]/[$UA.M12])">
            <text:p/>
          </table:table-cell>
          <table:table-cell table:style-name="ce19" table:formula="of:=IF([$UA.N12]=&quot;&quot;;&quot;&quot;;[$B.N12]/[$UA.N12])" office:value-type="percentage" office:value="0.219616204690832" calcext:value-type="percentage">
            <text:p>21.96%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октябрь</text:p>
          </table:table-cell>
          <table:table-cell table:style-name="ce19" table:number-columns-repeated="9"/>
          <table:table-cell table:style-name="ce18" table:formula="of:=IF([$UA.K13]=&quot;&quot;;&quot;&quot;;[$B.K13]/[$UA.K13])" office:value-type="percentage" office:value="0.233333333333333" calcext:value-type="percentage">
            <text:p>23.33%</text:p>
          </table:table-cell>
          <table:table-cell table:style-name="ce18" table:formula="of:=IF([$UA.L13]=&quot;&quot;;&quot;&quot;;[$B.L13]/[$UA.L13])">
            <text:p/>
          </table:table-cell>
          <table:table-cell table:style-name="ce18" table:formula="of:=IF([$UA.M13]=&quot;&quot;;&quot;&quot;;[$B.M13]/[$UA.M13])">
            <text:p/>
          </table:table-cell>
          <table:table-cell table:style-name="ce19" table:formula="of:=IF([$UA.N13]=&quot;&quot;;&quot;&quot;;[$B.N13]/[$UA.N13])" office:value-type="percentage" office:value="0.233333333333333" calcext:value-type="percentage">
            <text:p>23.33%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ноябрь</text:p>
          </table:table-cell>
          <table:table-cell table:style-name="ce19" table:number-columns-repeated="10"/>
          <table:table-cell table:style-name="ce18" table:formula="of:=IF([$UA.L14]=&quot;&quot;;&quot;&quot;;[$B.L14]/[$UA.L14])">
            <text:p/>
          </table:table-cell>
          <table:table-cell table:style-name="ce18" table:formula="of:=IF([$UA.M14]=&quot;&quot;;&quot;&quot;;[$B.M14]/[$UA.M14])">
            <text:p/>
          </table:table-cell>
          <table:table-cell table:style-name="ce19" table:formula="of:=IF([$UA.N14]=&quot;&quot;;&quot;&quot;;[$B.N14]/[$UA.N14])">
            <text:p/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декабрь</text:p>
          </table:table-cell>
          <table:table-cell table:style-name="ce19" table:number-columns-repeated="11"/>
          <table:table-cell table:style-name="ce18" table:formula="of:=IF([$UA.M15]=&quot;&quot;;&quot;&quot;;[$B.M15]/[$UA.M15])">
            <text:p/>
          </table:table-cell>
          <table:table-cell table:style-name="ce19" table:formula="of:=IF([$UA.N15]=&quot;&quot;;&quot;&quot;;[$B.N15]/[$UA.N15])">
            <text:p/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итого в месяц</text:p>
          </table:table-cell>
          <table:table-cell table:style-name="ce19" table:formula="of:=IF([$UA.B16]=0;&quot;&quot;;[$B.B16]/[$UA.B16])" office:value-type="percentage" office:value="0.162790697674419" calcext:value-type="percentage">
            <text:p>16.28%</text:p>
          </table:table-cell>
          <table:table-cell table:style-name="ce19" table:formula="of:=IF([$UA.C16]=0;&quot;&quot;;[$B.C16]/[$UA.C16])" office:value-type="percentage" office:value="0.161450263402541" calcext:value-type="percentage">
            <text:p>16.15%</text:p>
          </table:table-cell>
          <table:table-cell table:style-name="ce19" table:formula="of:=IF([$UA.D16]=0;&quot;&quot;;[$B.D16]/[$UA.D16])" office:value-type="percentage" office:value="0.15766800689259" calcext:value-type="percentage">
            <text:p>15.77%</text:p>
          </table:table-cell>
          <table:table-cell table:style-name="ce19" table:formula="of:=IF([$UA.E16]=0;&quot;&quot;;[$B.E16]/[$UA.E16])" office:value-type="percentage" office:value="0.16992700729927" calcext:value-type="percentage">
            <text:p>16.99%</text:p>
          </table:table-cell>
          <table:table-cell table:style-name="ce19" table:formula="of:=IF([$UA.F16]=0;&quot;&quot;;[$B.F16]/[$UA.F16])" office:value-type="percentage" office:value="0.151595106740225" calcext:value-type="percentage">
            <text:p>15.16%</text:p>
          </table:table-cell>
          <table:table-cell table:style-name="ce19" table:formula="of:=IF([$UA.G16]=0;&quot;&quot;;[$B.G16]/[$UA.G16])" office:value-type="percentage" office:value="0.16285140562249" calcext:value-type="percentage">
            <text:p>16.29%</text:p>
          </table:table-cell>
          <table:table-cell table:style-name="ce19" table:formula="of:=IF([$UA.H16]=0;&quot;&quot;;[$B.H16]/[$UA.H16])" office:value-type="percentage" office:value="0.173496659242762" calcext:value-type="percentage">
            <text:p>17.35%</text:p>
          </table:table-cell>
          <table:table-cell table:style-name="ce19" table:formula="of:=IF([$UA.I16]=0;&quot;&quot;;[$B.I16]/[$UA.I16])" office:value-type="percentage" office:value="0.164837529588982" calcext:value-type="percentage">
            <text:p>16.48%</text:p>
          </table:table-cell>
          <table:table-cell table:style-name="ce19" table:formula="of:=IF([$UA.J16]=0;&quot;&quot;;[$B.J16]/[$UA.J16])" office:value-type="percentage" office:value="0.16804654285075" calcext:value-type="percentage">
            <text:p>16.80%</text:p>
          </table:table-cell>
          <table:table-cell table:style-name="ce19" table:formula="of:=IF([$UA.K16]=0;&quot;&quot;;[$B.K16]/[$UA.K16])" office:value-type="percentage" office:value="0.176517571884984" calcext:value-type="percentage">
            <text:p>17.65%</text:p>
          </table:table-cell>
          <table:table-cell table:style-name="ce19" table:formula="of:=IF([$UA.L16]=0;&quot;&quot;;[$B.L16]/[$UA.L16])">
            <text:p/>
          </table:table-cell>
          <table:table-cell table:style-name="ce19" table:formula="of:=IF([$UA.M16]=0;&quot;&quot;;[$B.M16]/[$UA.M16])">
            <text:p/>
          </table:table-cell>
          <table:table-cell table:style-name="ce19" table:formula="of:=IF([$UA.N16]=0;&quot;&quot;;[$B.N16]/[$UA.N16])" office:value-type="percentage" office:value="0.362191139318504" calcext:value-type="percentage">
            <text:p>36.22%</text:p>
          </table:table-cell>
          <table:table-cell table:style-name="ce5" table:number-columns-repeated="12"/>
          <table:table-cell table:number-columns-repeated="998"/>
        </table:table-row>
        <table:table-row table:style-name="ro2" table:number-rows-repeated="984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C" table:style-name="ta6">
        <table:table-column table:style-name="co1" table:default-cell-style-name="Default"/>
        <table:table-column table:style-name="co10" table:number-columns-repeated="13" table:default-cell-style-name="Default"/>
        <table:table-column table:style-name="co5" table:number-columns-repeated="1010" table:default-cell-style-name="Default"/>
        <table:table-row table:style-name="ro2">
          <table:table-cell table:style-name="ce6"/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/>
          <table:table-cell table:style-name="ce9" office:value-type="string" calcext:value-type="string">
            <text:p>январь</text:p>
          </table:table-cell>
          <table:table-cell table:style-name="ce12" office:value-type="string" calcext:value-type="string">
            <text:p>февраль</text:p>
          </table:table-cell>
          <table:table-cell table:style-name="ce9" office:value-type="string" calcext:value-type="string">
            <text:p>март</text:p>
          </table:table-cell>
          <table:table-cell table:style-name="ce9" office:value-type="string" calcext:value-type="string">
            <text:p>апрель</text:p>
          </table:table-cell>
          <table:table-cell table:style-name="ce9" office:value-type="string" calcext:value-type="string">
            <text:p>май</text:p>
          </table:table-cell>
          <table:table-cell table:style-name="ce9" office:value-type="string" calcext:value-type="string">
            <text:p>июнь</text:p>
          </table:table-cell>
          <table:table-cell table:style-name="ce9" office:value-type="string" calcext:value-type="string">
            <text:p>июль</text:p>
          </table:table-cell>
          <table:table-cell table:style-name="ce9" office:value-type="string" calcext:value-type="string">
            <text:p>август</text:p>
          </table:table-cell>
          <table:table-cell table:style-name="ce9" office:value-type="string" calcext:value-type="string">
            <text:p>сентбрь</text:p>
          </table:table-cell>
          <table:table-cell table:style-name="ce9" office:value-type="string" calcext:value-type="string">
            <text:p>октябрь</text:p>
          </table:table-cell>
          <table:table-cell table:style-name="ce9" office:value-type="string" calcext:value-type="string">
            <text:p>ноябрь</text:p>
          </table:table-cell>
          <table:table-cell table:style-name="ce9" office:value-type="string" calcext:value-type="string">
            <text:p>декабрь</text:p>
          </table:table-cell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январь</text:p>
          </table:table-cell>
          <table:table-cell table:style-name="ce20" table:formula="of:=IF([$B.B4]=&quot;&quot;;&quot;&quot;;[$T.B4]/[$B.B4])" office:value-type="float" office:value="0" calcext:value-type="float">
            <text:p>0.00</text:p>
          </table:table-cell>
          <table:table-cell table:style-name="ce20" table:formula="of:=IF([$B.C4]=&quot;&quot;;&quot;&quot;;[$T.C4]/[$B.C4])" office:value-type="float" office:value="0" calcext:value-type="float">
            <text:p>0.00</text:p>
          </table:table-cell>
          <table:table-cell table:style-name="ce20" table:formula="of:=IF([$B.D4]=&quot;&quot;;&quot;&quot;;[$T.D4]/[$B.D4])" office:value-type="float" office:value="0" calcext:value-type="float">
            <text:p>0.00</text:p>
          </table:table-cell>
          <table:table-cell table:style-name="ce20" table:formula="of:=IF([$B.E4]=&quot;&quot;;&quot;&quot;;[$T.E4]/[$B.E4])" office:value-type="float" office:value="0" calcext:value-type="float">
            <text:p>0.00</text:p>
          </table:table-cell>
          <table:table-cell table:style-name="ce20" table:formula="of:=IF([$B.F4]=&quot;&quot;;&quot;&quot;;[$T.F4]/[$B.F4])" office:value-type="float" office:value="0" calcext:value-type="float">
            <text:p>0.00</text:p>
          </table:table-cell>
          <table:table-cell table:style-name="ce20" table:formula="of:=IF([$B.G4]=&quot;&quot;;&quot;&quot;;[$T.G4]/[$B.G4])" office:value-type="float" office:value="0" calcext:value-type="float">
            <text:p>0.00</text:p>
          </table:table-cell>
          <table:table-cell table:style-name="ce20" table:formula="of:=IF([$B.H4]=&quot;&quot;;&quot;&quot;;[$T.H4]/[$B.H4])" office:value-type="float" office:value="0" calcext:value-type="float">
            <text:p>0.00</text:p>
          </table:table-cell>
          <table:table-cell table:style-name="ce20" table:formula="of:=IF([$B.I4]=&quot;&quot;;&quot;&quot;;[$T.I4]/[$B.I4])" office:value-type="float" office:value="0" calcext:value-type="float">
            <text:p>0.00</text:p>
          </table:table-cell>
          <table:table-cell table:style-name="ce20" table:formula="of:=IF([$B.J4]=&quot;&quot;;&quot;&quot;;[$T.J4]/[$B.J4])" office:value-type="float" office:value="0" calcext:value-type="float">
            <text:p>0.00</text:p>
          </table:table-cell>
          <table:table-cell table:style-name="ce20" table:formula="of:=IF([$B.K4]=&quot;&quot;;&quot;&quot;;[$T.K4]/[$B.K4])" office:value-type="float" office:value="0" calcext:value-type="float">
            <text:p>0.00</text:p>
          </table:table-cell>
          <table:table-cell table:style-name="ce20" table:formula="of:=IF([$B.L4]=&quot;&quot;;&quot;&quot;;[$T.L4]/[$B.L4])">
            <text:p/>
          </table:table-cell>
          <table:table-cell table:style-name="ce20" table:formula="of:=IF([$B.M4]=&quot;&quot;;&quot;&quot;;[$T.M4]/[$B.M4])">
            <text:p/>
          </table:table-cell>
          <table:table-cell table:style-name="ce21" table:formula="of:=IF([$B.N4]=0;&quot;&quot;;[$T.N4]/[$B.N4])" office:value-type="float" office:value="0" calcext:value-type="float">
            <text:p>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февраль</text:p>
          </table:table-cell>
          <table:table-cell table:style-name="ce21"/>
          <table:table-cell table:style-name="ce20" table:formula="of:=IF([$B.C5]=&quot;&quot;;&quot;&quot;;[$T.C5]/[$B.C5])" office:value-type="float" office:value="0" calcext:value-type="float">
            <text:p>0.00</text:p>
          </table:table-cell>
          <table:table-cell table:style-name="ce20" table:formula="of:=IF([$B.D5]=&quot;&quot;;&quot;&quot;;[$T.D5]/[$B.D5])" office:value-type="float" office:value="0" calcext:value-type="float">
            <text:p>0.00</text:p>
          </table:table-cell>
          <table:table-cell table:style-name="ce20" table:formula="of:=IF([$B.E5]=&quot;&quot;;&quot;&quot;;[$T.E5]/[$B.E5])" office:value-type="float" office:value="0" calcext:value-type="float">
            <text:p>0.00</text:p>
          </table:table-cell>
          <table:table-cell table:style-name="ce20" table:formula="of:=IF([$B.F5]=&quot;&quot;;&quot;&quot;;[$T.F5]/[$B.F5])" office:value-type="float" office:value="0" calcext:value-type="float">
            <text:p>0.00</text:p>
          </table:table-cell>
          <table:table-cell table:style-name="ce20" table:formula="of:=IF([$B.G5]=&quot;&quot;;&quot;&quot;;[$T.G5]/[$B.G5])" office:value-type="float" office:value="0" calcext:value-type="float">
            <text:p>0.00</text:p>
          </table:table-cell>
          <table:table-cell table:style-name="ce20" table:formula="of:=IF([$B.H5]=&quot;&quot;;&quot;&quot;;[$T.H5]/[$B.H5])" office:value-type="float" office:value="0" calcext:value-type="float">
            <text:p>0.00</text:p>
          </table:table-cell>
          <table:table-cell table:style-name="ce20" table:formula="of:=IF([$B.I5]=&quot;&quot;;&quot;&quot;;[$T.I5]/[$B.I5])" office:value-type="float" office:value="0" calcext:value-type="float">
            <text:p>0.00</text:p>
          </table:table-cell>
          <table:table-cell table:style-name="ce20" table:formula="of:=IF([$B.J5]=&quot;&quot;;&quot;&quot;;[$T.J5]/[$B.J5])" office:value-type="float" office:value="0" calcext:value-type="float">
            <text:p>0.00</text:p>
          </table:table-cell>
          <table:table-cell table:style-name="ce20" table:formula="of:=IF([$B.K5]=&quot;&quot;;&quot;&quot;;[$T.K5]/[$B.K5])" office:value-type="float" office:value="0" calcext:value-type="float">
            <text:p>0.00</text:p>
          </table:table-cell>
          <table:table-cell table:style-name="ce20" table:formula="of:=IF([$B.L5]=&quot;&quot;;&quot;&quot;;[$T.L5]/[$B.L5])">
            <text:p/>
          </table:table-cell>
          <table:table-cell table:style-name="ce20" table:formula="of:=IF([$B.M5]=&quot;&quot;;&quot;&quot;;[$T.M5]/[$B.M5])">
            <text:p/>
          </table:table-cell>
          <table:table-cell table:style-name="ce21" table:formula="of:=IF([$B.N5]=0;&quot;&quot;;[$T.N5]/[$B.N5])" office:value-type="float" office:value="0" calcext:value-type="float">
            <text:p>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март</text:p>
          </table:table-cell>
          <table:table-cell table:style-name="ce21" table:number-columns-repeated="2"/>
          <table:table-cell table:style-name="ce20" table:formula="of:=IF([$B.D6]=&quot;&quot;;&quot;&quot;;[$T.D6]/[$B.D6])" office:value-type="float" office:value="0" calcext:value-type="float">
            <text:p>0.00</text:p>
          </table:table-cell>
          <table:table-cell table:style-name="ce20" table:formula="of:=IF([$B.E6]=&quot;&quot;;&quot;&quot;;[$T.E6]/[$B.E6])" office:value-type="float" office:value="0" calcext:value-type="float">
            <text:p>0.00</text:p>
          </table:table-cell>
          <table:table-cell table:style-name="ce20" table:formula="of:=IF([$B.F6]=&quot;&quot;;&quot;&quot;;[$T.F6]/[$B.F6])" office:value-type="float" office:value="0" calcext:value-type="float">
            <text:p>0.00</text:p>
          </table:table-cell>
          <table:table-cell table:style-name="ce20" table:formula="of:=IF([$B.G6]=&quot;&quot;;&quot;&quot;;[$T.G6]/[$B.G6])" office:value-type="float" office:value="0" calcext:value-type="float">
            <text:p>0.00</text:p>
          </table:table-cell>
          <table:table-cell table:style-name="ce20" table:formula="of:=IF([$B.H6]=&quot;&quot;;&quot;&quot;;[$T.H6]/[$B.H6])" office:value-type="float" office:value="0" calcext:value-type="float">
            <text:p>0.00</text:p>
          </table:table-cell>
          <table:table-cell table:style-name="ce20" table:formula="of:=IF([$B.I6]=&quot;&quot;;&quot;&quot;;[$T.I6]/[$B.I6])" office:value-type="float" office:value="0" calcext:value-type="float">
            <text:p>0.00</text:p>
          </table:table-cell>
          <table:table-cell table:style-name="ce20" table:formula="of:=IF([$B.J6]=&quot;&quot;;&quot;&quot;;[$T.J6]/[$B.J6])" office:value-type="float" office:value="0" calcext:value-type="float">
            <text:p>0.00</text:p>
          </table:table-cell>
          <table:table-cell table:style-name="ce20" table:formula="of:=IF([$B.K6]=&quot;&quot;;&quot;&quot;;[$T.K6]/[$B.K6])" office:value-type="float" office:value="0" calcext:value-type="float">
            <text:p>0.00</text:p>
          </table:table-cell>
          <table:table-cell table:style-name="ce20" table:formula="of:=IF([$B.L6]=&quot;&quot;;&quot;&quot;;[$T.L6]/[$B.L6])">
            <text:p/>
          </table:table-cell>
          <table:table-cell table:style-name="ce20" table:formula="of:=IF([$B.M6]=&quot;&quot;;&quot;&quot;;[$T.M6]/[$B.M6])">
            <text:p/>
          </table:table-cell>
          <table:table-cell table:style-name="ce21" table:formula="of:=IF([$B.N6]=0;&quot;&quot;;[$T.N6]/[$B.N6])" office:value-type="float" office:value="0" calcext:value-type="float">
            <text:p>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апрель</text:p>
          </table:table-cell>
          <table:table-cell table:style-name="ce21" table:number-columns-repeated="3"/>
          <table:table-cell table:style-name="ce20" table:formula="of:=IF([$B.E7]=&quot;&quot;;&quot;&quot;;[$T.E7]/[$B.E7])" office:value-type="float" office:value="0" calcext:value-type="float">
            <text:p>0.00</text:p>
          </table:table-cell>
          <table:table-cell table:style-name="ce20" table:formula="of:=IF([$B.F7]=&quot;&quot;;&quot;&quot;;[$T.F7]/[$B.F7])" office:value-type="float" office:value="0" calcext:value-type="float">
            <text:p>0.00</text:p>
          </table:table-cell>
          <table:table-cell table:style-name="ce20" table:formula="of:=IF([$B.G7]=&quot;&quot;;&quot;&quot;;[$T.G7]/[$B.G7])" office:value-type="float" office:value="0" calcext:value-type="float">
            <text:p>0.00</text:p>
          </table:table-cell>
          <table:table-cell table:style-name="ce20" table:formula="of:=IF([$B.H7]=&quot;&quot;;&quot;&quot;;[$T.H7]/[$B.H7])" office:value-type="float" office:value="0" calcext:value-type="float">
            <text:p>0.00</text:p>
          </table:table-cell>
          <table:table-cell table:style-name="ce20" table:formula="of:=IF([$B.I7]=&quot;&quot;;&quot;&quot;;[$T.I7]/[$B.I7])" office:value-type="float" office:value="0" calcext:value-type="float">
            <text:p>0.00</text:p>
          </table:table-cell>
          <table:table-cell table:style-name="ce20" table:formula="of:=IF([$B.J7]=&quot;&quot;;&quot;&quot;;[$T.J7]/[$B.J7])" office:value-type="float" office:value="0" calcext:value-type="float">
            <text:p>0.00</text:p>
          </table:table-cell>
          <table:table-cell table:style-name="ce20" table:formula="of:=IF([$B.K7]=&quot;&quot;;&quot;&quot;;[$T.K7]/[$B.K7])" office:value-type="float" office:value="0" calcext:value-type="float">
            <text:p>0.00</text:p>
          </table:table-cell>
          <table:table-cell table:style-name="ce20" table:formula="of:=IF([$B.L7]=&quot;&quot;;&quot;&quot;;[$T.L7]/[$B.L7])">
            <text:p/>
          </table:table-cell>
          <table:table-cell table:style-name="ce20" table:formula="of:=IF([$B.M7]=&quot;&quot;;&quot;&quot;;[$T.M7]/[$B.M7])">
            <text:p/>
          </table:table-cell>
          <table:table-cell table:style-name="ce21" table:formula="of:=IF([$B.N7]=0;&quot;&quot;;[$T.N7]/[$B.N7])" office:value-type="float" office:value="0" calcext:value-type="float">
            <text:p>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май</text:p>
          </table:table-cell>
          <table:table-cell table:style-name="ce21" table:number-columns-repeated="4"/>
          <table:table-cell table:style-name="ce20" table:formula="of:=IF([$B.F8]=&quot;&quot;;&quot;&quot;;[$T.F8]/[$B.F8])" office:value-type="float" office:value="0" calcext:value-type="float">
            <text:p>0.00</text:p>
          </table:table-cell>
          <table:table-cell table:style-name="ce20" table:formula="of:=IF([$B.G8]=&quot;&quot;;&quot;&quot;;[$T.G8]/[$B.G8])" office:value-type="float" office:value="0" calcext:value-type="float">
            <text:p>0.00</text:p>
          </table:table-cell>
          <table:table-cell table:style-name="ce20" table:formula="of:=IF([$B.H8]=&quot;&quot;;&quot;&quot;;[$T.H8]/[$B.H8])" office:value-type="float" office:value="0" calcext:value-type="float">
            <text:p>0.00</text:p>
          </table:table-cell>
          <table:table-cell table:style-name="ce20" table:formula="of:=IF([$B.I8]=&quot;&quot;;&quot;&quot;;[$T.I8]/[$B.I8])" office:value-type="float" office:value="0" calcext:value-type="float">
            <text:p>0.00</text:p>
          </table:table-cell>
          <table:table-cell table:style-name="ce20" table:formula="of:=IF([$B.J8]=&quot;&quot;;&quot;&quot;;[$T.J8]/[$B.J8])" office:value-type="float" office:value="0" calcext:value-type="float">
            <text:p>0.00</text:p>
          </table:table-cell>
          <table:table-cell table:style-name="ce20" table:formula="of:=IF([$B.K8]=&quot;&quot;;&quot;&quot;;[$T.K8]/[$B.K8])" office:value-type="float" office:value="0" calcext:value-type="float">
            <text:p>0.00</text:p>
          </table:table-cell>
          <table:table-cell table:style-name="ce20" table:formula="of:=IF([$B.L8]=&quot;&quot;;&quot;&quot;;[$T.L8]/[$B.L8])">
            <text:p/>
          </table:table-cell>
          <table:table-cell table:style-name="ce20" table:formula="of:=IF([$B.M8]=&quot;&quot;;&quot;&quot;;[$T.M8]/[$B.M8])">
            <text:p/>
          </table:table-cell>
          <table:table-cell table:style-name="ce21" table:formula="of:=IF([$B.N8]=0;&quot;&quot;;[$T.N8]/[$B.N8])" office:value-type="float" office:value="0" calcext:value-type="float">
            <text:p>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июнь</text:p>
          </table:table-cell>
          <table:table-cell table:style-name="ce21" table:number-columns-repeated="5"/>
          <table:table-cell table:style-name="ce20" table:formula="of:=IF([$B.G9]=&quot;&quot;;&quot;&quot;;[$T.G9]/[$B.G9])" office:value-type="float" office:value="0" calcext:value-type="float">
            <text:p>0.00</text:p>
          </table:table-cell>
          <table:table-cell table:style-name="ce20" table:formula="of:=IF([$B.H9]=&quot;&quot;;&quot;&quot;;[$T.H9]/[$B.H9])" office:value-type="float" office:value="0" calcext:value-type="float">
            <text:p>0.00</text:p>
          </table:table-cell>
          <table:table-cell table:style-name="ce20" table:formula="of:=IF([$B.I9]=&quot;&quot;;&quot;&quot;;[$T.I9]/[$B.I9])" office:value-type="float" office:value="0" calcext:value-type="float">
            <text:p>0.00</text:p>
          </table:table-cell>
          <table:table-cell table:style-name="ce20" table:formula="of:=IF([$B.J9]=&quot;&quot;;&quot;&quot;;[$T.J9]/[$B.J9])" office:value-type="float" office:value="0" calcext:value-type="float">
            <text:p>0.00</text:p>
          </table:table-cell>
          <table:table-cell table:style-name="ce20" table:formula="of:=IF([$B.K9]=&quot;&quot;;&quot;&quot;;[$T.K9]/[$B.K9])" office:value-type="float" office:value="0" calcext:value-type="float">
            <text:p>0.00</text:p>
          </table:table-cell>
          <table:table-cell table:style-name="ce20" table:formula="of:=IF([$B.L9]=&quot;&quot;;&quot;&quot;;[$T.L9]/[$B.L9])">
            <text:p/>
          </table:table-cell>
          <table:table-cell table:style-name="ce20" table:formula="of:=IF([$B.M9]=&quot;&quot;;&quot;&quot;;[$T.M9]/[$B.M9])">
            <text:p/>
          </table:table-cell>
          <table:table-cell table:style-name="ce21" table:formula="of:=IF([$B.N9]=0;&quot;&quot;;[$T.N9]/[$B.N9])" office:value-type="float" office:value="0" calcext:value-type="float">
            <text:p>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июль</text:p>
          </table:table-cell>
          <table:table-cell table:style-name="ce21" table:number-columns-repeated="6"/>
          <table:table-cell table:style-name="ce20" table:formula="of:=IF([$B.H10]=&quot;&quot;;&quot;&quot;;[$T.H10]/[$B.H10])" office:value-type="float" office:value="0" calcext:value-type="float">
            <text:p>0.00</text:p>
          </table:table-cell>
          <table:table-cell table:style-name="ce20" table:formula="of:=IF([$B.I10]=&quot;&quot;;&quot;&quot;;[$T.I10]/[$B.I10])" office:value-type="float" office:value="0" calcext:value-type="float">
            <text:p>0.00</text:p>
          </table:table-cell>
          <table:table-cell table:style-name="ce20" table:formula="of:=IF([$B.J10]=&quot;&quot;;&quot;&quot;;[$T.J10]/[$B.J10])" office:value-type="float" office:value="0" calcext:value-type="float">
            <text:p>0.00</text:p>
          </table:table-cell>
          <table:table-cell table:style-name="ce20" table:formula="of:=IF([$B.K10]=&quot;&quot;;&quot;&quot;;[$T.K10]/[$B.K10])" office:value-type="float" office:value="0" calcext:value-type="float">
            <text:p>0.00</text:p>
          </table:table-cell>
          <table:table-cell table:style-name="ce20" table:formula="of:=IF([$B.L10]=&quot;&quot;;&quot;&quot;;[$T.L10]/[$B.L10])">
            <text:p/>
          </table:table-cell>
          <table:table-cell table:style-name="ce20" table:formula="of:=IF([$B.M10]=&quot;&quot;;&quot;&quot;;[$T.M10]/[$B.M10])">
            <text:p/>
          </table:table-cell>
          <table:table-cell table:style-name="ce21" table:formula="of:=IF([$B.N10]=0;&quot;&quot;;[$T.N10]/[$B.N10])" office:value-type="float" office:value="0" calcext:value-type="float">
            <text:p>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август</text:p>
          </table:table-cell>
          <table:table-cell table:style-name="ce21" table:number-columns-repeated="7"/>
          <table:table-cell table:style-name="ce20" table:formula="of:=IF([$B.I11]=&quot;&quot;;&quot;&quot;;[$T.I11]/[$B.I11])" office:value-type="float" office:value="0" calcext:value-type="float">
            <text:p>0.00</text:p>
          </table:table-cell>
          <table:table-cell table:style-name="ce20" table:formula="of:=IF([$B.J11]=&quot;&quot;;&quot;&quot;;[$T.J11]/[$B.J11])" office:value-type="float" office:value="0" calcext:value-type="float">
            <text:p>0.00</text:p>
          </table:table-cell>
          <table:table-cell table:style-name="ce20" table:formula="of:=IF([$B.K11]=&quot;&quot;;&quot;&quot;;[$T.K11]/[$B.K11])" office:value-type="float" office:value="0" calcext:value-type="float">
            <text:p>0.00</text:p>
          </table:table-cell>
          <table:table-cell table:style-name="ce20" table:formula="of:=IF([$B.L11]=&quot;&quot;;&quot;&quot;;[$T.L11]/[$B.L11])">
            <text:p/>
          </table:table-cell>
          <table:table-cell table:style-name="ce20" table:formula="of:=IF([$B.M11]=&quot;&quot;;&quot;&quot;;[$T.M11]/[$B.M11])">
            <text:p/>
          </table:table-cell>
          <table:table-cell table:style-name="ce21" table:formula="of:=IF([$B.N11]=0;&quot;&quot;;[$T.N11]/[$B.N11])" office:value-type="float" office:value="0" calcext:value-type="float">
            <text:p>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сентябрь</text:p>
          </table:table-cell>
          <table:table-cell table:style-name="ce21" table:number-columns-repeated="8"/>
          <table:table-cell table:style-name="ce20" table:formula="of:=IF([$B.J12]=&quot;&quot;;&quot;&quot;;[$T.J12]/[$B.J12])" office:value-type="float" office:value="0" calcext:value-type="float">
            <text:p>0.00</text:p>
          </table:table-cell>
          <table:table-cell table:style-name="ce20" table:formula="of:=IF([$B.K12]=&quot;&quot;;&quot;&quot;;[$T.K12]/[$B.K12])" office:value-type="float" office:value="0" calcext:value-type="float">
            <text:p>0.00</text:p>
          </table:table-cell>
          <table:table-cell table:style-name="ce20" table:formula="of:=IF([$B.L12]=&quot;&quot;;&quot;&quot;;[$T.L12]/[$B.L12])">
            <text:p/>
          </table:table-cell>
          <table:table-cell table:style-name="ce20" table:formula="of:=IF([$B.M12]=&quot;&quot;;&quot;&quot;;[$T.M12]/[$B.M12])">
            <text:p/>
          </table:table-cell>
          <table:table-cell table:style-name="ce21" table:formula="of:=IF([$B.N12]=0;&quot;&quot;;[$T.N12]/[$B.N12])" office:value-type="float" office:value="0" calcext:value-type="float">
            <text:p>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октябрь</text:p>
          </table:table-cell>
          <table:table-cell table:style-name="ce21" table:number-columns-repeated="9"/>
          <table:table-cell table:style-name="ce20" table:formula="of:=IF([$B.K13]=&quot;&quot;;&quot;&quot;;[$T.K13]/[$B.K13])" office:value-type="float" office:value="0" calcext:value-type="float">
            <text:p>0.00</text:p>
          </table:table-cell>
          <table:table-cell table:style-name="ce20" table:formula="of:=IF([$B.L13]=&quot;&quot;;&quot;&quot;;[$T.L13]/[$B.L13])">
            <text:p/>
          </table:table-cell>
          <table:table-cell table:style-name="ce20" table:formula="of:=IF([$B.M13]=&quot;&quot;;&quot;&quot;;[$T.M13]/[$B.M13])">
            <text:p/>
          </table:table-cell>
          <table:table-cell table:style-name="ce21" table:formula="of:=IF([$B.N13]=0;&quot;&quot;;[$T.N13]/[$B.N13])" office:value-type="float" office:value="0" calcext:value-type="float">
            <text:p>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ноябрь</text:p>
          </table:table-cell>
          <table:table-cell table:style-name="ce21" table:number-columns-repeated="10"/>
          <table:table-cell table:style-name="ce20" table:formula="of:=IF([$B.L14]=&quot;&quot;;&quot;&quot;;[$T.L14]/[$B.L14])">
            <text:p/>
          </table:table-cell>
          <table:table-cell table:style-name="ce20" table:formula="of:=IF([$B.M14]=&quot;&quot;;&quot;&quot;;[$T.M14]/[$B.M14])">
            <text:p/>
          </table:table-cell>
          <table:table-cell table:style-name="ce21" table:formula="of:=IF([$B.N14]=0;&quot;&quot;;[$T.N14]/[$B.N14])">
            <text:p/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декабрь</text:p>
          </table:table-cell>
          <table:table-cell table:style-name="ce21" table:number-columns-repeated="11"/>
          <table:table-cell table:style-name="ce20" table:formula="of:=IF([$B.M15]=&quot;&quot;;&quot;&quot;;[$T.M15]/[$B.M15])">
            <text:p/>
          </table:table-cell>
          <table:table-cell table:style-name="ce21" table:formula="of:=IF([$B.N15]=0;&quot;&quot;;[$T.N15]/[$B.N15])">
            <text:p/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итого в месяц</text:p>
          </table:table-cell>
          <table:table-cell table:style-name="ce21" table:formula="of:=IF([$B.B16]=0;&quot;&quot;;[$T.B16]/[$B.B16])" office:value-type="float" office:value="0" calcext:value-type="float">
            <text:p>0.00</text:p>
          </table:table-cell>
          <table:table-cell table:style-name="ce21" table:formula="of:=IF([$B.C16]=0;&quot;&quot;;[$T.C16]/[$B.C16])" office:value-type="float" office:value="0" calcext:value-type="float">
            <text:p>0.00</text:p>
          </table:table-cell>
          <table:table-cell table:style-name="ce21" table:formula="of:=IF([$B.D16]=0;&quot;&quot;;[$T.D16]/[$B.D16])" office:value-type="float" office:value="0" calcext:value-type="float">
            <text:p>0.00</text:p>
          </table:table-cell>
          <table:table-cell table:style-name="ce21" table:formula="of:=IF([$B.E16]=0;&quot;&quot;;[$T.E16]/[$B.E16])" office:value-type="float" office:value="0" calcext:value-type="float">
            <text:p>0.00</text:p>
          </table:table-cell>
          <table:table-cell table:style-name="ce21" table:formula="of:=IF([$B.F16]=0;&quot;&quot;;[$T.F16]/[$B.F16])" office:value-type="float" office:value="0" calcext:value-type="float">
            <text:p>0.00</text:p>
          </table:table-cell>
          <table:table-cell table:style-name="ce21" table:formula="of:=IF([$B.G16]=0;&quot;&quot;;[$T.G16]/[$B.G16])" office:value-type="float" office:value="0" calcext:value-type="float">
            <text:p>0.00</text:p>
          </table:table-cell>
          <table:table-cell table:style-name="ce21" table:formula="of:=IF([$B.H16]=0;&quot;&quot;;[$T.H16]/[$B.H16])" office:value-type="float" office:value="0" calcext:value-type="float">
            <text:p>0.00</text:p>
          </table:table-cell>
          <table:table-cell table:style-name="ce21" table:formula="of:=IF([$B.I16]=0;&quot;&quot;;[$T.I16]/[$B.I16])" office:value-type="float" office:value="0" calcext:value-type="float">
            <text:p>0.00</text:p>
          </table:table-cell>
          <table:table-cell table:style-name="ce21" table:formula="of:=IF([$B.J16]=0;&quot;&quot;;[$T.J16]/[$B.J16])" office:value-type="float" office:value="0" calcext:value-type="float">
            <text:p>0.00</text:p>
          </table:table-cell>
          <table:table-cell table:style-name="ce21" table:formula="of:=IF([$B.K16]=0;&quot;&quot;;[$T.K16]/[$B.K16])" office:value-type="float" office:value="0" calcext:value-type="float">
            <text:p>0.00</text:p>
          </table:table-cell>
          <table:table-cell table:style-name="ce21" table:formula="of:=IF([$B.L16]=0;&quot;&quot;;[$T.L16]/[$B.L16])">
            <text:p/>
          </table:table-cell>
          <table:table-cell table:style-name="ce21" table:formula="of:=IF([$B.M16]=0;&quot;&quot;;[$T.M16]/[$B.M16])">
            <text:p/>
          </table:table-cell>
          <table:table-cell table:style-name="ce21" table:formula="of:=IF([$B.N16]=0;&quot;&quot;;[$T.N16]/[$B.N16])" office:value-type="float" office:value="0" calcext:value-type="float">
            <text:p>0.00</text:p>
          </table:table-cell>
          <table:table-cell table:style-name="ce5" table:number-columns-repeated="12"/>
          <table:table-cell table:number-columns-repeated="998"/>
        </table:table-row>
        <table:table-row table:style-name="ro2" table:number-rows-repeated="984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PA" table:style-name="ta7">
        <table:table-column table:style-name="co1" table:default-cell-style-name="Default"/>
        <table:table-column table:style-name="co10" table:number-columns-repeated="13" table:default-cell-style-name="Default"/>
        <table:table-column table:style-name="co5" table:number-columns-repeated="1010" table:default-cell-style-name="Default"/>
        <table:table-row table:style-name="ro2">
          <table:table-cell table:style-name="ce6"/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/>
          <table:table-cell table:style-name="ce9" office:value-type="string" calcext:value-type="string">
            <text:p>январь</text:p>
          </table:table-cell>
          <table:table-cell table:style-name="ce12" office:value-type="string" calcext:value-type="string">
            <text:p>февраль</text:p>
          </table:table-cell>
          <table:table-cell table:style-name="ce9" office:value-type="string" calcext:value-type="string">
            <text:p>март</text:p>
          </table:table-cell>
          <table:table-cell table:style-name="ce9" office:value-type="string" calcext:value-type="string">
            <text:p>апрель</text:p>
          </table:table-cell>
          <table:table-cell table:style-name="ce9" office:value-type="string" calcext:value-type="string">
            <text:p>май</text:p>
          </table:table-cell>
          <table:table-cell table:style-name="ce9" office:value-type="string" calcext:value-type="string">
            <text:p>июнь</text:p>
          </table:table-cell>
          <table:table-cell table:style-name="ce9" office:value-type="string" calcext:value-type="string">
            <text:p>июль</text:p>
          </table:table-cell>
          <table:table-cell table:style-name="ce9" office:value-type="string" calcext:value-type="string">
            <text:p>август</text:p>
          </table:table-cell>
          <table:table-cell table:style-name="ce9" office:value-type="string" calcext:value-type="string">
            <text:p>сентбрь</text:p>
          </table:table-cell>
          <table:table-cell table:style-name="ce9" office:value-type="string" calcext:value-type="string">
            <text:p>октябрь</text:p>
          </table:table-cell>
          <table:table-cell table:style-name="ce9" office:value-type="string" calcext:value-type="string">
            <text:p>ноябрь</text:p>
          </table:table-cell>
          <table:table-cell table:style-name="ce9" office:value-type="string" calcext:value-type="string">
            <text:p>декабрь</text:p>
          </table:table-cell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январь</text:p>
          </table:table-cell>
          <table:table-cell table:style-name="ce10" table:formula="of:=IF([$UA.B4]=&quot;&quot;;&quot;&quot;;[$AC.B6]/[$UA.B4])" office:value-type="currency" office:currency="RUR" office:value="82.5091799265606" calcext:value-type="currency">
            <text:p>р.82.51</text:p>
          </table:table-cell>
          <table:table-cell table:style-name="ce10" table:formula="of:=IF([$UA.C4]=&quot;&quot;;&quot;&quot;;[$AC.C6]/[$UA.C4])" office:value-type="currency" office:currency="RUR" office:value="0" calcext:value-type="currency">
            <text:p>р.0.00</text:p>
          </table:table-cell>
          <table:table-cell table:style-name="ce10" table:formula="of:=IF([$UA.D4]=&quot;&quot;;&quot;&quot;;[$AC.D6]/[$UA.D4])" office:value-type="currency" office:currency="RUR" office:value="0" calcext:value-type="currency">
            <text:p>р.0.00</text:p>
          </table:table-cell>
          <table:table-cell table:style-name="ce10" table:formula="of:=IF([$UA.E4]=&quot;&quot;;&quot;&quot;;[$AC.E6]/[$UA.E4])" office:value-type="currency" office:currency="RUR" office:value="0" calcext:value-type="currency">
            <text:p>р.0.00</text:p>
          </table:table-cell>
          <table:table-cell table:style-name="ce10" table:formula="of:=IF([$UA.F4]=&quot;&quot;;&quot;&quot;;[$AC.F6]/[$UA.F4])" office:value-type="currency" office:currency="RUR" office:value="0" calcext:value-type="currency">
            <text:p>р.0.00</text:p>
          </table:table-cell>
          <table:table-cell table:style-name="ce10" table:formula="of:=IF([$UA.G4]=&quot;&quot;;&quot;&quot;;[$AC.G6]/[$UA.G4])" office:value-type="currency" office:currency="RUR" office:value="0" calcext:value-type="currency">
            <text:p>р.0.00</text:p>
          </table:table-cell>
          <table:table-cell table:style-name="ce10" table:formula="of:=IF([$UA.H4]=&quot;&quot;;&quot;&quot;;[$AC.H6]/[$UA.H4])" office:value-type="currency" office:currency="RUR" office:value="0" calcext:value-type="currency">
            <text:p>р.0.00</text:p>
          </table:table-cell>
          <table:table-cell table:style-name="ce10" table:formula="of:=IF([$UA.I4]=&quot;&quot;;&quot;&quot;;[$AC.I6]/[$UA.I4])" office:value-type="currency" office:currency="RUR" office:value="0" calcext:value-type="currency">
            <text:p>р.0.00</text:p>
          </table:table-cell>
          <table:table-cell table:style-name="ce10" table:formula="of:=IF([$UA.J4]=&quot;&quot;;&quot;&quot;;[$AC.J6]/[$UA.J4])" office:value-type="currency" office:currency="RUR" office:value="0" calcext:value-type="currency">
            <text:p>р.0.00</text:p>
          </table:table-cell>
          <table:table-cell table:style-name="ce10" table:formula="of:=IF([$UA.K4]=&quot;&quot;;&quot;&quot;;[$AC.K6]/[$UA.K4])" office:value-type="currency" office:currency="RUR" office:value="0" calcext:value-type="currency">
            <text:p>р.0.00</text:p>
          </table:table-cell>
          <table:table-cell table:style-name="ce10" table:formula="of:=IF([$UA.L4]=&quot;&quot;;&quot;&quot;;[$AC.L6]/[$UA.L4])">
            <text:p/>
          </table:table-cell>
          <table:table-cell table:style-name="ce10" table:formula="of:=IF([$UA.M4]=&quot;&quot;;&quot;&quot;;[$AC.M6]/[$UA.M4])">
            <text:p/>
          </table:table-cell>
          <table:table-cell table:style-name="ce11" table:formula="of:=IF([$UA.N4]=&quot;&quot;;&quot;&quot;;[$AC.N6]/[$UA.N4])" office:value-type="currency" office:currency="RUR" office:value="82.5091799265606" calcext:value-type="currency">
            <text:p>р.82.51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февраль</text:p>
          </table:table-cell>
          <table:table-cell table:style-name="ce11"/>
          <table:table-cell table:style-name="ce10" table:formula="of:=IF([$UA.C5]=&quot;&quot;;&quot;&quot;;[$AC.C7]/[$UA.C5])" office:value-type="currency" office:currency="RUR" office:value="77.0839944003733" calcext:value-type="currency">
            <text:p>р.77.08</text:p>
          </table:table-cell>
          <table:table-cell table:style-name="ce10" table:formula="of:=IF([$UA.D5]=&quot;&quot;;&quot;&quot;;[$AC.D7]/[$UA.D5])" office:value-type="currency" office:currency="RUR" office:value="0" calcext:value-type="currency">
            <text:p>р.0.00</text:p>
          </table:table-cell>
          <table:table-cell table:style-name="ce10" table:formula="of:=IF([$UA.E5]=&quot;&quot;;&quot;&quot;;[$AC.E7]/[$UA.E5])" office:value-type="currency" office:currency="RUR" office:value="0" calcext:value-type="currency">
            <text:p>р.0.00</text:p>
          </table:table-cell>
          <table:table-cell table:style-name="ce10" table:formula="of:=IF([$UA.F5]=&quot;&quot;;&quot;&quot;;[$AC.F7]/[$UA.F5])" office:value-type="currency" office:currency="RUR" office:value="0" calcext:value-type="currency">
            <text:p>р.0.00</text:p>
          </table:table-cell>
          <table:table-cell table:style-name="ce10" table:formula="of:=IF([$UA.G5]=&quot;&quot;;&quot;&quot;;[$AC.G7]/[$UA.G5])" office:value-type="currency" office:currency="RUR" office:value="0" calcext:value-type="currency">
            <text:p>р.0.00</text:p>
          </table:table-cell>
          <table:table-cell table:style-name="ce10" table:formula="of:=IF([$UA.H5]=&quot;&quot;;&quot;&quot;;[$AC.H7]/[$UA.H5])" office:value-type="currency" office:currency="RUR" office:value="0" calcext:value-type="currency">
            <text:p>р.0.00</text:p>
          </table:table-cell>
          <table:table-cell table:style-name="ce10" table:formula="of:=IF([$UA.I5]=&quot;&quot;;&quot;&quot;;[$AC.I7]/[$UA.I5])" office:value-type="currency" office:currency="RUR" office:value="0" calcext:value-type="currency">
            <text:p>р.0.00</text:p>
          </table:table-cell>
          <table:table-cell table:style-name="ce10" table:formula="of:=IF([$UA.J5]=&quot;&quot;;&quot;&quot;;[$AC.J7]/[$UA.J5])" office:value-type="currency" office:currency="RUR" office:value="0" calcext:value-type="currency">
            <text:p>р.0.00</text:p>
          </table:table-cell>
          <table:table-cell table:style-name="ce10" table:formula="of:=IF([$UA.K5]=&quot;&quot;;&quot;&quot;;[$AC.K7]/[$UA.K5])" office:value-type="currency" office:currency="RUR" office:value="0" calcext:value-type="currency">
            <text:p>р.0.00</text:p>
          </table:table-cell>
          <table:table-cell table:style-name="ce10" table:formula="of:=IF([$UA.L5]=&quot;&quot;;&quot;&quot;;[$AC.L7]/[$UA.L5])">
            <text:p/>
          </table:table-cell>
          <table:table-cell table:style-name="ce10" table:formula="of:=IF([$UA.M5]=&quot;&quot;;&quot;&quot;;[$AC.M7]/[$UA.M5])">
            <text:p/>
          </table:table-cell>
          <table:table-cell table:style-name="ce11" table:formula="of:=IF([$UA.N5]=&quot;&quot;;&quot;&quot;;[$AC.N7]/[$UA.N5])" office:value-type="currency" office:currency="RUR" office:value="77.0839944003733" calcext:value-type="currency">
            <text:p>р.77.08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март</text:p>
          </table:table-cell>
          <table:table-cell table:style-name="ce11" table:number-columns-repeated="2"/>
          <table:table-cell table:style-name="ce10" table:formula="of:=IF([$UA.D6]=&quot;&quot;;&quot;&quot;;[$AC.D8]/[$UA.D6])" office:value-type="currency" office:currency="RUR" office:value="78" calcext:value-type="currency">
            <text:p>р.78.00</text:p>
          </table:table-cell>
          <table:table-cell table:style-name="ce10" table:formula="of:=IF([$UA.E6]=&quot;&quot;;&quot;&quot;;[$AC.E8]/[$UA.E6])" office:value-type="currency" office:currency="RUR" office:value="0" calcext:value-type="currency">
            <text:p>р.0.00</text:p>
          </table:table-cell>
          <table:table-cell table:style-name="ce10" table:formula="of:=IF([$UA.F6]=&quot;&quot;;&quot;&quot;;[$AC.F8]/[$UA.F6])" office:value-type="currency" office:currency="RUR" office:value="0" calcext:value-type="currency">
            <text:p>р.0.00</text:p>
          </table:table-cell>
          <table:table-cell table:style-name="ce10" table:formula="of:=IF([$UA.G6]=&quot;&quot;;&quot;&quot;;[$AC.G8]/[$UA.G6])" office:value-type="currency" office:currency="RUR" office:value="0" calcext:value-type="currency">
            <text:p>р.0.00</text:p>
          </table:table-cell>
          <table:table-cell table:style-name="ce10" table:formula="of:=IF([$UA.H6]=&quot;&quot;;&quot;&quot;;[$AC.H8]/[$UA.H6])" office:value-type="currency" office:currency="RUR" office:value="0" calcext:value-type="currency">
            <text:p>р.0.00</text:p>
          </table:table-cell>
          <table:table-cell table:style-name="ce10" table:formula="of:=IF([$UA.I6]=&quot;&quot;;&quot;&quot;;[$AC.I8]/[$UA.I6])" office:value-type="currency" office:currency="RUR" office:value="0" calcext:value-type="currency">
            <text:p>р.0.00</text:p>
          </table:table-cell>
          <table:table-cell table:style-name="ce10" table:formula="of:=IF([$UA.J6]=&quot;&quot;;&quot;&quot;;[$AC.J8]/[$UA.J6])" office:value-type="currency" office:currency="RUR" office:value="0" calcext:value-type="currency">
            <text:p>р.0.00</text:p>
          </table:table-cell>
          <table:table-cell table:style-name="ce10" table:formula="of:=IF([$UA.K6]=&quot;&quot;;&quot;&quot;;[$AC.K8]/[$UA.K6])" office:value-type="currency" office:currency="RUR" office:value="0" calcext:value-type="currency">
            <text:p>р.0.00</text:p>
          </table:table-cell>
          <table:table-cell table:style-name="ce10" table:formula="of:=IF([$UA.L6]=&quot;&quot;;&quot;&quot;;[$AC.L8]/[$UA.L6])">
            <text:p/>
          </table:table-cell>
          <table:table-cell table:style-name="ce10" table:formula="of:=IF([$UA.M6]=&quot;&quot;;&quot;&quot;;[$AC.M8]/[$UA.M6])">
            <text:p/>
          </table:table-cell>
          <table:table-cell table:style-name="ce11" table:formula="of:=IF([$UA.N6]=&quot;&quot;;&quot;&quot;;[$AC.N8]/[$UA.N6])" office:value-type="currency" office:currency="RUR" office:value="78" calcext:value-type="currency">
            <text:p>р.78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апрель</text:p>
          </table:table-cell>
          <table:table-cell table:style-name="ce11" table:number-columns-repeated="3"/>
          <table:table-cell table:style-name="ce10" table:formula="of:=IF([$UA.E7]=&quot;&quot;;&quot;&quot;;[$AC.E9]/[$UA.E7])" office:value-type="currency" office:currency="RUR" office:value="75.3337476693599" calcext:value-type="currency">
            <text:p>р.75.33</text:p>
          </table:table-cell>
          <table:table-cell table:style-name="ce10" table:formula="of:=IF([$UA.F7]=&quot;&quot;;&quot;&quot;;[$AC.F9]/[$UA.F7])" office:value-type="currency" office:currency="RUR" office:value="0" calcext:value-type="currency">
            <text:p>р.0.00</text:p>
          </table:table-cell>
          <table:table-cell table:style-name="ce10" table:formula="of:=IF([$UA.G7]=&quot;&quot;;&quot;&quot;;[$AC.G9]/[$UA.G7])" office:value-type="currency" office:currency="RUR" office:value="0" calcext:value-type="currency">
            <text:p>р.0.00</text:p>
          </table:table-cell>
          <table:table-cell table:style-name="ce10" table:formula="of:=IF([$UA.H7]=&quot;&quot;;&quot;&quot;;[$AC.H9]/[$UA.H7])" office:value-type="currency" office:currency="RUR" office:value="0" calcext:value-type="currency">
            <text:p>р.0.00</text:p>
          </table:table-cell>
          <table:table-cell table:style-name="ce10" table:formula="of:=IF([$UA.I7]=&quot;&quot;;&quot;&quot;;[$AC.I9]/[$UA.I7])" office:value-type="currency" office:currency="RUR" office:value="0" calcext:value-type="currency">
            <text:p>р.0.00</text:p>
          </table:table-cell>
          <table:table-cell table:style-name="ce10" table:formula="of:=IF([$UA.J7]=&quot;&quot;;&quot;&quot;;[$AC.J9]/[$UA.J7])" office:value-type="currency" office:currency="RUR" office:value="0" calcext:value-type="currency">
            <text:p>р.0.00</text:p>
          </table:table-cell>
          <table:table-cell table:style-name="ce10" table:formula="of:=IF([$UA.K7]=&quot;&quot;;&quot;&quot;;[$AC.K9]/[$UA.K7])" office:value-type="currency" office:currency="RUR" office:value="0" calcext:value-type="currency">
            <text:p>р.0.00</text:p>
          </table:table-cell>
          <table:table-cell table:style-name="ce10" table:formula="of:=IF([$UA.L7]=&quot;&quot;;&quot;&quot;;[$AC.L9]/[$UA.L7])">
            <text:p/>
          </table:table-cell>
          <table:table-cell table:style-name="ce10" table:formula="of:=IF([$UA.M7]=&quot;&quot;;&quot;&quot;;[$AC.M9]/[$UA.M7])">
            <text:p/>
          </table:table-cell>
          <table:table-cell table:style-name="ce11" table:formula="of:=IF([$UA.N7]=&quot;&quot;;&quot;&quot;;[$AC.N9]/[$UA.N7])" office:value-type="currency" office:currency="RUR" office:value="75.3337476693599" calcext:value-type="currency">
            <text:p>р.75.33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май</text:p>
          </table:table-cell>
          <table:table-cell table:style-name="ce11" table:number-columns-repeated="4"/>
          <table:table-cell table:style-name="ce10" table:formula="of:=IF([$UA.F8]=&quot;&quot;;&quot;&quot;;[$AC.F10]/[$UA.F8])" office:value-type="currency" office:currency="RUR" office:value="78.9240790655885" calcext:value-type="currency">
            <text:p>р.78.92</text:p>
          </table:table-cell>
          <table:table-cell table:style-name="ce10" table:formula="of:=IF([$UA.G8]=&quot;&quot;;&quot;&quot;;[$AC.G10]/[$UA.G8])" office:value-type="currency" office:currency="RUR" office:value="0" calcext:value-type="currency">
            <text:p>р.0.00</text:p>
          </table:table-cell>
          <table:table-cell table:style-name="ce10" table:formula="of:=IF([$UA.H8]=&quot;&quot;;&quot;&quot;;[$AC.H10]/[$UA.H8])" office:value-type="currency" office:currency="RUR" office:value="0" calcext:value-type="currency">
            <text:p>р.0.00</text:p>
          </table:table-cell>
          <table:table-cell table:style-name="ce10" table:formula="of:=IF([$UA.I8]=&quot;&quot;;&quot;&quot;;[$AC.I10]/[$UA.I8])" office:value-type="currency" office:currency="RUR" office:value="0" calcext:value-type="currency">
            <text:p>р.0.00</text:p>
          </table:table-cell>
          <table:table-cell table:style-name="ce10" table:formula="of:=IF([$UA.J8]=&quot;&quot;;&quot;&quot;;[$AC.J10]/[$UA.J8])" office:value-type="currency" office:currency="RUR" office:value="0" calcext:value-type="currency">
            <text:p>р.0.00</text:p>
          </table:table-cell>
          <table:table-cell table:style-name="ce10" table:formula="of:=IF([$UA.K8]=&quot;&quot;;&quot;&quot;;[$AC.K10]/[$UA.K8])" office:value-type="currency" office:currency="RUR" office:value="0" calcext:value-type="currency">
            <text:p>р.0.00</text:p>
          </table:table-cell>
          <table:table-cell table:style-name="ce10" table:formula="of:=IF([$UA.L8]=&quot;&quot;;&quot;&quot;;[$AC.L10]/[$UA.L8])">
            <text:p/>
          </table:table-cell>
          <table:table-cell table:style-name="ce10" table:formula="of:=IF([$UA.M8]=&quot;&quot;;&quot;&quot;;[$AC.M10]/[$UA.M8])">
            <text:p/>
          </table:table-cell>
          <table:table-cell table:style-name="ce11" table:formula="of:=IF([$UA.N8]=&quot;&quot;;&quot;&quot;;[$AC.N10]/[$UA.N8])" office:value-type="currency" office:currency="RUR" office:value="78.9240790655885" calcext:value-type="currency">
            <text:p>р.78.92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июнь</text:p>
          </table:table-cell>
          <table:table-cell table:style-name="ce11" table:number-columns-repeated="5"/>
          <table:table-cell table:style-name="ce10" table:formula="of:=IF([$UA.G9]=&quot;&quot;;&quot;&quot;;[$AC.G11]/[$UA.G9])" office:value-type="currency" office:currency="RUR" office:value="79.8270202020202" calcext:value-type="currency">
            <text:p>р.79.83</text:p>
          </table:table-cell>
          <table:table-cell table:style-name="ce10" table:formula="of:=IF([$UA.H9]=&quot;&quot;;&quot;&quot;;[$AC.H11]/[$UA.H9])" office:value-type="currency" office:currency="RUR" office:value="0" calcext:value-type="currency">
            <text:p>р.0.00</text:p>
          </table:table-cell>
          <table:table-cell table:style-name="ce10" table:formula="of:=IF([$UA.I9]=&quot;&quot;;&quot;&quot;;[$AC.I11]/[$UA.I9])" office:value-type="currency" office:currency="RUR" office:value="0" calcext:value-type="currency">
            <text:p>р.0.00</text:p>
          </table:table-cell>
          <table:table-cell table:style-name="ce10" table:formula="of:=IF([$UA.J9]=&quot;&quot;;&quot;&quot;;[$AC.J11]/[$UA.J9])" office:value-type="currency" office:currency="RUR" office:value="0" calcext:value-type="currency">
            <text:p>р.0.00</text:p>
          </table:table-cell>
          <table:table-cell table:style-name="ce10" table:formula="of:=IF([$UA.K9]=&quot;&quot;;&quot;&quot;;[$AC.K11]/[$UA.K9])" office:value-type="currency" office:currency="RUR" office:value="0" calcext:value-type="currency">
            <text:p>р.0.00</text:p>
          </table:table-cell>
          <table:table-cell table:style-name="ce10" table:formula="of:=IF([$UA.L9]=&quot;&quot;;&quot;&quot;;[$AC.L11]/[$UA.L9])">
            <text:p/>
          </table:table-cell>
          <table:table-cell table:style-name="ce10" table:formula="of:=IF([$UA.M9]=&quot;&quot;;&quot;&quot;;[$AC.M11]/[$UA.M9])">
            <text:p/>
          </table:table-cell>
          <table:table-cell table:style-name="ce11" table:formula="of:=IF([$UA.N9]=&quot;&quot;;&quot;&quot;;[$AC.N11]/[$UA.N9])" office:value-type="currency" office:currency="RUR" office:value="79.8270202020202" calcext:value-type="currency">
            <text:p>р.79.83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июль</text:p>
          </table:table-cell>
          <table:table-cell table:style-name="ce11" table:number-columns-repeated="6"/>
          <table:table-cell table:style-name="ce10" table:formula="of:=IF([$UA.H10]=&quot;&quot;;&quot;&quot;;[$AC.H12]/[$UA.H10])" office:value-type="currency" office:currency="RUR" office:value="74.810393258427" calcext:value-type="currency">
            <text:p>р.74.81</text:p>
          </table:table-cell>
          <table:table-cell table:style-name="ce10" table:formula="of:=IF([$UA.I10]=&quot;&quot;;&quot;&quot;;[$AC.I12]/[$UA.I10])" office:value-type="currency" office:currency="RUR" office:value="0" calcext:value-type="currency">
            <text:p>р.0.00</text:p>
          </table:table-cell>
          <table:table-cell table:style-name="ce10" table:formula="of:=IF([$UA.J10]=&quot;&quot;;&quot;&quot;;[$AC.J12]/[$UA.J10])" office:value-type="currency" office:currency="RUR" office:value="0" calcext:value-type="currency">
            <text:p>р.0.00</text:p>
          </table:table-cell>
          <table:table-cell table:style-name="ce10" table:formula="of:=IF([$UA.K10]=&quot;&quot;;&quot;&quot;;[$AC.K12]/[$UA.K10])" office:value-type="currency" office:currency="RUR" office:value="0" calcext:value-type="currency">
            <text:p>р.0.00</text:p>
          </table:table-cell>
          <table:table-cell table:style-name="ce10" table:formula="of:=IF([$UA.L10]=&quot;&quot;;&quot;&quot;;[$AC.L12]/[$UA.L10])">
            <text:p/>
          </table:table-cell>
          <table:table-cell table:style-name="ce10" table:formula="of:=IF([$UA.M10]=&quot;&quot;;&quot;&quot;;[$AC.M12]/[$UA.M10])">
            <text:p/>
          </table:table-cell>
          <table:table-cell table:style-name="ce11" table:formula="of:=IF([$UA.N10]=&quot;&quot;;&quot;&quot;;[$AC.N12]/[$UA.N10])" office:value-type="currency" office:currency="RUR" office:value="74.810393258427" calcext:value-type="currency">
            <text:p>р.74.81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август</text:p>
          </table:table-cell>
          <table:table-cell table:style-name="ce11" table:number-columns-repeated="7"/>
          <table:table-cell table:style-name="ce10" table:formula="of:=IF([$UA.I11]=&quot;&quot;;&quot;&quot;;[$AC.I13]/[$UA.I11])" office:value-type="currency" office:currency="RUR" office:value="75.4389978213508" calcext:value-type="currency">
            <text:p>р.75.44</text:p>
          </table:table-cell>
          <table:table-cell table:style-name="ce10" table:formula="of:=IF([$UA.J11]=&quot;&quot;;&quot;&quot;;[$AC.J13]/[$UA.J11])" office:value-type="currency" office:currency="RUR" office:value="0" calcext:value-type="currency">
            <text:p>р.0.00</text:p>
          </table:table-cell>
          <table:table-cell table:style-name="ce10" table:formula="of:=IF([$UA.K11]=&quot;&quot;;&quot;&quot;;[$AC.K13]/[$UA.K11])" office:value-type="currency" office:currency="RUR" office:value="0" calcext:value-type="currency">
            <text:p>р.0.00</text:p>
          </table:table-cell>
          <table:table-cell table:style-name="ce10" table:formula="of:=IF([$UA.L11]=&quot;&quot;;&quot;&quot;;[$AC.L13]/[$UA.L11])">
            <text:p/>
          </table:table-cell>
          <table:table-cell table:style-name="ce10" table:formula="of:=IF([$UA.M11]=&quot;&quot;;&quot;&quot;;[$AC.M13]/[$UA.M11])">
            <text:p/>
          </table:table-cell>
          <table:table-cell table:style-name="ce11" table:formula="of:=IF([$UA.N11]=&quot;&quot;;&quot;&quot;;[$AC.N13]/[$UA.N11])" office:value-type="currency" office:currency="RUR" office:value="75.4389978213508" calcext:value-type="currency">
            <text:p>р.75.44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сентябрь</text:p>
          </table:table-cell>
          <table:table-cell table:style-name="ce11" table:number-columns-repeated="8"/>
          <table:table-cell table:style-name="ce10" table:formula="of:=IF([$UA.J12]=&quot;&quot;;&quot;&quot;;[$AC.J14]/[$UA.J12])" office:value-type="currency" office:currency="RUR" office:value="81.1009239516702" calcext:value-type="currency">
            <text:p>р.81.10</text:p>
          </table:table-cell>
          <table:table-cell table:style-name="ce10" table:formula="of:=IF([$UA.K12]=&quot;&quot;;&quot;&quot;;[$AC.K14]/[$UA.K12])" office:value-type="currency" office:currency="RUR" office:value="0" calcext:value-type="currency">
            <text:p>р.0.00</text:p>
          </table:table-cell>
          <table:table-cell table:style-name="ce10" table:formula="of:=IF([$UA.L12]=&quot;&quot;;&quot;&quot;;[$AC.L14]/[$UA.L12])">
            <text:p/>
          </table:table-cell>
          <table:table-cell table:style-name="ce10" table:formula="of:=IF([$UA.M12]=&quot;&quot;;&quot;&quot;;[$AC.M14]/[$UA.M12])">
            <text:p/>
          </table:table-cell>
          <table:table-cell table:style-name="ce11" table:formula="of:=IF([$UA.N12]=&quot;&quot;;&quot;&quot;;[$AC.N14]/[$UA.N12])" office:value-type="currency" office:currency="RUR" office:value="81.1009239516702" calcext:value-type="currency">
            <text:p>р.81.1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октябрь</text:p>
          </table:table-cell>
          <table:table-cell table:style-name="ce11" table:number-columns-repeated="9"/>
          <table:table-cell table:style-name="ce10" table:formula="of:=IF([$UA.K13]=&quot;&quot;;&quot;&quot;;[$AC.K15]/[$UA.K13])" office:value-type="currency" office:currency="RUR" office:value="194.733333333333" calcext:value-type="currency">
            <text:p>р.194.73</text:p>
          </table:table-cell>
          <table:table-cell table:style-name="ce10" table:formula="of:=IF([$UA.L13]=&quot;&quot;;&quot;&quot;;[$AC.L15]/[$UA.L13])">
            <text:p/>
          </table:table-cell>
          <table:table-cell table:style-name="ce10" table:formula="of:=IF([$UA.M13]=&quot;&quot;;&quot;&quot;;[$AC.M15]/[$UA.M13])">
            <text:p/>
          </table:table-cell>
          <table:table-cell table:style-name="ce11" table:formula="of:=IF([$UA.N13]=&quot;&quot;;&quot;&quot;;[$AC.N15]/[$UA.N13])" office:value-type="currency" office:currency="RUR" office:value="194.733333333333" calcext:value-type="currency">
            <text:p>р.194.73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ноябрь</text:p>
          </table:table-cell>
          <table:table-cell table:style-name="ce11" table:number-columns-repeated="10"/>
          <table:table-cell table:style-name="ce10" table:formula="of:=IF([$UA.L14]=&quot;&quot;;&quot;&quot;;[$AC.L16]/[$UA.L14])">
            <text:p/>
          </table:table-cell>
          <table:table-cell table:style-name="ce10" table:formula="of:=IF([$UA.M14]=&quot;&quot;;&quot;&quot;;[$AC.M16]/[$UA.M14])">
            <text:p/>
          </table:table-cell>
          <table:table-cell table:style-name="ce11" table:formula="of:=IF([$UA.N14]=&quot;&quot;;&quot;&quot;;[$AC.N16]/[$UA.N14])">
            <text:p/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декабрь</text:p>
          </table:table-cell>
          <table:table-cell table:style-name="ce11" table:number-columns-repeated="11"/>
          <table:table-cell table:style-name="ce10" table:formula="of:=IF([$UA.M15]=&quot;&quot;;&quot;&quot;;[$AC.M17]/[$UA.M15])">
            <text:p/>
          </table:table-cell>
          <table:table-cell table:style-name="ce11" table:formula="of:=IF([$UA.N15]=&quot;&quot;;&quot;&quot;;[$AC.N17]/[$UA.N15])">
            <text:p/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итого в месяц</text:p>
          </table:table-cell>
          <table:table-cell table:style-name="ce11" table:formula="of:=IF([$UA.B16]=0;&quot;&quot;;[$AC.B18]/[$UA.B16])" office:value-type="currency" office:currency="RUR" office:value="82.5091799265606" calcext:value-type="currency">
            <text:p>р.82.51</text:p>
          </table:table-cell>
          <table:table-cell table:style-name="ce11" table:formula="of:=IF([$UA.C16]=0;&quot;&quot;;[$AC.C18]/[$UA.C16])" office:value-type="currency" office:currency="RUR" office:value="51.1902696002479" calcext:value-type="currency">
            <text:p>р.51.19</text:p>
          </table:table-cell>
          <table:table-cell table:style-name="ce11" table:formula="of:=IF([$UA.D16]=0;&quot;&quot;;[$AC.D18]/[$UA.D16])" office:value-type="currency" office:currency="RUR" office:value="34.5870189546238" calcext:value-type="currency">
            <text:p>р.34.59</text:p>
          </table:table-cell>
          <table:table-cell table:style-name="ce11" table:formula="of:=IF([$UA.E16]=0;&quot;&quot;;[$AC.E18]/[$UA.E16])" office:value-type="currency" office:currency="RUR" office:value="35.3903649635036" calcext:value-type="currency">
            <text:p>р.35.39</text:p>
          </table:table-cell>
          <table:table-cell table:style-name="ce11" table:formula="of:=IF([$UA.F16]=0;&quot;&quot;;[$AC.F18]/[$UA.F16])" office:value-type="currency" office:currency="RUR" office:value="42.1408011513552" calcext:value-type="currency">
            <text:p>р.42.14</text:p>
          </table:table-cell>
          <table:table-cell table:style-name="ce11" table:formula="of:=IF([$UA.G16]=0;&quot;&quot;;[$AC.G18]/[$UA.G16])" office:value-type="currency" office:currency="RUR" office:value="38.0861445783133" calcext:value-type="currency">
            <text:p>р.38.09</text:p>
          </table:table-cell>
          <table:table-cell table:style-name="ce11" table:formula="of:=IF([$UA.H16]=0;&quot;&quot;;[$AC.H18]/[$UA.H16])" office:value-type="currency" office:currency="RUR" office:value="23.7260579064588" calcext:value-type="currency">
            <text:p>р.23.73</text:p>
          </table:table-cell>
          <table:table-cell table:style-name="ce11" table:formula="of:=IF([$UA.I16]=0;&quot;&quot;;[$AC.I18]/[$UA.I16])" office:value-type="currency" office:currency="RUR" office:value="29.8054658919733" calcext:value-type="currency">
            <text:p>р.29.81</text:p>
          </table:table-cell>
          <table:table-cell table:style-name="ce11" table:formula="of:=IF([$UA.J16]=0;&quot;&quot;;[$AC.J18]/[$UA.J16])" office:value-type="currency" office:currency="RUR" office:value="25.5334526739763" calcext:value-type="currency">
            <text:p>р.25.53</text:p>
          </table:table-cell>
          <table:table-cell table:style-name="ce11" table:formula="of:=IF([$UA.K16]=0;&quot;&quot;;[$AC.K18]/[$UA.K16])" office:value-type="currency" office:currency="RUR" office:value="4.66613418530351" calcext:value-type="currency">
            <text:p>р.4.67</text:p>
          </table:table-cell>
          <table:table-cell table:style-name="ce11" table:formula="of:=IF([$UA.L16]=0;&quot;&quot;;[$AC.L18]/[$UA.L16])">
            <text:p/>
          </table:table-cell>
          <table:table-cell table:style-name="ce11" table:formula="of:=IF([$UA.M16]=0;&quot;&quot;;[$AC.M18]/[$UA.M16])">
            <text:p/>
          </table:table-cell>
          <table:table-cell table:style-name="ce11" table:formula="of:=IF([$UA.N16]=0;&quot;&quot;;[$AC.N18]/[$UA.N16])" office:value-type="currency" office:currency="RUR" office:value="78.3779653706328" calcext:value-type="currency">
            <text:p>р.78.38</text:p>
          </table:table-cell>
          <table:table-cell table:style-name="ce5" table:number-columns-repeated="12"/>
          <table:table-cell table:number-columns-repeated="998"/>
        </table:table-row>
        <table:table-row table:style-name="ro2" table:number-rows-repeated="984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ey" table:style-name="ta8">
        <table:table-column table:style-name="co1" table:default-cell-style-name="Default"/>
        <table:table-column table:style-name="co10" table:number-columns-repeated="12" table:default-cell-style-name="Default"/>
        <table:table-column table:style-name="co11" table:default-cell-style-name="Default"/>
        <table:table-column table:style-name="co5" table:number-columns-repeated="1010" table:default-cell-style-name="Default"/>
        <table:table-row table:style-name="ro2">
          <table:table-cell table:style-name="ce6"/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/>
          <table:table-cell table:style-name="ce9" office:value-type="string" calcext:value-type="string">
            <text:p>январь</text:p>
          </table:table-cell>
          <table:table-cell table:style-name="ce12" office:value-type="string" calcext:value-type="string">
            <text:p>февраль</text:p>
          </table:table-cell>
          <table:table-cell table:style-name="ce9" office:value-type="string" calcext:value-type="string">
            <text:p>март</text:p>
          </table:table-cell>
          <table:table-cell table:style-name="ce9" office:value-type="string" calcext:value-type="string">
            <text:p>апрель</text:p>
          </table:table-cell>
          <table:table-cell table:style-name="ce9" office:value-type="string" calcext:value-type="string">
            <text:p>май</text:p>
          </table:table-cell>
          <table:table-cell table:style-name="ce9" office:value-type="string" calcext:value-type="string">
            <text:p>июнь</text:p>
          </table:table-cell>
          <table:table-cell table:style-name="ce9" office:value-type="string" calcext:value-type="string">
            <text:p>июль</text:p>
          </table:table-cell>
          <table:table-cell table:style-name="ce9" office:value-type="string" calcext:value-type="string">
            <text:p>август</text:p>
          </table:table-cell>
          <table:table-cell table:style-name="ce9" office:value-type="string" calcext:value-type="string">
            <text:p>сентбрь</text:p>
          </table:table-cell>
          <table:table-cell table:style-name="ce9" office:value-type="string" calcext:value-type="string">
            <text:p>октябрь</text:p>
          </table:table-cell>
          <table:table-cell table:style-name="ce9" office:value-type="string" calcext:value-type="string">
            <text:p>ноябрь</text:p>
          </table:table-cell>
          <table:table-cell table:style-name="ce9" office:value-type="string" calcext:value-type="string">
            <text:p>декабрь</text:p>
          </table:table-cell>
          <table:table-cell table:style-name="ce9" office:value-type="string" calcext:value-type="string">
            <text:p>итого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январь</text:p>
          </table:table-cell>
          <table:table-cell table:style-name="ce10" table:formula="of:=[$T.B4]*500" office:value-type="currency" office:currency="RUR" office:value="0" calcext:value-type="currency">
            <text:p>р.0.00</text:p>
          </table:table-cell>
          <table:table-cell table:style-name="ce10" table:formula="of:=[$T.C4]*500" office:value-type="currency" office:currency="RUR" office:value="0" calcext:value-type="currency">
            <text:p>р.0.00</text:p>
          </table:table-cell>
          <table:table-cell table:style-name="ce10" table:formula="of:=[$T.D4]*500" office:value-type="currency" office:currency="RUR" office:value="0" calcext:value-type="currency">
            <text:p>р.0.00</text:p>
          </table:table-cell>
          <table:table-cell table:style-name="ce10" table:formula="of:=[$T.E4]*500" office:value-type="currency" office:currency="RUR" office:value="0" calcext:value-type="currency">
            <text:p>р.0.00</text:p>
          </table:table-cell>
          <table:table-cell table:style-name="ce10" table:formula="of:=[$T.F4]*500" office:value-type="currency" office:currency="RUR" office:value="0" calcext:value-type="currency">
            <text:p>р.0.00</text:p>
          </table:table-cell>
          <table:table-cell table:style-name="ce10" table:formula="of:=[$T.G4]*500" office:value-type="currency" office:currency="RUR" office:value="0" calcext:value-type="currency">
            <text:p>р.0.00</text:p>
          </table:table-cell>
          <table:table-cell table:style-name="ce10" table:formula="of:=[$T.H4]*500" office:value-type="currency" office:currency="RUR" office:value="0" calcext:value-type="currency">
            <text:p>р.0.00</text:p>
          </table:table-cell>
          <table:table-cell table:style-name="ce10" table:formula="of:=[$T.I4]*500" office:value-type="currency" office:currency="RUR" office:value="0" calcext:value-type="currency">
            <text:p>р.0.00</text:p>
          </table:table-cell>
          <table:table-cell table:style-name="ce10" table:formula="of:=[$T.J4]*500" office:value-type="currency" office:currency="RUR" office:value="0" calcext:value-type="currency">
            <text:p>р.0.00</text:p>
          </table:table-cell>
          <table:table-cell table:style-name="ce10" table:formula="of:=[$T.K4]*500" office:value-type="currency" office:currency="RUR" office:value="0" calcext:value-type="currency">
            <text:p>р.0.00</text:p>
          </table:table-cell>
          <table:table-cell table:style-name="ce10" table:formula="of:=[$T.L4]*500" office:value-type="currency" office:currency="RUR" office:value="0" calcext:value-type="currency">
            <text:p>р.0.00</text:p>
          </table:table-cell>
          <table:table-cell table:style-name="ce10" table:formula="of:=[$T.M4]*500" office:value-type="currency" office:currency="RUR" office:value="0" calcext:value-type="currency">
            <text:p>р.0.00</text:p>
          </table:table-cell>
          <table:table-cell table:style-name="ce11" table:formula="of:=SUM([.B4:.M4])" office:value-type="currency" office:currency="RUR" office:value="0" calcext:value-type="currency">
            <text:p>р.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февраль</text:p>
          </table:table-cell>
          <table:table-cell table:style-name="ce11"/>
          <table:table-cell table:style-name="ce10" table:formula="of:=[$T.C5]*500" office:value-type="currency" office:currency="RUR" office:value="0" calcext:value-type="currency">
            <text:p>р.0.00</text:p>
          </table:table-cell>
          <table:table-cell table:style-name="ce10" table:formula="of:=[$T.D5]*500" office:value-type="currency" office:currency="RUR" office:value="0" calcext:value-type="currency">
            <text:p>р.0.00</text:p>
          </table:table-cell>
          <table:table-cell table:style-name="ce10" table:formula="of:=[$T.E5]*500" office:value-type="currency" office:currency="RUR" office:value="0" calcext:value-type="currency">
            <text:p>р.0.00</text:p>
          </table:table-cell>
          <table:table-cell table:style-name="ce10" table:formula="of:=[$T.F5]*500" office:value-type="currency" office:currency="RUR" office:value="0" calcext:value-type="currency">
            <text:p>р.0.00</text:p>
          </table:table-cell>
          <table:table-cell table:style-name="ce10" table:formula="of:=[$T.G5]*500" office:value-type="currency" office:currency="RUR" office:value="0" calcext:value-type="currency">
            <text:p>р.0.00</text:p>
          </table:table-cell>
          <table:table-cell table:style-name="ce10" table:formula="of:=[$T.H5]*500" office:value-type="currency" office:currency="RUR" office:value="0" calcext:value-type="currency">
            <text:p>р.0.00</text:p>
          </table:table-cell>
          <table:table-cell table:style-name="ce10" table:formula="of:=[$T.I5]*500" office:value-type="currency" office:currency="RUR" office:value="0" calcext:value-type="currency">
            <text:p>р.0.00</text:p>
          </table:table-cell>
          <table:table-cell table:style-name="ce10" table:formula="of:=[$T.J5]*500" office:value-type="currency" office:currency="RUR" office:value="0" calcext:value-type="currency">
            <text:p>р.0.00</text:p>
          </table:table-cell>
          <table:table-cell table:style-name="ce10" table:formula="of:=[$T.K5]*500" office:value-type="currency" office:currency="RUR" office:value="0" calcext:value-type="currency">
            <text:p>р.0.00</text:p>
          </table:table-cell>
          <table:table-cell table:style-name="ce10" table:formula="of:=[$T.L5]*500" office:value-type="currency" office:currency="RUR" office:value="0" calcext:value-type="currency">
            <text:p>р.0.00</text:p>
          </table:table-cell>
          <table:table-cell table:style-name="ce10" table:formula="of:=[$T.M5]*500" office:value-type="currency" office:currency="RUR" office:value="0" calcext:value-type="currency">
            <text:p>р.0.00</text:p>
          </table:table-cell>
          <table:table-cell table:style-name="ce11" table:formula="of:=SUM([.B5:.M5])" office:value-type="currency" office:currency="RUR" office:value="0" calcext:value-type="currency">
            <text:p>р.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март</text:p>
          </table:table-cell>
          <table:table-cell table:style-name="ce11" table:number-columns-repeated="2"/>
          <table:table-cell table:style-name="ce10" table:formula="of:=[$T.D6]*500" office:value-type="currency" office:currency="RUR" office:value="0" calcext:value-type="currency">
            <text:p>р.0.00</text:p>
          </table:table-cell>
          <table:table-cell table:style-name="ce10" table:formula="of:=[$T.E6]*500" office:value-type="currency" office:currency="RUR" office:value="0" calcext:value-type="currency">
            <text:p>р.0.00</text:p>
          </table:table-cell>
          <table:table-cell table:style-name="ce10" table:formula="of:=[$T.F6]*500" office:value-type="currency" office:currency="RUR" office:value="0" calcext:value-type="currency">
            <text:p>р.0.00</text:p>
          </table:table-cell>
          <table:table-cell table:style-name="ce10" table:formula="of:=[$T.G6]*500" office:value-type="currency" office:currency="RUR" office:value="0" calcext:value-type="currency">
            <text:p>р.0.00</text:p>
          </table:table-cell>
          <table:table-cell table:style-name="ce10" table:formula="of:=[$T.H6]*500" office:value-type="currency" office:currency="RUR" office:value="0" calcext:value-type="currency">
            <text:p>р.0.00</text:p>
          </table:table-cell>
          <table:table-cell table:style-name="ce10" table:formula="of:=[$T.I6]*500" office:value-type="currency" office:currency="RUR" office:value="0" calcext:value-type="currency">
            <text:p>р.0.00</text:p>
          </table:table-cell>
          <table:table-cell table:style-name="ce10" table:formula="of:=[$T.J6]*500" office:value-type="currency" office:currency="RUR" office:value="0" calcext:value-type="currency">
            <text:p>р.0.00</text:p>
          </table:table-cell>
          <table:table-cell table:style-name="ce10" table:formula="of:=[$T.K6]*500" office:value-type="currency" office:currency="RUR" office:value="0" calcext:value-type="currency">
            <text:p>р.0.00</text:p>
          </table:table-cell>
          <table:table-cell table:style-name="ce10" table:formula="of:=[$T.L6]*500" office:value-type="currency" office:currency="RUR" office:value="0" calcext:value-type="currency">
            <text:p>р.0.00</text:p>
          </table:table-cell>
          <table:table-cell table:style-name="ce10" table:formula="of:=[$T.M6]*500" office:value-type="currency" office:currency="RUR" office:value="0" calcext:value-type="currency">
            <text:p>р.0.00</text:p>
          </table:table-cell>
          <table:table-cell table:style-name="ce11" table:formula="of:=SUM([.B6:.M6])" office:value-type="currency" office:currency="RUR" office:value="0" calcext:value-type="currency">
            <text:p>р.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апрель</text:p>
          </table:table-cell>
          <table:table-cell table:style-name="ce11" table:number-columns-repeated="3"/>
          <table:table-cell table:style-name="ce10" table:formula="of:=[$T.E7]*500" office:value-type="currency" office:currency="RUR" office:value="0" calcext:value-type="currency">
            <text:p>р.0.00</text:p>
          </table:table-cell>
          <table:table-cell table:style-name="ce10" table:formula="of:=[$T.F7]*500" office:value-type="currency" office:currency="RUR" office:value="0" calcext:value-type="currency">
            <text:p>р.0.00</text:p>
          </table:table-cell>
          <table:table-cell table:style-name="ce10" table:formula="of:=[$T.G7]*500" office:value-type="currency" office:currency="RUR" office:value="0" calcext:value-type="currency">
            <text:p>р.0.00</text:p>
          </table:table-cell>
          <table:table-cell table:style-name="ce10" table:formula="of:=[$T.H7]*500" office:value-type="currency" office:currency="RUR" office:value="0" calcext:value-type="currency">
            <text:p>р.0.00</text:p>
          </table:table-cell>
          <table:table-cell table:style-name="ce10" table:formula="of:=[$T.I7]*500" office:value-type="currency" office:currency="RUR" office:value="0" calcext:value-type="currency">
            <text:p>р.0.00</text:p>
          </table:table-cell>
          <table:table-cell table:style-name="ce10" table:formula="of:=[$T.J7]*500" office:value-type="currency" office:currency="RUR" office:value="0" calcext:value-type="currency">
            <text:p>р.0.00</text:p>
          </table:table-cell>
          <table:table-cell table:style-name="ce10" table:formula="of:=[$T.K7]*500" office:value-type="currency" office:currency="RUR" office:value="0" calcext:value-type="currency">
            <text:p>р.0.00</text:p>
          </table:table-cell>
          <table:table-cell table:style-name="ce10" table:formula="of:=[$T.L7]*500" office:value-type="currency" office:currency="RUR" office:value="0" calcext:value-type="currency">
            <text:p>р.0.00</text:p>
          </table:table-cell>
          <table:table-cell table:style-name="ce10" table:formula="of:=[$T.M7]*500" office:value-type="currency" office:currency="RUR" office:value="0" calcext:value-type="currency">
            <text:p>р.0.00</text:p>
          </table:table-cell>
          <table:table-cell table:style-name="ce11" table:formula="of:=SUM([.B7:.M7])" office:value-type="currency" office:currency="RUR" office:value="0" calcext:value-type="currency">
            <text:p>р.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май</text:p>
          </table:table-cell>
          <table:table-cell table:style-name="ce11" table:number-columns-repeated="4"/>
          <table:table-cell table:style-name="ce10" table:formula="of:=[$T.F8]*500" office:value-type="currency" office:currency="RUR" office:value="0" calcext:value-type="currency">
            <text:p>р.0.00</text:p>
          </table:table-cell>
          <table:table-cell table:style-name="ce10" table:formula="of:=[$T.G8]*500" office:value-type="currency" office:currency="RUR" office:value="0" calcext:value-type="currency">
            <text:p>р.0.00</text:p>
          </table:table-cell>
          <table:table-cell table:style-name="ce10" table:formula="of:=[$T.H8]*500" office:value-type="currency" office:currency="RUR" office:value="0" calcext:value-type="currency">
            <text:p>р.0.00</text:p>
          </table:table-cell>
          <table:table-cell table:style-name="ce10" table:formula="of:=[$T.I8]*500" office:value-type="currency" office:currency="RUR" office:value="0" calcext:value-type="currency">
            <text:p>р.0.00</text:p>
          </table:table-cell>
          <table:table-cell table:style-name="ce10" table:formula="of:=[$T.J8]*500" office:value-type="currency" office:currency="RUR" office:value="0" calcext:value-type="currency">
            <text:p>р.0.00</text:p>
          </table:table-cell>
          <table:table-cell table:style-name="ce10" table:formula="of:=[$T.K8]*500" office:value-type="currency" office:currency="RUR" office:value="0" calcext:value-type="currency">
            <text:p>р.0.00</text:p>
          </table:table-cell>
          <table:table-cell table:style-name="ce10" table:formula="of:=[$T.L8]*500" office:value-type="currency" office:currency="RUR" office:value="0" calcext:value-type="currency">
            <text:p>р.0.00</text:p>
          </table:table-cell>
          <table:table-cell table:style-name="ce10" table:formula="of:=[$T.M8]*500" office:value-type="currency" office:currency="RUR" office:value="0" calcext:value-type="currency">
            <text:p>р.0.00</text:p>
          </table:table-cell>
          <table:table-cell table:style-name="ce11" table:formula="of:=SUM([.B8:.M8])" office:value-type="currency" office:currency="RUR" office:value="0" calcext:value-type="currency">
            <text:p>р.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июнь</text:p>
          </table:table-cell>
          <table:table-cell table:style-name="ce11" table:number-columns-repeated="5"/>
          <table:table-cell table:style-name="ce10" table:formula="of:=[$T.G9]*500" office:value-type="currency" office:currency="RUR" office:value="0" calcext:value-type="currency">
            <text:p>р.0.00</text:p>
          </table:table-cell>
          <table:table-cell table:style-name="ce10" table:formula="of:=[$T.H9]*500" office:value-type="currency" office:currency="RUR" office:value="0" calcext:value-type="currency">
            <text:p>р.0.00</text:p>
          </table:table-cell>
          <table:table-cell table:style-name="ce10" table:formula="of:=[$T.I9]*500" office:value-type="currency" office:currency="RUR" office:value="0" calcext:value-type="currency">
            <text:p>р.0.00</text:p>
          </table:table-cell>
          <table:table-cell table:style-name="ce10" table:formula="of:=[$T.J9]*500" office:value-type="currency" office:currency="RUR" office:value="0" calcext:value-type="currency">
            <text:p>р.0.00</text:p>
          </table:table-cell>
          <table:table-cell table:style-name="ce10" table:formula="of:=[$T.K9]*500" office:value-type="currency" office:currency="RUR" office:value="0" calcext:value-type="currency">
            <text:p>р.0.00</text:p>
          </table:table-cell>
          <table:table-cell table:style-name="ce10" table:formula="of:=[$T.L9]*500" office:value-type="currency" office:currency="RUR" office:value="0" calcext:value-type="currency">
            <text:p>р.0.00</text:p>
          </table:table-cell>
          <table:table-cell table:style-name="ce10" table:formula="of:=[$T.M9]*500" office:value-type="currency" office:currency="RUR" office:value="0" calcext:value-type="currency">
            <text:p>р.0.00</text:p>
          </table:table-cell>
          <table:table-cell table:style-name="ce11" table:formula="of:=SUM([.B9:.M9])" office:value-type="currency" office:currency="RUR" office:value="0" calcext:value-type="currency">
            <text:p>р.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июль</text:p>
          </table:table-cell>
          <table:table-cell table:style-name="ce11" table:number-columns-repeated="6"/>
          <table:table-cell table:style-name="ce10" table:formula="of:=[$T.H10]*500" office:value-type="currency" office:currency="RUR" office:value="0" calcext:value-type="currency">
            <text:p>р.0.00</text:p>
          </table:table-cell>
          <table:table-cell table:style-name="ce10" table:formula="of:=[$T.I10]*500" office:value-type="currency" office:currency="RUR" office:value="0" calcext:value-type="currency">
            <text:p>р.0.00</text:p>
          </table:table-cell>
          <table:table-cell table:style-name="ce10" table:formula="of:=[$T.J10]*500" office:value-type="currency" office:currency="RUR" office:value="0" calcext:value-type="currency">
            <text:p>р.0.00</text:p>
          </table:table-cell>
          <table:table-cell table:style-name="ce10" table:formula="of:=[$T.K10]*500" office:value-type="currency" office:currency="RUR" office:value="0" calcext:value-type="currency">
            <text:p>р.0.00</text:p>
          </table:table-cell>
          <table:table-cell table:style-name="ce10" table:formula="of:=[$T.L10]*500" office:value-type="currency" office:currency="RUR" office:value="0" calcext:value-type="currency">
            <text:p>р.0.00</text:p>
          </table:table-cell>
          <table:table-cell table:style-name="ce10" table:formula="of:=[$T.M10]*500" office:value-type="currency" office:currency="RUR" office:value="0" calcext:value-type="currency">
            <text:p>р.0.00</text:p>
          </table:table-cell>
          <table:table-cell table:style-name="ce11" table:formula="of:=SUM([.B10:.M10])" office:value-type="currency" office:currency="RUR" office:value="0" calcext:value-type="currency">
            <text:p>р.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август</text:p>
          </table:table-cell>
          <table:table-cell table:style-name="ce11" table:number-columns-repeated="7"/>
          <table:table-cell table:style-name="ce10" table:formula="of:=[$T.I11]*500" office:value-type="currency" office:currency="RUR" office:value="0" calcext:value-type="currency">
            <text:p>р.0.00</text:p>
          </table:table-cell>
          <table:table-cell table:style-name="ce10" table:formula="of:=[$T.J11]*500" office:value-type="currency" office:currency="RUR" office:value="0" calcext:value-type="currency">
            <text:p>р.0.00</text:p>
          </table:table-cell>
          <table:table-cell table:style-name="ce10" table:formula="of:=[$T.K11]*500" office:value-type="currency" office:currency="RUR" office:value="0" calcext:value-type="currency">
            <text:p>р.0.00</text:p>
          </table:table-cell>
          <table:table-cell table:style-name="ce10" table:formula="of:=[$T.L11]*500" office:value-type="currency" office:currency="RUR" office:value="0" calcext:value-type="currency">
            <text:p>р.0.00</text:p>
          </table:table-cell>
          <table:table-cell table:style-name="ce10" table:formula="of:=[$T.M11]*500" office:value-type="currency" office:currency="RUR" office:value="0" calcext:value-type="currency">
            <text:p>р.0.00</text:p>
          </table:table-cell>
          <table:table-cell table:style-name="ce11" table:formula="of:=SUM([.B11:.M11])" office:value-type="currency" office:currency="RUR" office:value="0" calcext:value-type="currency">
            <text:p>р.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сентябрь</text:p>
          </table:table-cell>
          <table:table-cell table:style-name="ce11" table:number-columns-repeated="8"/>
          <table:table-cell table:style-name="ce10" table:formula="of:=[$T.J12]*500" office:value-type="currency" office:currency="RUR" office:value="0" calcext:value-type="currency">
            <text:p>р.0.00</text:p>
          </table:table-cell>
          <table:table-cell table:style-name="ce10" table:formula="of:=[$T.K12]*500" office:value-type="currency" office:currency="RUR" office:value="0" calcext:value-type="currency">
            <text:p>р.0.00</text:p>
          </table:table-cell>
          <table:table-cell table:style-name="ce10" table:formula="of:=[$T.L12]*500" office:value-type="currency" office:currency="RUR" office:value="0" calcext:value-type="currency">
            <text:p>р.0.00</text:p>
          </table:table-cell>
          <table:table-cell table:style-name="ce10" table:formula="of:=[$T.M12]*500" office:value-type="currency" office:currency="RUR" office:value="0" calcext:value-type="currency">
            <text:p>р.0.00</text:p>
          </table:table-cell>
          <table:table-cell table:style-name="ce11" table:formula="of:=SUM([.B12:.M12])" office:value-type="currency" office:currency="RUR" office:value="0" calcext:value-type="currency">
            <text:p>р.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октябрь</text:p>
          </table:table-cell>
          <table:table-cell table:style-name="ce11" table:number-columns-repeated="9"/>
          <table:table-cell table:style-name="ce10" table:formula="of:=[$T.K13]*500" office:value-type="currency" office:currency="RUR" office:value="0" calcext:value-type="currency">
            <text:p>р.0.00</text:p>
          </table:table-cell>
          <table:table-cell table:style-name="ce10" table:formula="of:=[$T.L13]*500" office:value-type="currency" office:currency="RUR" office:value="0" calcext:value-type="currency">
            <text:p>р.0.00</text:p>
          </table:table-cell>
          <table:table-cell table:style-name="ce10" table:formula="of:=[$T.M13]*500" office:value-type="currency" office:currency="RUR" office:value="0" calcext:value-type="currency">
            <text:p>р.0.00</text:p>
          </table:table-cell>
          <table:table-cell table:style-name="ce11" table:formula="of:=SUM([.B13:.M13])" office:value-type="currency" office:currency="RUR" office:value="0" calcext:value-type="currency">
            <text:p>р.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ноябрь</text:p>
          </table:table-cell>
          <table:table-cell table:style-name="ce11" table:number-columns-repeated="10"/>
          <table:table-cell table:style-name="ce10" table:formula="of:=[$T.L14]*500" office:value-type="currency" office:currency="RUR" office:value="0" calcext:value-type="currency">
            <text:p>р.0.00</text:p>
          </table:table-cell>
          <table:table-cell table:style-name="ce10" table:formula="of:=[$T.M14]*500" office:value-type="currency" office:currency="RUR" office:value="0" calcext:value-type="currency">
            <text:p>р.0.00</text:p>
          </table:table-cell>
          <table:table-cell table:style-name="ce11" table:formula="of:=SUM([.B14:.M14])" office:value-type="currency" office:currency="RUR" office:value="0" calcext:value-type="currency">
            <text:p>р.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декабрь</text:p>
          </table:table-cell>
          <table:table-cell table:style-name="ce11" table:number-columns-repeated="11"/>
          <table:table-cell table:style-name="ce10" table:formula="of:=[$T.M15]*500" office:value-type="currency" office:currency="RUR" office:value="0" calcext:value-type="currency">
            <text:p>р.0.00</text:p>
          </table:table-cell>
          <table:table-cell table:style-name="ce11" table:formula="of:=SUM([.B15:.M15])" office:value-type="currency" office:currency="RUR" office:value="0" calcext:value-type="currency">
            <text:p>р.0.00</text:p>
          </table:table-cell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итого в месяц</text:p>
          </table:table-cell>
          <table:table-cell table:style-name="ce11" table:formula="of:=SUM([.B4:.B15])" office:value-type="currency" office:currency="RUR" office:value="0" calcext:value-type="currency">
            <text:p>р.0.00</text:p>
          </table:table-cell>
          <table:table-cell table:style-name="ce11" table:formula="of:=SUM([.C4:.C15])" office:value-type="currency" office:currency="RUR" office:value="0" calcext:value-type="currency">
            <text:p>р.0.00</text:p>
          </table:table-cell>
          <table:table-cell table:style-name="ce11" table:formula="of:=SUM([.D4:.D15])" office:value-type="currency" office:currency="RUR" office:value="0" calcext:value-type="currency">
            <text:p>р.0.00</text:p>
          </table:table-cell>
          <table:table-cell table:style-name="ce11" table:formula="of:=SUM([.E4:.E15])" office:value-type="currency" office:currency="RUR" office:value="0" calcext:value-type="currency">
            <text:p>р.0.00</text:p>
          </table:table-cell>
          <table:table-cell table:style-name="ce11" table:formula="of:=SUM([.F4:.F15])" office:value-type="currency" office:currency="RUR" office:value="0" calcext:value-type="currency">
            <text:p>р.0.00</text:p>
          </table:table-cell>
          <table:table-cell table:style-name="ce11" table:formula="of:=SUM([.G4:.G15])" office:value-type="currency" office:currency="RUR" office:value="0" calcext:value-type="currency">
            <text:p>р.0.00</text:p>
          </table:table-cell>
          <table:table-cell table:style-name="ce11" table:formula="of:=SUM([.H4:.H15])" office:value-type="currency" office:currency="RUR" office:value="0" calcext:value-type="currency">
            <text:p>р.0.00</text:p>
          </table:table-cell>
          <table:table-cell table:style-name="ce11" table:formula="of:=SUM([.I4:.I15])" office:value-type="currency" office:currency="RUR" office:value="0" calcext:value-type="currency">
            <text:p>р.0.00</text:p>
          </table:table-cell>
          <table:table-cell table:style-name="ce11" table:formula="of:=SUM([.J4:.J15])" office:value-type="currency" office:currency="RUR" office:value="0" calcext:value-type="currency">
            <text:p>р.0.00</text:p>
          </table:table-cell>
          <table:table-cell table:style-name="ce11" table:formula="of:=SUM([.K4:.K15])" office:value-type="currency" office:currency="RUR" office:value="0" calcext:value-type="currency">
            <text:p>р.0.00</text:p>
          </table:table-cell>
          <table:table-cell table:style-name="ce11" table:formula="of:=SUM([.L4:.L15])" office:value-type="currency" office:currency="RUR" office:value="0" calcext:value-type="currency">
            <text:p>р.0.00</text:p>
          </table:table-cell>
          <table:table-cell table:style-name="ce11" table:formula="of:=SUM([.M4:.M15])" office:value-type="currency" office:currency="RUR" office:value="0" calcext:value-type="currency">
            <text:p>р.0.00</text:p>
          </table:table-cell>
          <table:table-cell table:style-name="ce11" table:formula="of:=SUM([.N4:.N15])" office:value-type="currency" office:currency="RUR" office:value="0" calcext:value-type="currency">
            <text:p>р.0.00</text:p>
          </table:table-cell>
          <table:table-cell table:style-name="ce5" table:number-columns-repeated="12"/>
          <table:table-cell table:number-columns-repeated="998"/>
        </table:table-row>
        <table:table-row table:style-name="ro2" table:number-rows-repeated="984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E" table:style-name="ta9">
        <table:table-column table:style-name="co1" table:default-cell-style-name="Default"/>
        <table:table-column table:style-name="co12" table:number-columns-repeated="8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number-columns-repeated="3" table:default-cell-style-name="Default"/>
        <table:table-column table:style-name="co5" table:number-columns-repeated="1010" table:default-cell-style-name="Default"/>
        <table:table-row table:style-name="ro2">
          <table:table-cell table:style-name="ce6"/>
          <table:table-cell table:style-name="ce5" table:number-columns-repeated="25"/>
          <table:table-cell table:number-columns-repeated="998"/>
        </table:table-row>
        <table:table-row table:style-name="ro2">
          <table:table-cell table:style-name="ce5" table:number-columns-repeated="26"/>
          <table:table-cell table:number-columns-repeated="998"/>
        </table:table-row>
        <table:table-row table:style-name="ro2">
          <table:table-cell table:style-name="ce5"/>
          <table:table-cell table:style-name="ce9" office:value-type="string" calcext:value-type="string">
            <text:p>UA</text:p>
          </table:table-cell>
          <table:table-cell table:style-name="ce12" office:value-type="string" calcext:value-type="string">
            <text:p>C1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AvP</text:p>
          </table:table-cell>
          <table:table-cell table:style-name="ce9" office:value-type="string" calcext:value-type="string">
            <text:p>COGS</text:p>
          </table:table-cell>
          <table:table-cell table:style-name="ce9" office:value-type="string" calcext:value-type="string">
            <text:p>APC</text:p>
          </table:table-cell>
          <table:table-cell table:style-name="ce9" office:value-type="string" calcext:value-type="string">
            <text:p>ARPC</text:p>
          </table:table-cell>
          <table:table-cell table:style-name="ce9" office:value-type="string" calcext:value-type="string">
            <text:p>ARPU</text:p>
          </table:table-cell>
          <table:table-cell table:style-name="ce9" office:value-type="string" calcext:value-type="string">
            <text:p>CPA</text:p>
          </table:table-cell>
          <table:table-cell table:style-name="ce9" office:value-type="string" calcext:value-type="string">
            <text:p>CM</text:p>
          </table:table-cell>
          <table:table-cell table:style-name="ce23" table:number-columns-repeated="3"/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январь</text:p>
          </table:table-cell>
          <table:table-cell table:style-name="ce16" table:formula="of:=[$UA.N4]" office:value-type="float" office:value="1634" calcext:value-type="float">
            <text:p>1,634</text:p>
          </table:table-cell>
          <table:table-cell table:style-name="ce18" table:formula="of:=IF([.B4]=0;&quot;&quot;;[.D4]/[.B4])" office:value-type="percentage" office:value="0.429008567931457" calcext:value-type="percentage">
            <text:p>42.90%</text:p>
          </table:table-cell>
          <table:table-cell table:style-name="ce16" table:formula="of:=[$B.N4]" office:value-type="float" office:value="701" calcext:value-type="float">
            <text:p>701</text:p>
          </table:table-cell>
          <table:table-cell table:style-name="ce10" table:formula="of:=[$Money.N4]/[$T.N4]" office:value-type="string" office:string-value="" calcext:value-type="error">
            <text:p>#DIV/0!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0" table:formula="of:=[$APC.N4]" office:value-type="float" office:value="0" calcext:value-type="float">
            <text:p>0.00</text:p>
          </table:table-cell>
          <table:table-cell table:style-name="ce10" table:formula="of:=([.E4]-[.E4]*[.F4])*[.G4]" office:value-type="string" office:string-value="" calcext:value-type="error">
            <text:p>#DIV/0!</text:p>
          </table:table-cell>
          <table:table-cell table:style-name="ce10" table:formula="of:=[.H4]*[.C4]" office:value-type="string" office:string-value="" calcext:value-type="error">
            <text:p>#DIV/0!</text:p>
          </table:table-cell>
          <table:table-cell table:style-name="ce10" table:formula="of:=[$CPA.N4]" office:value-type="currency" office:currency="RUR" office:value="82.5091799265606" calcext:value-type="currency">
            <text:p>р.82.51</text:p>
          </table:table-cell>
          <table:table-cell table:style-name="ce10" table:formula="of:=[.B4]*([.I4]-[.J4])" office:value-type="string" office:string-value="" calcext:value-type="error">
            <text:p>#DIV/0!</text:p>
          </table:table-cell>
          <table:table-cell table:style-name="ce10" table:number-columns-repeated="2"/>
          <table:table-cell table:style-name="ce11"/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февраль</text:p>
          </table:table-cell>
          <table:table-cell table:style-name="ce16" table:formula="of:=[$UA.N5]" office:value-type="float" office:value="2143" calcext:value-type="float">
            <text:p>2,143</text:p>
          </table:table-cell>
          <table:table-cell table:style-name="ce18" table:formula="of:=IF([.B5]=0;&quot;&quot;;[.D5]/[.B5])" office:value-type="percentage" office:value="0.417172188520765" calcext:value-type="percentage">
            <text:p>41.72%</text:p>
          </table:table-cell>
          <table:table-cell table:style-name="ce16" table:formula="of:=[$B.N5]" office:value-type="float" office:value="894" calcext:value-type="float">
            <text:p>894</text:p>
          </table:table-cell>
          <table:table-cell table:style-name="ce10" table:formula="of:=[$Money.N5]/[$T.N5]" office:value-type="string" office:string-value="" calcext:value-type="error">
            <text:p>#DIV/0!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0" table:formula="of:=[$APC.N5]" office:value-type="float" office:value="0" calcext:value-type="float">
            <text:p>0.00</text:p>
          </table:table-cell>
          <table:table-cell table:style-name="ce10" table:formula="of:=([.E5]-[.E5]*[.F5])*[.G5]" office:value-type="string" office:string-value="" calcext:value-type="error">
            <text:p>#DIV/0!</text:p>
          </table:table-cell>
          <table:table-cell table:style-name="ce10" table:formula="of:=[.H5]*[.C5]" office:value-type="string" office:string-value="" calcext:value-type="error">
            <text:p>#DIV/0!</text:p>
          </table:table-cell>
          <table:table-cell table:style-name="ce10" table:formula="of:=[$CPA.N5]" office:value-type="currency" office:currency="RUR" office:value="77.0839944003733" calcext:value-type="currency">
            <text:p>р.77.08</text:p>
          </table:table-cell>
          <table:table-cell table:style-name="ce10" table:formula="of:=[.B5]*([.I5]-[.J5])" office:value-type="string" office:string-value="" calcext:value-type="error">
            <text:p>#DIV/0!</text:p>
          </table:table-cell>
          <table:table-cell table:style-name="ce11" table:number-columns-repeated="3"/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март</text:p>
          </table:table-cell>
          <table:table-cell table:style-name="ce16" table:formula="of:=[$UA.N6]" office:value-type="float" office:value="1544" calcext:value-type="float">
            <text:p>1,544</text:p>
          </table:table-cell>
          <table:table-cell table:style-name="ce18" table:formula="of:=IF([.B6]=0;&quot;&quot;;[.D6]/[.B6])" office:value-type="percentage" office:value="0.380181347150259" calcext:value-type="percentage">
            <text:p>38.02%</text:p>
          </table:table-cell>
          <table:table-cell table:style-name="ce16" table:formula="of:=[$B.N6]" office:value-type="float" office:value="587" calcext:value-type="float">
            <text:p>587</text:p>
          </table:table-cell>
          <table:table-cell table:style-name="ce10" table:formula="of:=[$Money.N6]/[$T.N6]" office:value-type="string" office:string-value="" calcext:value-type="error">
            <text:p>#DIV/0!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0" table:formula="of:=[$APC.N6]" office:value-type="float" office:value="0" calcext:value-type="float">
            <text:p>0.00</text:p>
          </table:table-cell>
          <table:table-cell table:style-name="ce10" table:formula="of:=([.E6]-[.E6]*[.F6])*[.G6]" office:value-type="string" office:string-value="" calcext:value-type="error">
            <text:p>#DIV/0!</text:p>
          </table:table-cell>
          <table:table-cell table:style-name="ce10" table:formula="of:=[.H6]*[.C6]" office:value-type="string" office:string-value="" calcext:value-type="error">
            <text:p>#DIV/0!</text:p>
          </table:table-cell>
          <table:table-cell table:style-name="ce10" table:formula="of:=[$CPA.N6]" office:value-type="currency" office:currency="RUR" office:value="78" calcext:value-type="currency">
            <text:p>р.78.00</text:p>
          </table:table-cell>
          <table:table-cell table:style-name="ce10" table:formula="of:=[.B6]*([.I6]-[.J6])" office:value-type="string" office:string-value="" calcext:value-type="error">
            <text:p>#DIV/0!</text:p>
          </table:table-cell>
          <table:table-cell table:style-name="ce11" table:number-columns-repeated="3"/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апрель</text:p>
          </table:table-cell>
          <table:table-cell table:style-name="ce16" table:formula="of:=[$UA.N7]" office:value-type="float" office:value="1609" calcext:value-type="float">
            <text:p>1,609</text:p>
          </table:table-cell>
          <table:table-cell table:style-name="ce18" table:formula="of:=IF([.B7]=0;&quot;&quot;;[.D7]/[.B7])" office:value-type="percentage" office:value="0.390926041019267" calcext:value-type="percentage">
            <text:p>39.09%</text:p>
          </table:table-cell>
          <table:table-cell table:style-name="ce16" table:formula="of:=[$B.N7]" office:value-type="float" office:value="629" calcext:value-type="float">
            <text:p>629</text:p>
          </table:table-cell>
          <table:table-cell table:style-name="ce10" table:formula="of:=[$Money.N7]/[$T.N7]" office:value-type="string" office:string-value="" calcext:value-type="error">
            <text:p>#DIV/0!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0" table:formula="of:=[$APC.N7]" office:value-type="float" office:value="0" calcext:value-type="float">
            <text:p>0.00</text:p>
          </table:table-cell>
          <table:table-cell table:style-name="ce10" table:formula="of:=([.E7]-[.E7]*[.F7])*[.G7]" office:value-type="string" office:string-value="" calcext:value-type="error">
            <text:p>#DIV/0!</text:p>
          </table:table-cell>
          <table:table-cell table:style-name="ce10" table:formula="of:=[.H7]*[.C7]" office:value-type="string" office:string-value="" calcext:value-type="error">
            <text:p>#DIV/0!</text:p>
          </table:table-cell>
          <table:table-cell table:style-name="ce10" table:formula="of:=[$CPA.N7]" office:value-type="currency" office:currency="RUR" office:value="75.3337476693599" calcext:value-type="currency">
            <text:p>р.75.33</text:p>
          </table:table-cell>
          <table:table-cell table:style-name="ce10" table:formula="of:=[.B7]*([.I7]-[.J7])" office:value-type="string" office:string-value="" calcext:value-type="error">
            <text:p>#DIV/0!</text:p>
          </table:table-cell>
          <table:table-cell table:style-name="ce11" table:number-columns-repeated="3"/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май</text:p>
          </table:table-cell>
          <table:table-cell table:style-name="ce16" table:formula="of:=[$UA.N8]" office:value-type="float" office:value="2226" calcext:value-type="float">
            <text:p>2,226</text:p>
          </table:table-cell>
          <table:table-cell table:style-name="ce18" table:formula="of:=IF([.B8]=0;&quot;&quot;;[.D8]/[.B8])" office:value-type="percentage" office:value="0.366576819407008" calcext:value-type="percentage">
            <text:p>36.66%</text:p>
          </table:table-cell>
          <table:table-cell table:style-name="ce16" table:formula="of:=[$B.N8]" office:value-type="float" office:value="816" calcext:value-type="float">
            <text:p>816</text:p>
          </table:table-cell>
          <table:table-cell table:style-name="ce10" table:formula="of:=[$Money.N8]/[$T.N8]" office:value-type="string" office:string-value="" calcext:value-type="error">
            <text:p>#DIV/0!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0" table:formula="of:=[$APC.N8]" office:value-type="float" office:value="0" calcext:value-type="float">
            <text:p>0.00</text:p>
          </table:table-cell>
          <table:table-cell table:style-name="ce10" table:formula="of:=([.E8]-[.E8]*[.F8])*[.G8]" office:value-type="string" office:string-value="" calcext:value-type="error">
            <text:p>#DIV/0!</text:p>
          </table:table-cell>
          <table:table-cell table:style-name="ce10" table:formula="of:=[.H8]*[.C8]" office:value-type="string" office:string-value="" calcext:value-type="error">
            <text:p>#DIV/0!</text:p>
          </table:table-cell>
          <table:table-cell table:style-name="ce10" table:formula="of:=[$CPA.N8]" office:value-type="currency" office:currency="RUR" office:value="78.9240790655885" calcext:value-type="currency">
            <text:p>р.78.92</text:p>
          </table:table-cell>
          <table:table-cell table:style-name="ce10" table:formula="of:=[.B8]*([.I8]-[.J8])" office:value-type="string" office:string-value="" calcext:value-type="error">
            <text:p>#DIV/0!</text:p>
          </table:table-cell>
          <table:table-cell table:style-name="ce11" table:number-columns-repeated="3"/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июнь</text:p>
          </table:table-cell>
          <table:table-cell table:style-name="ce16" table:formula="of:=[$UA.N9]" office:value-type="float" office:value="2376" calcext:value-type="float">
            <text:p>2,376</text:p>
          </table:table-cell>
          <table:table-cell table:style-name="ce18" table:formula="of:=IF([.B9]=0;&quot;&quot;;[.D9]/[.B9])" office:value-type="percentage" office:value="0.381313131313131" calcext:value-type="percentage">
            <text:p>38.13%</text:p>
          </table:table-cell>
          <table:table-cell table:style-name="ce16" table:formula="of:=[$B.N9]" office:value-type="float" office:value="906" calcext:value-type="float">
            <text:p>906</text:p>
          </table:table-cell>
          <table:table-cell table:style-name="ce10" table:formula="of:=[$Money.N9]/[$T.N9]" office:value-type="string" office:string-value="" calcext:value-type="error">
            <text:p>#DIV/0!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0" table:formula="of:=[$APC.N9]" office:value-type="float" office:value="0" calcext:value-type="float">
            <text:p>0.00</text:p>
          </table:table-cell>
          <table:table-cell table:style-name="ce10" table:formula="of:=([.E9]-[.E9]*[.F9])*[.G9]" office:value-type="string" office:string-value="" calcext:value-type="error">
            <text:p>#DIV/0!</text:p>
          </table:table-cell>
          <table:table-cell table:style-name="ce10" table:formula="of:=[.H9]*[.C9]" office:value-type="string" office:string-value="" calcext:value-type="error">
            <text:p>#DIV/0!</text:p>
          </table:table-cell>
          <table:table-cell table:style-name="ce10" table:formula="of:=[$CPA.N9]" office:value-type="currency" office:currency="RUR" office:value="79.8270202020202" calcext:value-type="currency">
            <text:p>р.79.83</text:p>
          </table:table-cell>
          <table:table-cell table:style-name="ce10" table:formula="of:=[.B9]*([.I9]-[.J9])" office:value-type="string" office:string-value="" calcext:value-type="error">
            <text:p>#DIV/0!</text:p>
          </table:table-cell>
          <table:table-cell table:style-name="ce11" table:number-columns-repeated="3"/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июль</text:p>
          </table:table-cell>
          <table:table-cell table:style-name="ce16" table:formula="of:=[$UA.N10]" office:value-type="float" office:value="1424" calcext:value-type="float">
            <text:p>1,424</text:p>
          </table:table-cell>
          <table:table-cell table:style-name="ce18" table:formula="of:=IF([.B10]=0;&quot;&quot;;[.D10]/[.B10])" office:value-type="percentage" office:value="0.354634831460674" calcext:value-type="percentage">
            <text:p>35.46%</text:p>
          </table:table-cell>
          <table:table-cell table:style-name="ce16" table:formula="of:=[$B.N10]" office:value-type="float" office:value="505" calcext:value-type="float">
            <text:p>505</text:p>
          </table:table-cell>
          <table:table-cell table:style-name="ce10" table:formula="of:=[$Money.N10]/[$T.N10]" office:value-type="string" office:string-value="" calcext:value-type="error">
            <text:p>#DIV/0!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0" table:formula="of:=[$APC.N10]" office:value-type="float" office:value="0" calcext:value-type="float">
            <text:p>0.00</text:p>
          </table:table-cell>
          <table:table-cell table:style-name="ce10" table:formula="of:=([.E10]-[.E10]*[.F10])*[.G10]" office:value-type="string" office:string-value="" calcext:value-type="error">
            <text:p>#DIV/0!</text:p>
          </table:table-cell>
          <table:table-cell table:style-name="ce10" table:formula="of:=[.H10]*[.C10]" office:value-type="string" office:string-value="" calcext:value-type="error">
            <text:p>#DIV/0!</text:p>
          </table:table-cell>
          <table:table-cell table:style-name="ce10" table:formula="of:=[$CPA.N10]" office:value-type="currency" office:currency="RUR" office:value="74.810393258427" calcext:value-type="currency">
            <text:p>р.74.81</text:p>
          </table:table-cell>
          <table:table-cell table:style-name="ce10" table:formula="of:=[.B10]*([.I10]-[.J10])" office:value-type="string" office:string-value="" calcext:value-type="error">
            <text:p>#DIV/0!</text:p>
          </table:table-cell>
          <table:table-cell table:style-name="ce11" table:number-columns-repeated="3"/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август</text:p>
          </table:table-cell>
          <table:table-cell table:style-name="ce16" table:formula="of:=[$UA.N11]" office:value-type="float" office:value="1836" calcext:value-type="float">
            <text:p>1,836</text:p>
          </table:table-cell>
          <table:table-cell table:style-name="ce18" table:formula="of:=IF([.B11]=0;&quot;&quot;;[.D11]/[.B11])" office:value-type="percentage" office:value="0.285403050108932" calcext:value-type="percentage">
            <text:p>28.54%</text:p>
          </table:table-cell>
          <table:table-cell table:style-name="ce16" table:formula="of:=[$B.N11]" office:value-type="float" office:value="524" calcext:value-type="float">
            <text:p>524</text:p>
          </table:table-cell>
          <table:table-cell table:style-name="ce10" table:formula="of:=[$Money.N11]/[$T.N11]" office:value-type="string" office:string-value="" calcext:value-type="error">
            <text:p>#DIV/0!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0" table:formula="of:=[$APC.N11]" office:value-type="float" office:value="0" calcext:value-type="float">
            <text:p>0.00</text:p>
          </table:table-cell>
          <table:table-cell table:style-name="ce10" table:formula="of:=([.E11]-[.E11]*[.F11])*[.G11]" office:value-type="string" office:string-value="" calcext:value-type="error">
            <text:p>#DIV/0!</text:p>
          </table:table-cell>
          <table:table-cell table:style-name="ce10" table:formula="of:=[.H11]*[.C11]" office:value-type="string" office:string-value="" calcext:value-type="error">
            <text:p>#DIV/0!</text:p>
          </table:table-cell>
          <table:table-cell table:style-name="ce10" table:formula="of:=[$CPA.N11]" office:value-type="currency" office:currency="RUR" office:value="75.4389978213508" calcext:value-type="currency">
            <text:p>р.75.44</text:p>
          </table:table-cell>
          <table:table-cell table:style-name="ce10" table:formula="of:=[.B11]*([.I11]-[.J11])" office:value-type="string" office:string-value="" calcext:value-type="error">
            <text:p>#DIV/0!</text:p>
          </table:table-cell>
          <table:table-cell table:style-name="ce11" table:number-columns-repeated="3"/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сентябрь</text:p>
          </table:table-cell>
          <table:table-cell table:style-name="ce16" table:formula="of:=[$UA.N12]" office:value-type="float" office:value="1407" calcext:value-type="float">
            <text:p>1,407</text:p>
          </table:table-cell>
          <table:table-cell table:style-name="ce18" table:formula="of:=IF([.B12]=0;&quot;&quot;;[.D12]/[.B12])" office:value-type="percentage" office:value="0.219616204690832" calcext:value-type="percentage">
            <text:p>21.96%</text:p>
          </table:table-cell>
          <table:table-cell table:style-name="ce16" table:formula="of:=[$B.N12]" office:value-type="float" office:value="309" calcext:value-type="float">
            <text:p>309</text:p>
          </table:table-cell>
          <table:table-cell table:style-name="ce10" table:formula="of:=[$Money.N12]/[$T.N12]" office:value-type="string" office:string-value="" calcext:value-type="error">
            <text:p>#DIV/0!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0" table:formula="of:=[$APC.N12]" office:value-type="float" office:value="0" calcext:value-type="float">
            <text:p>0.00</text:p>
          </table:table-cell>
          <table:table-cell table:style-name="ce10" table:formula="of:=([.E12]-[.E12]*[.F12])*[.G12]" office:value-type="string" office:string-value="" calcext:value-type="error">
            <text:p>#DIV/0!</text:p>
          </table:table-cell>
          <table:table-cell table:style-name="ce10" table:formula="of:=[.H12]*[.C12]" office:value-type="string" office:string-value="" calcext:value-type="error">
            <text:p>#DIV/0!</text:p>
          </table:table-cell>
          <table:table-cell table:style-name="ce10" table:formula="of:=[$CPA.N12]" office:value-type="currency" office:currency="RUR" office:value="81.1009239516702" calcext:value-type="currency">
            <text:p>р.81.10</text:p>
          </table:table-cell>
          <table:table-cell table:style-name="ce10" table:formula="of:=[.B12]*([.I12]-[.J12])" office:value-type="string" office:string-value="" calcext:value-type="error">
            <text:p>#DIV/0!</text:p>
          </table:table-cell>
          <table:table-cell table:style-name="ce11" table:number-columns-repeated="3"/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октябрь</text:p>
          </table:table-cell>
          <table:table-cell table:style-name="ce16" table:formula="of:=[$UA.N13]" office:value-type="float" office:value="30" calcext:value-type="float">
            <text:p>30</text:p>
          </table:table-cell>
          <table:table-cell table:style-name="ce18" table:formula="of:=IF([.B13]=0;&quot;&quot;;[.D13]/[.B13])" office:value-type="percentage" office:value="0.233333333333333" calcext:value-type="percentage">
            <text:p>23.33%</text:p>
          </table:table-cell>
          <table:table-cell table:style-name="ce16" table:formula="of:=[$B.N13]" office:value-type="float" office:value="7" calcext:value-type="float">
            <text:p>7</text:p>
          </table:table-cell>
          <table:table-cell table:style-name="ce10" table:formula="of:=[$Money.N13]/[$T.N13]" office:value-type="string" office:string-value="" calcext:value-type="error">
            <text:p>#DIV/0!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0" table:formula="of:=[$APC.N13]" office:value-type="float" office:value="0" calcext:value-type="float">
            <text:p>0.00</text:p>
          </table:table-cell>
          <table:table-cell table:style-name="ce10" table:formula="of:=([.E13]-[.E13]*[.F13])*[.G13]" office:value-type="string" office:string-value="" calcext:value-type="error">
            <text:p>#DIV/0!</text:p>
          </table:table-cell>
          <table:table-cell table:style-name="ce10" table:formula="of:=[.H13]*[.C13]" office:value-type="string" office:string-value="" calcext:value-type="error">
            <text:p>#DIV/0!</text:p>
          </table:table-cell>
          <table:table-cell table:style-name="ce10" table:formula="of:=[$CPA.N13]" office:value-type="currency" office:currency="RUR" office:value="194.733333333333" calcext:value-type="currency">
            <text:p>р.194.73</text:p>
          </table:table-cell>
          <table:table-cell table:style-name="ce10" table:formula="of:=[.B13]*([.I13]-[.J13])" office:value-type="string" office:string-value="" calcext:value-type="error">
            <text:p>#DIV/0!</text:p>
          </table:table-cell>
          <table:table-cell table:style-name="ce11" table:number-columns-repeated="3"/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ноябрь</text:p>
          </table:table-cell>
          <table:table-cell table:style-name="ce16" table:formula="of:=[$UA.N14]" office:value-type="float" office:value="0" calcext:value-type="float">
            <text:p>0</text:p>
          </table:table-cell>
          <table:table-cell table:style-name="ce18" table:formula="of:=IF([.B14]=0;&quot;&quot;;[.D14]/[.B14])">
            <text:p/>
          </table:table-cell>
          <table:table-cell table:style-name="ce16" table:formula="of:=[$B.N14]" office:value-type="float" office:value="0" calcext:value-type="float">
            <text:p>0</text:p>
          </table:table-cell>
          <table:table-cell table:style-name="ce10" table:formula="of:=[$Money.N14]/[$T.N14]" office:value-type="string" office:string-value="" calcext:value-type="error">
            <text:p>#DIV/0!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0" table:formula="of:=[$APC.N14]">
            <text:p/>
          </table:table-cell>
          <table:table-cell table:style-name="ce10" table:formula="of:=([.E14]-[.E14]*[.F14])*[.G14]" office:value-type="string" office:string-value="" calcext:value-type="error">
            <text:p>#DIV/0!</text:p>
          </table:table-cell>
          <table:table-cell table:style-name="ce10" table:formula="of:=[.H14]*[.C14]" office:value-type="string" office:string-value="" calcext:value-type="error">
            <text:p>#DIV/0!</text:p>
          </table:table-cell>
          <table:table-cell table:style-name="ce10" table:formula="of:=[$CPA.N14]">
            <text:p/>
          </table:table-cell>
          <table:table-cell table:style-name="ce10" table:formula="of:=[.B14]*([.I14]-[.J14])" office:value-type="string" office:string-value="" calcext:value-type="error">
            <text:p>#DIV/0!</text:p>
          </table:table-cell>
          <table:table-cell table:style-name="ce10"/>
          <table:table-cell table:style-name="ce11" table:number-columns-repeated="2"/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 office:value-type="string" calcext:value-type="string">
            <text:p>когорта декабрь</text:p>
          </table:table-cell>
          <table:table-cell table:style-name="ce16" table:formula="of:=[$UA.N15]" office:value-type="float" office:value="0" calcext:value-type="float">
            <text:p>0</text:p>
          </table:table-cell>
          <table:table-cell table:style-name="ce18" table:formula="of:=IF([.B15]=0;&quot;&quot;;[.D15]/[.B15])">
            <text:p/>
          </table:table-cell>
          <table:table-cell table:style-name="ce16" table:formula="of:=[$B.N15]" office:value-type="float" office:value="0" calcext:value-type="float">
            <text:p>0</text:p>
          </table:table-cell>
          <table:table-cell table:style-name="ce10" table:formula="of:=[$Money.N15]/[$T.N15]" office:value-type="string" office:string-value="" calcext:value-type="error">
            <text:p>#DIV/0!</text:p>
          </table:table-cell>
          <table:table-cell table:style-name="ce22" office:value-type="percentage" office:value="0.1" calcext:value-type="percentage">
            <text:p>10%</text:p>
          </table:table-cell>
          <table:table-cell table:style-name="ce20" table:formula="of:=[$APC.N15]">
            <text:p/>
          </table:table-cell>
          <table:table-cell table:style-name="ce10" table:formula="of:=([.E15]-[.E15]*[.F15])*[.G15]" office:value-type="string" office:string-value="" calcext:value-type="error">
            <text:p>#DIV/0!</text:p>
          </table:table-cell>
          <table:table-cell table:style-name="ce10" table:formula="of:=[.H15]*[.C15]" office:value-type="string" office:string-value="" calcext:value-type="error">
            <text:p>#DIV/0!</text:p>
          </table:table-cell>
          <table:table-cell table:style-name="ce10" table:formula="of:=[$CPA.N15]">
            <text:p/>
          </table:table-cell>
          <table:table-cell table:style-name="ce10" table:formula="of:=[.B15]*([.I15]-[.J15])" office:value-type="string" office:string-value="" calcext:value-type="error">
            <text:p>#DIV/0!</text:p>
          </table:table-cell>
          <table:table-cell table:style-name="ce11"/>
          <table:table-cell table:style-name="ce10"/>
          <table:table-cell table:style-name="ce11"/>
          <table:table-cell table:style-name="ce5" table:number-columns-repeated="12"/>
          <table:table-cell table:number-columns-repeated="998"/>
        </table:table-row>
        <table:table-row table:style-name="ro2">
          <table:table-cell table:style-name="ce6"/>
          <table:table-cell table:style-name="ce16"/>
          <table:table-cell table:style-name="ce18"/>
          <table:table-cell table:style-name="ce16"/>
          <table:table-cell table:style-name="ce10"/>
          <table:table-cell table:style-name="ce22"/>
          <table:table-cell table:style-name="ce20"/>
          <table:table-cell table:style-name="ce10" table:number-columns-repeated="4"/>
          <table:table-cell table:style-name="ce11" table:number-columns-repeated="3"/>
          <table:table-cell table:style-name="ce5" table:number-columns-repeated="12"/>
          <table:table-cell table:number-columns-repeated="998"/>
        </table:table-row>
        <table:table-row table:style-name="ro2" table:number-rows-repeated="984">
          <table:table-cell table:style-name="ce5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 number:language="ru" number:country="RU">р.</number:currency-symbol>
      <number:number number:decimal-places="2" loext:min-decimal-places="2" number:min-integer-digits="1" number:grouping="true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7"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0" loext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18:13:58.923416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C" style:display-name="PageStyle_A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A" style:display-name="PageStyle_U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" style:display-name="PageStyle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" style:display-name="PageStyle_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1" style:display-name="PageStyle_C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C" style:display-name="PageStyle_AP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PA" style:display-name="PageStyle_C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ey" style:display-name="PageStyle_Mone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E" style:display-name="PageStyle_U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dc:date>2019-09-13T18:44:10.866672447</dc:date>
    <dc:creator>Дмитрий Голуб</dc:creator>
    <meta:editing-duration>PT10M</meta:editing-duration>
    <meta:editing-cycles>1</meta:editing-cycles>
    <meta:document-statistic meta:table-count="9" meta:cell-count="966" meta:object-count="0"/>
  </office:meta>
</office:document-meta>
</file>